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quot;Google Sans&quot;" svg:font-family="'&quot;Google Sans&quot;'"/>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style:font-face style:name="Söhne" svg:font-family="Söhne"/>
  </office:font-face-decls>
  <office:automatic-styles>
    <style:style style:name="co1" style:family="table-column">
      <style:table-column-properties fo:break-before="auto" style:column-width="2.475cm"/>
    </style:style>
    <style:style style:name="co2" style:family="table-column">
      <style:table-column-properties fo:break-before="auto" style:column-width="10.437cm"/>
    </style:style>
    <style:style style:name="co3" style:family="table-column">
      <style:table-column-properties fo:break-before="auto" style:column-width="6.639cm"/>
    </style:style>
    <style:style style:name="co4" style:family="table-column">
      <style:table-column-properties fo:break-before="auto" style:column-width="3.161cm"/>
    </style:style>
    <style:style style:name="co5" style:family="table-column">
      <style:table-column-properties fo:break-before="auto" style:column-width="2.083cm"/>
    </style:style>
    <style:style style:name="co6" style:family="table-column">
      <style:table-column-properties fo:break-before="auto" style:column-width="3.112cm"/>
    </style:style>
    <style:style style:name="co7" style:family="table-column">
      <style:table-column-properties fo:break-before="auto" style:column-width="2.561cm"/>
    </style:style>
    <style:style style:name="co8" style:family="table-column">
      <style:table-column-properties fo:break-before="auto" style:column-width="8.781cm"/>
    </style:style>
    <style:style style:name="co9" style:family="table-column">
      <style:table-column-properties fo:break-before="auto" style:column-width="7.997cm"/>
    </style:style>
    <style:style style:name="co10" style:family="table-column">
      <style:table-column-properties fo:break-before="auto" style:column-width="6.542cm"/>
    </style:style>
    <style:style style:name="co11" style:family="table-column">
      <style:table-column-properties fo:break-before="auto" style:column-width="2.965cm"/>
    </style:style>
    <style:style style:name="co12" style:family="table-column">
      <style:table-column-properties fo:break-before="auto" style:column-width="2.258cm"/>
    </style:style>
    <style:style style:name="co13" style:family="table-column">
      <style:table-column-properties fo:break-before="auto" style:column-width="7.474cm"/>
    </style:style>
    <style:style style:name="co14" style:family="table-column">
      <style:table-column-properties fo:break-before="auto" style:column-width="6.978cm"/>
    </style:style>
    <style:style style:name="co15" style:family="table-column">
      <style:table-column-properties fo:break-before="auto" style:column-width="5.279cm"/>
    </style:style>
    <style:style style:name="co16" style:family="table-column">
      <style:table-column-properties fo:break-before="auto" style:column-width="5.671cm"/>
    </style:style>
    <style:style style:name="co17" style:family="table-column">
      <style:table-column-properties fo:break-before="auto" style:column-width="5.043cm"/>
    </style:style>
    <style:style style:name="ro1" style:family="table-row">
      <style:table-row-properties style:row-height="0.961cm" fo:break-before="auto" style:use-optimal-row-height="true"/>
    </style:style>
    <style:style style:name="ro2" style:family="table-row">
      <style:table-row-properties style:row-height="4.65cm" fo:break-before="auto" style:use-optimal-row-height="true"/>
    </style:style>
    <style:style style:name="ro3" style:family="table-row">
      <style:table-row-properties style:row-height="3.267cm" fo:break-before="auto" style:use-optimal-row-height="true"/>
    </style:style>
    <style:style style:name="ro4" style:family="table-row">
      <style:table-row-properties style:row-height="1.884cm" fo:break-before="auto" style:use-optimal-row-height="true"/>
    </style:style>
    <style:style style:name="ro5" style:family="table-row">
      <style:table-row-properties style:row-height="2.344cm" fo:break-before="auto" style:use-optimal-row-height="true"/>
    </style:style>
    <style:style style:name="ro6" style:family="table-row">
      <style:table-row-properties style:row-height="2.805cm" fo:break-before="auto" style:use-optimal-row-height="true"/>
    </style:style>
    <style:style style:name="ro7" style:family="table-row">
      <style:table-row-properties style:row-height="3.727cm" fo:break-before="auto" style:use-optimal-row-height="true"/>
    </style:style>
    <style:style style:name="ro8" style:family="table-row">
      <style:table-row-properties style:row-height="5.572cm" fo:break-before="auto" style:use-optimal-row-height="true"/>
    </style:style>
    <style:style style:name="ro9" style:family="table-row">
      <style:table-row-properties style:row-height="4.189cm" fo:break-before="auto" style:use-optimal-row-height="true"/>
    </style:style>
    <style:style style:name="ro10" style:family="table-row">
      <style:table-row-properties style:row-height="5.11cm" fo:break-before="auto" style:use-optimal-row-height="true"/>
    </style:style>
    <style:style style:name="ro11" style:family="table-row">
      <style:table-row-properties style:row-height="6.033cm" fo:break-before="auto" style:use-optimal-row-height="true"/>
    </style:style>
    <style:style style:name="ro12" style:family="table-row">
      <style:table-row-properties style:row-height="1.422cm" fo:break-before="auto" style:use-optimal-row-height="true"/>
    </style:style>
    <style:style style:name="ro13" style:family="table-row">
      <style:table-row-properties style:row-height="6.493cm" fo:break-before="auto" style:use-optimal-row-height="true"/>
    </style:style>
    <style:style style:name="ro14" style:family="table-row">
      <style:table-row-properties style:row-height="0.529cm" fo:break-before="auto" style:use-optimal-row-height="true"/>
    </style:style>
    <style:style style:name="ro15" style:family="table-row">
      <style:table-row-properties style:row-height="0.556cm" fo:break-before="auto" style:use-optimal-row-height="false"/>
    </style:style>
    <style:style style:name="ro16" style:family="table-row">
      <style:table-row-properties style:row-height="0.452cm" fo:break-before="auto" style:use-optimal-row-height="false"/>
    </style:style>
    <style:style style:name="ro17" style:family="table-row">
      <style:table-row-properties style:row-height="0.841cm" fo:break-before="auto" style:use-optimal-row-height="true"/>
    </style:style>
    <style:style style:name="ro18" style:family="table-row">
      <style:table-row-properties style:row-height="2.044cm" fo:break-before="auto" style:use-optimal-row-height="true"/>
    </style:style>
    <style:style style:name="ro19" style:family="table-row">
      <style:table-row-properties style:row-height="0.452cm" fo:break-before="auto" style:use-optimal-row-height="true"/>
    </style:style>
    <style:style style:name="ro20" style:family="table-row">
      <style:table-row-properties style:row-height="1.642cm" fo:break-before="auto" style:use-optimal-row-height="true"/>
    </style:style>
    <style:style style:name="ta1" style:family="table" style:master-page-name="PageStyle_5f_DEF-final-revision">
      <style:table-properties table:display="true" style:writing-mode="lr-tb"/>
    </style:style>
    <style:style style:name="ta2" style:family="table" style:master-page-name="Default">
      <style:table-properties table:display="true" style:writing-mode="lr-tb"/>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wrap-option="wrap"/>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d0d0d" style:text-outline="false" style:text-line-through-style="none" style:text-line-through-type="none" style:font-name="Söhne" fo:font-size="12pt" fo:font-style="normal" fo:text-shadow="none" style:text-underline-style="none" fo:font-weight="normal" style:font-size-asian="12pt" style:font-style-asian="normal" style:font-weight-asian="normal" style:font-name-complex="Söhne"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1f1f1f" style:text-outline="false" style:text-line-through-style="none" style:text-line-through-type="none" style:font-name="&quot;Google Sans&quot;" fo:font-size="12pt" fo:font-style="normal" fo:text-shadow="none" style:text-underline-style="none" fo:font-weight="normal" style:font-size-asian="12pt" style:font-style-asian="normal" style:font-weight-asian="normal" style:font-name-complex="&quot;Google Sans&quot;" style:font-size-complex="12pt" style:font-style-complex="normal" style:font-weight-complex="normal"/>
    </style:style>
    <style:style style:name="ce1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21252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d0d0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1f1f1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 style:family="table-cell" style:parent-style-name="Default">
      <style:table-cell-properties fo:wrap-option="wrap" style:vertical-align="to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vertical-align="automatic"/>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vertical-align="middle"/>
    </style:style>
    <style:style style:name="ce39" style:family="table-cell" style:parent-style-name="Default">
      <style:table-cell-properties style:vertical-align="middle"/>
    </style:style>
    <style:style style:name="ce40" style:family="table-cell" style:parent-style-name="Default">
      <style:table-cell-properties style:vertical-align="top"/>
    </style:style>
    <style:style style:name="T1"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2" style:family="text">
      <style:text-properties fo:color="#0d0d0d"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3" style:family="text">
      <style:text-properties fo:color="#000000" style:font-name="Arial" fo:font-size="12pt" style:text-underline-style="none" style:text-underline-color="font-color" style:text-line-through-type="none" fo:font-style="normal" style:text-outline="false" fo:text-shadow="none" style:text-position="0% 100%" style:font-name-complex="Arial" style:font-size-asian="12pt" style:font-size-complex="12pt" style:font-style-asian="normal" style:font-style-complex="normal" fo:font-weight="bold" style:font-weight-asian="bold" style:font-weight-complex="bold"/>
    </style:style>
    <style:style style:name="T4"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5" style:family="text">
      <style:text-properties fo:color="#000000" style:font-name="Arial" fo:font-size="12pt" style:text-underline-style="none" style:text-underline-color="font-color" style:text-line-through-type="none" fo:font-style="normal" style:text-outline="false" fo:text-shadow="none" style:text-position="0% 100%" style:font-name-complex="Arial" style:font-size-asian="12pt" style:font-size-complex="12pt" style:font-style-asian="normal" style:font-style-complex="normal" fo:font-weight="normal" style:font-weight-asian="normal" style:font-weight-complex="normal"/>
    </style:style>
    <style:style style:name="T6" style:family="text">
      <style:text-properties fo:color="#1f1f1f"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7" style:family="text">
      <style:text-properties fo:color="#1f1f1f" style:font-name="Arial" fo:font-size="12pt" style:text-underline-style="none" style:text-underline-color="font-color" style:text-line-through-type="none" fo:font-style="normal" style:text-outline="false" fo:text-shadow="none" style:text-position="0% 100%" style:font-name-complex="Arial" style:font-size-asian="12pt" style:font-size-complex="12pt" style:font-style-asian="normal" style:font-style-complex="normal" fo:font-weight="bold" style:font-weight-asian="bold" style:font-weight-complex="bold"/>
    </style:style>
    <style:style style:name="T8" style:family="text">
      <style:text-properties fo:color="#1f1f1f" style:font-name="Arial" fo:font-size="12pt" style:text-underline-style="none" style:text-underline-color="font-color" style:text-line-through-type="none" fo:font-style="normal" style:text-outline="false" fo:text-shadow="none" style:text-position="0% 100%" style:font-name-complex="Arial"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F-final-revision" table:style-name="ta1">
        <office:forms form:automatic-focus="false" form:apply-design-mode="false"/>
        <table:table-column table:style-name="co1" table:default-cell-style-name="Default"/>
        <table:table-column table:style-name="co2" table:default-cell-style-name="ce23"/>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 table:number-columns-repeated="1000" table:default-cell-style-name="Default"/>
        <table:table-row table:style-name="ro1">
          <table:table-cell table:style-name="ce4" office:value-type="string" calcext:value-type="string">
            <text:p>Ref</text:p>
          </table:table-cell>
          <table:table-cell table:style-name="ce20" office:value-type="string" calcext:value-type="string">
            <text:p>Paper Title</text:p>
          </table:table-cell>
          <table:table-cell table:style-name="ce20" office:value-type="string" calcext:value-type="string">
            <text:p>Theme</text:p>
          </table:table-cell>
          <table:table-cell table:style-name="ce4" office:value-type="string" calcext:value-type="string">
            <text:p>Subtheme</text:p>
          </table:table-cell>
          <table:table-cell table:style-name="ce5" office:value-type="string" calcext:value-type="string">
            <text:p>Domain</text:p>
          </table:table-cell>
          <table:table-cell table:style-name="ce20" office:value-type="string" calcext:value-type="string">
            <text:p>Sample Size</text:p>
          </table:table-cell>
          <table:table-cell table:style-name="ce20" office:value-type="string" calcext:value-type="string">
            <text:p>Study Design</text:p>
          </table:table-cell>
          <table:table-cell table:style-name="ce20" office:value-type="string" calcext:value-type="string">
            <text:p>Study Type</text:p>
          </table:table-cell>
          <table:table-cell table:style-name="ce4" office:value-type="string" calcext:value-type="string">
            <text:p>main_contribution</text:p>
          </table:table-cell>
          <table:table-cell table:style-name="ce4" office:value-type="string" calcext:value-type="string">
            <text:p>tries_to_help_users_to</text:p>
          </table:table-cell>
          <table:table-cell table:style-name="ce20" office:value-type="string" calcext:value-type="string">
            <text:p>process_code</text:p>
          </table:table-cell>
          <table:table-cell table:style-name="ce19" office:value-type="string" calcext:value-type="string">
            <text:p>publication_type</text:p>
          </table:table-cell>
          <table:table-cell table:style-name="ce17" office:value-type="string" calcext:value-type="string">
            <text:p>year</text:p>
          </table:table-cell>
          <table:table-cell table:number-columns-repeated="1000"/>
        </table:table-row>
        <table:table-row table:style-name="ro2" table:visibility="filter">
          <table:table-cell table:style-name="ce1" office:value-type="string" calcext:value-type="string">
            <text:p>P1</text:p>
          </table:table-cell>
          <table:table-cell table:style-name="ce5" office:value-type="string" calcext:value-type="string">
            <text:p>A “Nutrition Label” for Privacy</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24" calcext:value-type="float">
            <text:p>24</text:p>
          </table:table-cell>
          <table:table-cell table:style-name="ce5" office:value-type="string" calcext:value-type="string">
            <text:p>Within-subjects design</text:p>
          </table:table-cell>
          <table:table-cell table:style-name="ce5" office:value-type="string" calcext:value-type="string">
            <text:p>Laboratory Experiment</text:p>
          </table:table-cell>
          <table:table-cell table:style-name="ce5" office:value-type="string" calcext:value-type="string">
            <text:p>Present a "Nutrition Label" for privacy - an information design that improves privacy policies' visual presentation and comprehensibility. The design standardises information placement, uses four easily comparable symbols for clarity, offers quick visual feedback through page intensity, is printable, fits within a browser window, and includes an attached glossary for user convenience.</text:p>
          </table:table-cell>
          <table:table-cell table:style-name="ce5" office:value-type="string" calcext:value-type="string">
            <text:p><text:span text:style-name="T1">find information more quickly and accurately (in privacy policies), with a more enjoyable information-seeking experience.</text:span></text:p>
          </table:table-cell>
          <table:table-cell table:style-name="ce5" office:value-type="string" calcext:value-type="string">
            <text:p><text:span text:style-name="T1">improving comprehensibility of privacy policies, improving information-seeking experience, </text:span><text:span text:style-name="T3">improving visual presentation of privacy policies</text:span></text:p>
          </table:table-cell>
          <table:table-cell table:style-name="ce5" office:value-type="string" calcext:value-type="string">
            <text:p>Conference Paper</text:p>
          </table:table-cell>
          <table:table-cell table:style-name="ce11" office:value-type="float" office:value="2009" calcext:value-type="float">
            <text:p>2009</text:p>
          </table:table-cell>
          <table:table-cell table:number-columns-repeated="1000"/>
        </table:table-row>
        <table:table-row table:style-name="ro3" table:visibility="filter">
          <table:table-cell table:style-name="ce1" office:value-type="string" calcext:value-type="string">
            <text:p>P2</text:p>
          </table:table-cell>
          <table:table-cell table:style-name="ce5" office:value-type="string" calcext:value-type="string">
            <text:p>A Blockchain-based approach for matching desired and real privacy settings of social network users</text:p>
          </table:table-cell>
          <table:table-cell table:style-name="ce1"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decentralised approach to manage the privacy settings of a user. Any change in the privacy settings of a social network user is validated by a smart contract to ensure that it is compliant with users’ expectations to protect the user's privacy settings against unilateral modifications.</text:span></text:p>
          </table:table-cell>
          <table:table-cell table:style-name="ce5" office:value-type="string" calcext:value-type="string">
            <text:p><text:span text:style-name="T1">to detect whether a (privacy) violation has occurred in case of dispute.</text:span></text:p>
          </table:table-cell>
          <table:table-cell table:style-name="ce5" office:value-type="string" calcext:value-type="string">
            <text:p><text:span text:style-name="T4">managing OSN privacy settings</text:span><text:span text:style-name="T5">, detecting privacy violations</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4" table:visibility="filter">
          <table:table-cell table:style-name="ce1" office:value-type="string" calcext:value-type="string">
            <text:p>P3</text:p>
          </table:table-cell>
          <table:table-cell table:style-name="ce5" office:value-type="string" calcext:value-type="string">
            <text:p>A Context-sensitive Privacy-aware Framework for Proactive Location-based Services</text:p>
          </table:table-cell>
          <table:table-cell table:style-name="ce1"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s a privacy-aware framework for proactive location-based services (LBS) that enables user-configured, application-specific and context-sensitive privacy preferences.</text:span></text:p>
          </table:table-cell>
          <table:table-cell table:style-name="ce5" office:value-type="string" calcext:value-type="string">
            <text:p><text:span text:style-name="T1">to individually define in which situation location information is shared with proactive LBS applications.</text:span></text:p>
          </table:table-cell>
          <table:table-cell table:style-name="ce19" office:value-type="string" calcext:value-type="string">
            <text:p><text:span text:style-name="T4">managing location privacy settings, </text:span><text:span text:style-name="T5">defining location information sharing</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4" table:visibility="filter">
          <table:table-cell table:style-name="ce1" office:value-type="string" calcext:value-type="string">
            <text:p>P4</text:p>
          </table:table-cell>
          <table:table-cell table:style-name="ce5" office:value-type="string" calcext:value-type="string">
            <text:p>A Framework for Computing the Privacy Scores of Users in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153" calcext:value-type="float">
            <text:p>153</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opose a framework that estimates a privacy score for each user. This score indicates the user’s potential risk caused by his or her participation in the network.</text:span></text:p>
          </table:table-cell>
          <table:table-cell table:style-name="ce5" office:value-type="string" calcext:value-type="string">
            <text:p><text:span text:style-name="T1">enhance public awareness of privacy and to reduce the complexity of managing information sharing in social networks</text:span></text:p>
          </table:table-cell>
          <table:table-cell table:style-name="ce5" office:value-type="string" calcext:value-type="string">
            <text:p><text:span text:style-name="T1">raising privacy awareness, </text:span><text:span text:style-name="T3">estimating privacy score</text:span></text:p>
          </table:table-cell>
          <table:table-cell table:style-name="ce5" office:value-type="string" calcext:value-type="string">
            <text:p>Journal Article</text:p>
          </table:table-cell>
          <table:table-cell table:style-name="ce11" office:value-type="float" office:value="2010" calcext:value-type="float">
            <text:p>2010</text:p>
          </table:table-cell>
          <table:table-cell table:number-columns-repeated="1000"/>
        </table:table-row>
        <table:table-row table:style-name="ro5" table:visibility="filter">
          <table:table-cell table:style-name="ce1" office:value-type="string" calcext:value-type="string">
            <text:p>P5</text:p>
          </table:table-cell>
          <table:table-cell table:style-name="ce5" office:value-type="string" calcext:value-type="string">
            <text:p>A Framework for Personalized Location Privacy</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general framework called SmartGuard, which dynamically selects the best privacy preservation strategy for a user based on her preferences and the current status of her mobile device.</text:span></text:p>
          </table:table-cell>
          <table:table-cell table:style-name="ce5" office:value-type="string" calcext:value-type="string">
            <text:p><text:span text:style-name="T1">have recommended the best privacy preservation strategy for LBS  based on the privacy requirement and the current status of their mobile devices</text:span></text:p>
          </table:table-cell>
          <table:table-cell table:style-name="ce5" office:value-type="string" calcext:value-type="string">
            <text:p><text:span text:style-name="T1">recommending privacy settings, </text:span><text:span text:style-name="T3">managing location privacy settings</text:span></text:p>
          </table:table-cell>
          <table:table-cell table:style-name="ce5" office:value-type="string" calcext:value-type="string">
            <text:p>Journal Article</text:p>
          </table:table-cell>
          <table:table-cell table:style-name="ce11" office:value-type="float" office:value="2022" calcext:value-type="float">
            <text:p>2022</text:p>
          </table:table-cell>
          <table:table-cell table:number-columns-repeated="1000"/>
        </table:table-row>
        <table:table-row table:style-name="ro4" table:visibility="filter">
          <table:table-cell table:style-name="ce1" office:value-type="string" calcext:value-type="string">
            <text:p>P6</text:p>
          </table:table-cell>
          <table:table-cell table:style-name="ce5" office:value-type="string" calcext:value-type="string">
            <text:p>A framework for protecting personal information and privacy</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privacy protection model to evaluate property risk of users, which takes into account both sensitivity of the property and requester’s level of assurance</text:span></text:p>
          </table:table-cell>
          <table:table-cell table:style-name="ce5" office:value-type="string" calcext:value-type="string">
            <text:p><text:span text:style-name="T1">to process authorization requests more accurately and rapidly</text:span></text:p>
          </table:table-cell>
          <table:table-cell table:style-name="ce5" office:value-type="string" calcext:value-type="string">
            <text:p><text:span text:style-name="T1">processing authorisation request, </text:span><text:span text:style-name="T3">estimating property risk</text:span></text:p>
          </table:table-cell>
          <table:table-cell table:style-name="ce5" office:value-type="string" calcext:value-type="string">
            <text:p>Journal Article</text:p>
          </table:table-cell>
          <table:table-cell table:style-name="ce11" office:value-type="float" office:value="2015" calcext:value-type="float">
            <text:p>2015</text:p>
          </table:table-cell>
          <table:table-cell table:number-columns-repeated="1000"/>
        </table:table-row>
        <table:table-row table:style-name="ro3" table:visibility="filter">
          <table:table-cell table:style-name="ce1" office:value-type="string" calcext:value-type="string">
            <text:p>P7</text:p>
          </table:table-cell>
          <table:table-cell table:style-name="ce22" office:value-type="string" calcext:value-type="string">
            <text:p>A human-centered artificial intelligence approach for privacy protection of elderly App users in smart citi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style-name="ce11" office:value-type="float" office:value="20" calcext:value-type="float">
            <text:p>20</text:p>
          </table:table-cell>
          <table:table-cell table:style-name="ce1" office:value-type="string" calcext:value-type="string">
            <text:p>NA</text:p>
          </table:table-cell>
          <table:table-cell table:style-name="ce5" office:value-type="string" calcext:value-type="string">
            <text:p>Survey</text:p>
          </table:table-cell>
          <table:table-cell table:style-name="ce5" office:value-type="string" calcext:value-type="string">
            <text:p><text:span text:style-name="T1">Propose two algorithms, the participatory privacy protection algorithm-I, and participatory privacy protection algorithm-II, for determining optimal privacy settings of an Ambient Assisted Living App (AAL) app and handling its runtime Permission requests, respectively</text:span></text:p>
          </table:table-cell>
          <table:table-cell table:style-name="ce5" office:value-type="string" calcext:value-type="string">
            <text:p><text:span text:style-name="T1">be relieved of cognitive loads resulting from the complex decision-making associated with the privacy self-management model while having privacy protection improvements when using AAL apps in smart cities.</text:span></text:p>
          </table:table-cell>
          <table:table-cell table:style-name="ce5" office:value-type="string" calcext:value-type="string">
            <text:p><text:span text:style-name="T4">recommending privacy settings</text:span><text:span text:style-name="T5">, relieving cognitive burden of privacy decision-making,</text:span><text:span text:style-name="T3">managing privacy settings smart cities</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4" table:visibility="filter">
          <table:table-cell table:style-name="ce1" office:value-type="string" calcext:value-type="string">
            <text:p>P8</text:p>
          </table:table-cell>
          <table:table-cell table:style-name="ce5" office:value-type="string" calcext:value-type="string">
            <text:p>A joint sharing approach for online privacy preservation</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200" calcext:value-type="float">
            <text:p>200</text:p>
          </table:table-cell>
          <table:table-cell table:style-name="ce1" office:value-type="string" calcext:value-type="string">
            <text:p>NA</text:p>
          </table:table-cell>
          <table:table-cell table:style-name="ce5" office:value-type="string" calcext:value-type="string">
            <text:p>TAM</text:p>
          </table:table-cell>
          <table:table-cell table:style-name="ce5" office:value-type="string" calcext:value-type="string">
            <text:p><text:span text:style-name="T1">Proposes a collaborative sharing model that works on the principles of joint sharing to fulfill privacy needs of OSN users on shared objects</text:span></text:p>
          </table:table-cell>
          <table:table-cell table:style-name="ce5" office:value-type="string" calcext:value-type="string">
            <text:p><text:span text:style-name="T1">satisfy the privacy needs of each involved user (of an online shared content) through a joint-sharing method that merges user rights</text:span></text:p>
          </table:table-cell>
          <table:table-cell table:style-name="ce5" office:value-type="string" calcext:value-type="string">
            <text:p><text:span text:style-name="T4">managing multiparty privacy</text:span><text:span text:style-name="T5">, merging user rights in joint-sharing</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6" table:visibility="filter">
          <table:table-cell table:style-name="ce1" office:value-type="string" calcext:value-type="string">
            <text:p>P9</text:p>
          </table:table-cell>
          <table:table-cell table:style-name="ce5" office:value-type="string" calcext:value-type="string">
            <text:p>A machine learning solution to assess privacy policy completeness: (short paper)</text:p>
          </table:table-cell>
          <table:table-cell table:style-name="ce5" office:value-type="string" calcext:value-type="string">
            <text:p>Improving Privacy Policy</text:p>
          </table:table-cell>
          <table:table-cell table:style-name="ce8" office:value-type="string" calcext:value-type="string">
            <text:p>Advancing Privacy Policy Assessment</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Present a solution to assist the user by providing a structured way to browse the policy content and by automatically assessing the completeness of a policy, i.e. the degree of coverage of privacy categories important to the user.</text:p>
          </table:table-cell>
          <table:table-cell table:style-name="ce5" office:value-type="string" calcext:value-type="string">
            <text:p>easily discover if privacy categories of his interest are covered by a policy</text:p>
          </table:table-cell>
          <table:table-cell table:style-name="ce5" office:value-type="string" calcext:value-type="string">
            <text:p><text:span text:style-name="T1">improving information seeking experience, </text:span><text:span text:style-name="T3">assessing the completeness of a privacy policy</text:span></text:p>
          </table:table-cell>
          <table:table-cell table:style-name="ce5" office:value-type="string" calcext:value-type="string">
            <text:p>Conference Paper</text:p>
          </table:table-cell>
          <table:table-cell table:style-name="ce11" office:value-type="float" office:value="2012" calcext:value-type="float">
            <text:p>2012</text:p>
          </table:table-cell>
          <table:table-cell table:number-columns-repeated="1000"/>
        </table:table-row>
        <table:table-row table:style-name="ro3" table:visibility="filter">
          <table:table-cell table:style-name="ce1" office:value-type="string" calcext:value-type="string">
            <text:p>P10</text:p>
          </table:table-cell>
          <table:table-cell table:style-name="ce5" office:value-type="string" calcext:value-type="string">
            <text:p>A machine-learning based approach for measuring the completeness of online privacy policies</text:p>
          </table:table-cell>
          <table:table-cell table:style-name="ce5" office:value-type="string" calcext:value-type="string">
            <text:p>Improving Privacy Policy</text:p>
          </table:table-cell>
          <table:table-cell table:style-name="ce8" office:value-type="string" calcext:value-type="string">
            <text:p>Advancing Privacy Policy Assessment</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Describe an automated approach for assisting users to evaluate online privacy policies based on completeness. The term completeness refers to the presence of 8 sections in an online privacy policy that have been recognised as helpful in establishing the transparency of a privacy policy.</text:p>
          </table:table-cell>
          <table:table-cell table:style-name="ce5" office:value-type="string" calcext:value-type="string">
            <text:p>take greater control of their data by notifying them about the important sections missing from a given privacy policy to protect their personal information</text:p>
          </table:table-cell>
          <table:table-cell table:style-name="ce5" office:value-type="string" calcext:value-type="string">
            <text:p><text:span text:style-name="T4">evaluating the completeness of a privacy policy</text:span><text:span text:style-name="T5">, taking control of data</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3" table:visibility="filter">
          <table:table-cell table:style-name="ce1" office:value-type="string" calcext:value-type="string">
            <text:p>P11</text:p>
          </table:table-cell>
          <table:table-cell table:style-name="ce22" office:value-type="string" calcext:value-type="string">
            <text:p>A machine-learning based approach to privacy-aware information-sharing in mobile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70" calcext:value-type="float">
            <text:p>70</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Design and implementation of an information-sharing system (SPISM) for (semi-) automatic decision-making in mobile social networks: It enables users to share different types of information (location, activity and co-presence of other people) with other users or services in a privacy-aware fashion.</text:span></text:p>
          </table:table-cell>
          <table:table-cell table:style-name="ce5" office:value-type="string" calcext:value-type="string">
            <text:p><text:span text:style-name="T1">users to share different types of information (location, activity and co-presence of other people) with other users or services in a privacy-aware fashion with a (semi-)automatic decision-making information-sharing system</text:span></text:p>
          </table:table-cell>
          <table:table-cell table:style-name="ce5" office:value-type="string" calcext:value-type="string">
            <text:p><text:span text:style-name="T4">managing OSN privacy settings</text:span><text:span text:style-name="T5">, making (semi-) automatic privacy decision, making information sharing decision</text:span></text:p>
          </table:table-cell>
          <table:table-cell table:style-name="ce5" office:value-type="string" calcext:value-type="string">
            <text:p>Journal Article</text:p>
          </table:table-cell>
          <table:table-cell table:style-name="ce11" office:value-type="float" office:value="2016" calcext:value-type="float">
            <text:p>2016</text:p>
          </table:table-cell>
          <table:table-cell table:number-columns-repeated="1000"/>
        </table:table-row>
        <table:table-row table:style-name="ro6" table:visibility="filter">
          <table:table-cell table:style-name="ce1" office:value-type="string" calcext:value-type="string">
            <text:p>P12</text:p>
          </table:table-cell>
          <table:table-cell table:style-name="ce5" office:value-type="string" calcext:value-type="string">
            <text:p>A Model for Governing Information Sharing in Smart Assistant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a model to learn and represent privacy norms and to reason about their relevance and applicability in different contexts, allowing Smart Personal Assistants (SPAs) to make decisions about information flows.</text:span></text:p>
          </table:table-cell>
          <table:table-cell table:style-name="ce5" office:value-type="string" calcext:value-type="string">
            <text:p><text:span text:style-name="T1">have their SPAs automatically reason about privacy norms to decide the best course of action according to the user’s expectations</text:span></text:p>
          </table:table-cell>
          <table:table-cell table:style-name="ce5" office:value-type="string" calcext:value-type="string">
            <text:p><text:span text:style-name="T1">Making automatic privacy decisions, sharing information based on privacy norms, </text:span><text:span text:style-name="T3">managing privacy settings in smart devices</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4" table:visibility="filter">
          <table:table-cell table:style-name="ce1" office:value-type="string" calcext:value-type="string">
            <text:p>P13</text:p>
          </table:table-cell>
          <table:table-cell table:style-name="ce5" office:value-type="string" calcext:value-type="string">
            <text:p>A Multi-agent Model to Support Privacy Preserving Co-owned Image Sharing on Social Media</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a multi-agent system in which an opinion formulation algorithm computes offline user opinions based on user personality and behaviour information.</text:span></text:p>
          </table:table-cell>
          <table:table-cell table:style-name="ce5" office:value-type="string" calcext:value-type="string">
            <text:p><text:span text:style-name="T1">reach a consensus on posting co-owned images when co-owners are offline.</text:span></text:p>
          </table:table-cell>
          <table:table-cell table:style-name="ce5" office:value-type="string" calcext:value-type="string">
            <text:p><text:span text:style-name="T4">managing multiparty privacy</text:span><text:span text:style-name="T5">, consensus reaching on co-owned data sharing</text:span></text:p>
          </table:table-cell>
          <table:table-cell table:style-name="ce5" office:value-type="string" calcext:value-type="string">
            <text:p>Journal Article</text:p>
          </table:table-cell>
          <table:table-cell table:style-name="ce11" office:value-type="float" office:value="2022" calcext:value-type="float">
            <text:p>2022</text:p>
          </table:table-cell>
          <table:table-cell table:number-columns-repeated="1000"/>
        </table:table-row>
        <table:table-row table:style-name="ro5" table:visibility="filter">
          <table:table-cell table:style-name="ce1" office:value-type="string" calcext:value-type="string">
            <text:p>P14</text:p>
          </table:table-cell>
          <table:table-cell table:style-name="ce5" office:value-type="string" calcext:value-type="string">
            <text:p>A new approach for managing Android permissions: learning users’ preference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Present a recommender-based system, called Kapuer (KAPUER is an Assistant for Protection of Users pErsonal infoRmation), that assists people in managing permissions on their Android device. </text:p>
          </table:table-cell>
          <table:table-cell table:style-name="ce5" office:value-type="string" calcext:value-type="string">
            <text:p>protect their privacy more easily, without needing knowledge about access control models or policy’s structure</text:p>
          </table:table-cell>
          <table:table-cell table:style-name="ce5" office:value-type="string" calcext:value-type="string">
            <text:p><text:span text:style-name="T4">managing app permission requests</text:span><text:span text:style-name="T5">, recommending permission settings</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2" table:visibility="filter">
          <table:table-cell table:style-name="ce1" office:value-type="string" calcext:value-type="string">
            <text:p>P15</text:p>
          </table:table-cell>
          <table:table-cell table:style-name="ce22" office:value-type="string" calcext:value-type="string">
            <text:p>A Privacy Settings Prediction Model for Textual Posts on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94" calcext:value-type="float">
            <text:p>94</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esent a random forest-based privacy policy prediction model to recommend fine-grained privacy policies to OSN users. The model predicts privacy policies for users' posts by analysing past decisions, post content, and social context, including emotions, timestamps, location, and keywords, framing privacy policy inference as a multi-class classification problem based on similar privacy preferences.</text:span></text:p>
          </table:table-cell>
          <table:table-cell table:style-name="ce5" office:value-type="string" calcext:value-type="string">
            <text:p><text:span text:style-name="T1">configure privacy settings for text-based posts.</text:span></text:p>
          </table:table-cell>
          <table:table-cell table:style-name="ce5" office:value-type="string" calcext:value-type="string">
            <text:p><text:span text:style-name="T4">managing OSN privacy settings, recommending privacy settings</text:span><text:span text:style-name="T5">, configuring privacy settings for text-based posts</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7" table:visibility="filter">
          <table:table-cell table:style-name="ce1" office:value-type="string" calcext:value-type="string">
            <text:p>P16</text:p>
          </table:table-cell>
          <table:table-cell table:style-name="ce5" office:value-type="string" calcext:value-type="string">
            <text:p>A Privacy-Enhanced Friending Approach for Users on Multiple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 an automated model for privacy-preserved friending for users concentrating on multiple online social networking sites based on the sensitivity of information. To achieve this, the work proposes a sensitivity score calculation to decide what types of information (i.e., attributes) can bring about privacy threats for users.</text:span></text:p>
          </table:table-cell>
          <table:table-cell table:style-name="ce5" office:value-type="string" calcext:value-type="string">
            <text:p><text:span text:style-name="T1">users to achieve friending with other individuals in online social networks with a mitigated risk of privacy</text:span></text:p>
          </table:table-cell>
          <table:table-cell table:style-name="ce5" office:value-type="string" calcext:value-type="string">
            <text:p><text:span text:style-name="T1">calculating the sensitivity score of information sharing, </text:span><text:span text:style-name="T3">mitigating privacy risk</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7" table:visibility="filter">
          <table:table-cell table:style-name="ce1" office:value-type="string" calcext:value-type="string">
            <text:p>P17</text:p>
          </table:table-cell>
          <table:table-cell table:style-name="ce5" office:value-type="string" calcext:value-type="string">
            <text:p>A Proposal of Privacy Management Architecture</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d is a privacy management architecture for securely exchanging private information, where a server controls user data and client applications collect it, limiting service providers' access to the minimum needed per user preferences to reduce the risk of leaks through misuse or accidental disclosure.</text:span></text:p>
          </table:table-cell>
          <table:table-cell table:style-name="ce5" office:value-type="string" calcext:value-type="string">
            <text:p>to prevent unnecessary leak of information</text:p>
          </table:table-cell>
          <table:table-cell table:style-name="ce19" office:value-type="string" calcext:value-type="string">
            <text:p>controlling information leak, limiting service providers' access per user preferences</text:p>
          </table:table-cell>
          <table:table-cell table:style-name="ce5" office:value-type="string" calcext:value-type="string">
            <text:p>Conference Paper</text:p>
          </table:table-cell>
          <table:table-cell table:style-name="ce11" office:value-type="float" office:value="2010" calcext:value-type="float">
            <text:p>2010</text:p>
          </table:table-cell>
          <table:table-cell table:number-columns-repeated="1000"/>
        </table:table-row>
        <table:table-row table:style-name="ro8" table:visibility="filter">
          <table:table-cell table:style-name="ce1" office:value-type="string" calcext:value-type="string">
            <text:p>P18</text:p>
          </table:table-cell>
          <table:table-cell table:style-name="ce5" office:value-type="string" calcext:value-type="string">
            <text:p>A recommendation approach for user privacy preferences in the fitness domain</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295" calcext:value-type="float">
            <text:p>295</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A recommendation approach for user privacy preferences for fitness devices, which integrates GDPR principles with privacy recommendations, employing a two-step user modelling process that first identifies diverse user profiles using machine learning clustering, then uses a tree-based classifier to align users with profiles based on privacy preferences, behaviours, attitudes, negotiability, social influences, feedback, and demographic attributes for personalised privacy setting recommendations.</text:span></text:p>
          </table:table-cell>
          <table:table-cell table:style-name="ce5" office:value-type="string" calcext:value-type="string">
            <text:p>balance control over their privacy permissions and the simplicity of setting these permissions</text:p>
          </table:table-cell>
          <table:table-cell table:style-name="ce5" office:value-type="string" calcext:value-type="string">
            <text:p><text:span text:style-name="T4">recommending privacy settings</text:span><text:span text:style-name="T5">, </text:span><text:span text:style-name="T3">managing smart devices privacy settings</text:span></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3" table:visibility="filter">
          <table:table-cell table:style-name="ce1" office:value-type="string" calcext:value-type="string">
            <text:p>P19</text:p>
          </table:table-cell>
          <table:table-cell table:style-name="ce5" office:value-type="string" calcext:value-type="string">
            <text:p>A self-configuring and adaptive privacy-aware permission system for Android app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Enhance their previously proposed Android Flexible Permissions (AFP) with self-configuring and adapting features to simplify adoption by aligning with user privacy preferences and dynamically adjusting permissions to guard against emerging threats.</text:span></text:p>
          </table:table-cell>
          <table:table-cell table:style-name="ce5" office:value-type="string" calcext:value-type="string">
            <text:p>have finer-grade control over their personal data</text:p>
          </table:table-cell>
          <table:table-cell table:style-name="ce5" office:value-type="string" calcext:value-type="string">
            <text:p><text:span text:style-name="T1">controlling information disclosure, </text:span><text:span text:style-name="T3">configuring app permissions automatically</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4" table:visibility="filter">
          <table:table-cell table:style-name="ce1" office:value-type="string" calcext:value-type="string">
            <text:p>P20</text:p>
          </table:table-cell>
          <table:table-cell table:style-name="ce5" office:value-type="string" calcext:value-type="string">
            <text:p>A Semi-supervised Approach to Measuring User Privacy in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185" calcext:value-type="float">
            <text:p>185</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Propose a circle-based definition of privacy score based on an active learning approach to provide the users of online social networks with a measure of their privacy leakage.</text:span></text:p>
          </table:table-cell>
          <table:table-cell table:style-name="ce5" office:value-type="string" calcext:value-type="string">
            <text:p>be aware of the risks derived by the indiscriminate disclosure of their personal data</text:p>
          </table:table-cell>
          <table:table-cell table:style-name="ce5" office:value-type="string" calcext:value-type="string">
            <text:p><text:span text:style-name="T1">raising privacy awareness,</text:span><text:span text:style-name="T3"> measuring privacy leakage</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6" table:visibility="filter">
          <table:table-cell table:style-name="ce1" office:value-type="string" calcext:value-type="string">
            <text:p>P21</text:p>
          </table:table-cell>
          <table:table-cell table:style-name="ce5" office:value-type="string" calcext:value-type="string">
            <text:p>A Server-side Approach to Privacy Policy Matching</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new approach to privacy policy matching - server side solution, denoted server-side matching. The main idea is to transfer the responsibility of obtaining and matching privacy policies with user preferences to the services providers.</text:span></text:p>
          </table:table-cell>
          <table:table-cell table:style-name="ce5" office:value-type="string" calcext:value-type="string">
            <text:p><text:span text:style-name="T1">be alleviated from the burden of conducting continuously privacy decisions</text:span></text:p>
          </table:table-cell>
          <table:table-cell table:style-name="ce19" office:value-type="string" calcext:value-type="string">
            <text:p>managing privacy preferences</text:p>
          </table:table-cell>
          <table:table-cell table:style-name="ce5" office:value-type="string" calcext:value-type="string">
            <text:p>Conference Paper</text:p>
          </table:table-cell>
          <table:table-cell table:style-name="ce11" office:value-type="float" office:value="2011" calcext:value-type="float">
            <text:p>2011</text:p>
          </table:table-cell>
          <table:table-cell table:number-columns-repeated="1000"/>
        </table:table-row>
        <table:table-row table:style-name="ro9" table:visibility="filter">
          <table:table-cell table:style-name="ce1" office:value-type="string" calcext:value-type="string">
            <text:p>P22</text:p>
          </table:table-cell>
          <table:table-cell table:style-name="ce5" office:value-type="string" calcext:value-type="string">
            <text:p>A User-Centric and Sentiment Aware Privacy-Disclosure Detection Framework based on Multi-input Neural Network</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Reviews current NLP methodologies and introduces a new framework for identifying disclosures, focusing on user-centric elements like content tone and authorship. The approach aims to prevent the disclosure of private information by identifying them in a conversation and warning the dispatcher before the conveyance happens between the sender and the receiver.</text:span></text:p>
          </table:table-cell>
          <table:table-cell table:style-name="ce5" office:value-type="string" calcext:value-type="string">
            <text:p>identify potential privacy disclosure</text:p>
          </table:table-cell>
          <table:table-cell table:style-name="ce5" office:value-type="string" calcext:value-type="string">
            <text:p><text:span text:style-name="T1">identifying potential information disclosure, preventing private information disclosure, </text:span><text:span text:style-name="T3">warning about information disclosure</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3" table:visibility="filter">
          <table:table-cell table:style-name="ce1" office:value-type="string" calcext:value-type="string">
            <text:p>P23</text:p>
          </table:table-cell>
          <table:table-cell table:style-name="ce5" office:value-type="string" calcext:value-type="string">
            <text:p>A User-Centric Privacy-Preserving Approach to Control Data Collection, Storage, and Disclosure in Own Smart Home Environment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A user-centric privacy-preserving approach, considering user-centric-control-points, called UCCPs. It allows the end users to control the entire data collection, storage, and disclosure process in smart home environments by considering different minimisation and aggregation levels.</text:span></text:p>
          </table:table-cell>
          <table:table-cell table:style-name="ce5" office:value-type="string" calcext:value-type="string">
            <text:p><text:span text:style-name="T1">assess the sensitivity level of the collected data types by balancing the arising privacy risks and (social and personal) advantages and applying functions helping end users to make context-based privacy-preserving data sharing decisions</text:span></text:p>
          </table:table-cell>
          <table:table-cell table:style-name="ce5" office:value-type="string" calcext:value-type="string">
            <text:p><text:span text:style-name="T1">managing data disclosure, making informed decision, </text:span><text:span text:style-name="T3">managing privacy settings in smart environments</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6" table:visibility="filter">
          <table:table-cell table:style-name="ce1" office:value-type="string" calcext:value-type="string">
            <text:p>P24</text:p>
          </table:table-cell>
          <table:table-cell table:style-name="ce5" office:value-type="string" calcext:value-type="string">
            <text:p>A User-Friendly Privacy Framework for Users to Achieve Consents With Nearby BLE Devic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privacy preferences expression framework for Bluetooth Low Energy (BLE)-based applications named PrivacyBat. The framework defines specifications for users to achieve agreements on privacy practices with nearby BLE devices.</text:span></text:p>
          </table:table-cell>
          <table:table-cell table:style-name="ce5" office:value-type="string" calcext:value-type="string">
            <text:p>notify BLE devices of their privacy preferences</text:p>
          </table:table-cell>
          <table:table-cell table:style-name="ce19" office:value-type="string" calcext:value-type="string">
            <text:p>Managing privacy settings of BLE devices</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3" table:visibility="filter">
          <table:table-cell table:style-name="ce1" office:value-type="string" calcext:value-type="string">
            <text:p>P25</text:p>
          </table:table-cell>
          <table:table-cell table:style-name="ce5" office:value-type="string" calcext:value-type="string">
            <text:p>A Visualization Interface to Improve the Transparency of Collected Personal Data on the Internet</text:p>
          </table:table-cell>
          <table:table-cell table:style-name="ce1" office:value-type="string" calcext:value-type="string">
            <text:p>Raising Privacy Awareness</text:p>
          </table:table-cell>
          <table:table-cell table:style-name="ce1" office:value-type="string" calcext:value-type="string">
            <text:p>Visualising Disclosed Information</text:p>
          </table:table-cell>
          <table:table-cell table:style-name="ce5" office:value-type="string" calcext:value-type="string">
            <text:p>Online Services</text:p>
          </table:table-cell>
          <table:table-cell table:style-name="ce11" office:value-type="float" office:value="37" calcext:value-type="float">
            <text:p>37</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Present TransparencyVis - a web-based interface to support the visual and interactive exploration of data exports from different online services, aiming to increase user awareness of personal data stored by such online services and the effects of online behaviour. </text:span></text:p>
          </table:table-cell>
          <table:table-cell table:style-name="ce5" office:value-type="string" calcext:value-type="string">
            <text:p>reflect on their privacy attitude and their future behavior.</text:p>
          </table:table-cell>
          <table:table-cell table:style-name="ce5" office:value-type="string" calcext:value-type="string">
            <text:p><text:span text:style-name="T1">raising privacy awareness, </text:span><text:span text:style-name="T3">exploring personal data exports</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6" table:visibility="filter">
          <table:table-cell table:style-name="ce1" office:value-type="string" calcext:value-type="string">
            <text:p>P26</text:p>
          </table:table-cell>
          <table:table-cell table:style-name="ce5" office:value-type="string" calcext:value-type="string">
            <text:p>Addressing The Privacy Paradox through Personalized Privacy Notification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241" calcext:value-type="float">
            <text:p>241</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Propose a personalized privacy notification approach to nudge users towards behaviors that reflect their privacy attitudes. This approach provides direct feedback so users can modify permissions to match their privacy concern levels.</text:span></text:p>
          </table:table-cell>
          <table:table-cell table:style-name="ce5" office:value-type="string" calcext:value-type="string">
            <text:p><text:span text:style-name="T1">be able to pay attention to the inconsistencies between their attitudes and specific apps/permissions altogether</text:span></text:p>
          </table:table-cell>
          <table:table-cell table:style-name="ce5" office:value-type="string" calcext:value-type="string">
            <text:p><text:span text:style-name="T1">raising privacy awareness, </text:span><text:span text:style-name="T3">nudging privacy behaviour</text:span><text:span text:style-name="T5">, managing app permissions</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4" table:visibility="filter">
          <table:table-cell table:style-name="ce1" office:value-type="string" calcext:value-type="string">
            <text:p>P27</text:p>
          </table:table-cell>
          <table:table-cell table:style-name="ce5" office:value-type="string" calcext:value-type="string">
            <text:p>Aegis: An Agent for Multi-party Privacy Preservation</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n agent called Aegis to calculate the potential risk incurred by multi-party members in order to push privacy-preserving nudges to the sharer</text:span></text:p>
          </table:table-cell>
          <table:table-cell table:style-name="ce5" office:value-type="string" calcext:value-type="string">
            <text:p>be nudged when risking the other parties’ privacy through the disclosure</text:p>
          </table:table-cell>
          <table:table-cell table:style-name="ce5" office:value-type="string" calcext:value-type="string">
            <text:p><text:span text:style-name="T4">managing multiparty privacy</text:span><text:span text:style-name="T5">, nudging privacy behaviour</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7" table:visibility="filter">
          <table:table-cell table:style-name="ce1" office:value-type="string" calcext:value-type="string">
            <text:p>P28</text:p>
          </table:table-cell>
          <table:table-cell table:style-name="ce5" office:value-type="string" calcext:value-type="string">
            <text:p>AI-based analysis of policies and images for privacy-conscious content sharing</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technique relying on machine learning and natural language processing to automatically parse privacy policies written in natural language, recognize the privacy-relevant entities in the text, and answer the user’s questions about the privacy practices of the provider regarding certain private data types.</text:span></text:p>
          </table:table-cell>
          <table:table-cell table:style-name="ce5" office:value-type="string" calcext:value-type="string">
            <text:p><text:span text:style-name="T1">set up their privacy policies and taking informed privacy decisions</text:span></text:p>
          </table:table-cell>
          <table:table-cell table:style-name="ce5" office:value-type="string" calcext:value-type="string">
            <text:p><text:span text:style-name="T4">parsing privacy policies</text:span><text:span text:style-name="T5">, answering privacy practices, making informed decision</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3" table:visibility="filter">
          <table:table-cell table:style-name="ce1" office:value-type="string" calcext:value-type="string">
            <text:p>P29</text:p>
          </table:table-cell>
          <table:table-cell table:style-name="ce5" office:value-type="string" calcext:value-type="string">
            <text:p>An approach to personalized privacy policy recommendations on online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n automated privacy policy recommender system. The system relies on the expertise of existing OSN users, in addition to the target user’s privacy policy history to provide him/her with personalized privacy policy suggestions for profile attributes, as well as user-generated content.</text:span></text:p>
          </table:table-cell>
          <table:table-cell table:style-name="ce5" office:value-type="string" calcext:value-type="string">
            <text:p>configure privacy policies for their profile attributes without having to deal with complex privacy policy configuration procedures</text:p>
          </table:table-cell>
          <table:table-cell table:style-name="ce19" office:value-type="string" calcext:value-type="string">
            <text:p>managing OSN privacy settings, recommending privacy settings</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4" table:visibility="filter">
          <table:table-cell table:style-name="ce1" office:value-type="string" calcext:value-type="string">
            <text:p>P30</text:p>
          </table:table-cell>
          <table:table-cell table:style-name="ce5" office:value-type="string" calcext:value-type="string">
            <text:p>An automated model to score the privacy of unstructured information—Social media case</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Propose a privacy scoring model in social media to inform users about the level of their privacy from the amount of unstructured information they have shared</text:p>
          </table:table-cell>
          <table:table-cell table:style-name="ce5" office:value-type="string" calcext:value-type="string">
            <text:p>able to preserve their privacy and their sensitive information with anyone who can see their shared contents</text:p>
          </table:table-cell>
          <table:table-cell table:style-name="ce19" office:value-type="string" calcext:value-type="string">
            <text:p>calculating privacy score</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5" table:visibility="filter">
          <table:table-cell table:style-name="ce1" office:value-type="string" calcext:value-type="string">
            <text:p>P31</text:p>
          </table:table-cell>
          <table:table-cell table:style-name="ce5" office:value-type="string" calcext:value-type="string">
            <text:p>An Automated Negotiation Agent for Permission Management</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 a novel agent-based approach to negotiate the permission to exchange private data between users and services (apps). The agent negotiates based on learned preferences from actual users.</text:span></text:p>
          </table:table-cell>
          <table:table-cell table:style-name="ce5" office:value-type="string" calcext:value-type="string">
            <text:p>automatically negotiate permissions</text:p>
          </table:table-cell>
          <table:table-cell table:style-name="ce19" office:value-type="string" calcext:value-type="string">
            <text:p>negotiating privacy permissions</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7" table:visibility="filter">
          <table:table-cell table:style-name="ce1" office:value-type="string" calcext:value-type="string">
            <text:p>P32</text:p>
          </table:table-cell>
          <table:table-cell table:style-name="ce5" office:value-type="string" calcext:value-type="string">
            <text:p>An automatic mechanism to provide privacy awareness and control over unwittingly dissemination of online private information</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novel approach based on machine learning and sentence embedding techniques to provide privacy awareness to users for their text messages. Its prototype implementation, Knoxly, nudges the user (through opportune highlights and alerts) towards a more heedful behaviour concerning the disclosure of personal data within the message.</text:span></text:p>
          </table:table-cell>
          <table:table-cell table:style-name="ce5" office:value-type="string" calcext:value-type="string">
            <text:p><text:span text:style-name="T1">prevent involuntary dissemination of sensitive information during online communications and make heedful decisions</text:span></text:p>
          </table:table-cell>
          <table:table-cell table:style-name="ce5" office:value-type="string" calcext:value-type="string">
            <text:p><text:span text:style-name="T1">raising privacy awareness, </text:span><text:span text:style-name="T3">nudging privacy behaviour</text:span></text:p>
          </table:table-cell>
          <table:table-cell table:style-name="ce5" office:value-type="string" calcext:value-type="string">
            <text:p>Journal Article</text:p>
          </table:table-cell>
          <table:table-cell table:style-name="ce11" office:value-type="float" office:value="2022" calcext:value-type="float">
            <text:p>2022</text:p>
          </table:table-cell>
          <table:table-cell table:number-columns-repeated="1000"/>
        </table:table-row>
        <table:table-row table:style-name="ro5" table:visibility="filter">
          <table:table-cell table:style-name="ce1" office:value-type="string" calcext:value-type="string">
            <text:p>P33</text:p>
          </table:table-cell>
          <table:table-cell table:style-name="ce5" office:value-type="string" calcext:value-type="string">
            <text:p>An evaluation of three designs to engage users when providing their consent on smartphon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style-name="ce11" office:value-type="float" office:value="60" calcext:value-type="float">
            <text:p>6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opose and test alternative interaction design solutions for selecting personal information on permission dialogues, namely using checkboxes, a drag-and-drop selection, and a swiping action</text:span></text:p>
          </table:table-cell>
          <table:table-cell table:style-name="ce5" office:value-type="string" calcext:value-type="string">
            <text:p>be aware of the information they share</text:p>
          </table:table-cell>
          <table:table-cell table:style-name="ce19" office:value-type="string" calcext:value-type="string">
            <text:p><text:span text:style-name="T1">raising privacy awareness</text:span><text:span text:style-name="T3">, managing permission requests</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5" table:visibility="filter">
          <table:table-cell table:style-name="ce1" office:value-type="string" calcext:value-type="string">
            <text:p>P34</text:p>
          </table:table-cell>
          <table:table-cell table:style-name="ce5" office:value-type="string" calcext:value-type="string">
            <text:p>Analysis of Privacy Policies to Enhance Informed Consent</text:p>
          </table:table-cell>
          <table:table-cell table:style-name="ce5" office:value-type="string" calcext:value-type="string">
            <text:p>Improving Privacy Policy</text:p>
          </table:table-cell>
          <table:table-cell table:style-name="ce8" office:value-type="string" calcext:value-type="string">
            <text:p>Advancing Privacy Policy Assessment</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A tool that automatically reports the privacy risks associated with a given privacy policy in order to enhance data subjects’ awareness and to allow them to make more informed choices</text:span></text:p>
          </table:table-cell>
          <table:table-cell table:style-name="ce5" office:value-type="string" calcext:value-type="string">
            <text:p><text:span text:style-name="T1">enhance awareness and make more informed choices</text:span></text:p>
          </table:table-cell>
          <table:table-cell table:style-name="ce5" office:value-type="string" calcext:value-type="string">
            <text:p><text:span text:style-name="T4">analysing privacy policies</text:span><text:span text:style-name="T5">, making informed choices, raising privacy awareness, </text:span><text:span text:style-name="T3">expressing and comparing privacy policies</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9" table:visibility="filter">
          <table:table-cell table:style-name="ce1" office:value-type="string" calcext:value-type="string">
            <text:p>P35</text:p>
          </table:table-cell>
          <table:table-cell table:style-name="ce5" office:value-type="string" calcext:value-type="string">
            <text:p>Android User Privacy Preserving Through Crowdsourcing</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100" calcext:value-type="float">
            <text:p>100</text:p>
          </table:table-cell>
          <table:table-cell table:style-name="ce1" office:value-type="string" calcext:value-type="string">
            <text:p>Within-subjects design</text:p>
          </table:table-cell>
          <table:table-cell table:style-name="ce5" office:value-type="string" calcext:value-type="string">
            <text:p>Laboratory Experiment</text:p>
          </table:table-cell>
          <table:table-cell table:style-name="ce5" office:value-type="string" calcext:value-type="string">
            <text:p>Propose DroidNet, an Android permission control framework based on crowdsourcing. It introduces a probation mode for new apps, withholding permissions until it aggregates recommendations on whether to accept or reject them, based on an expertise ranking algorithm using transitional Bayesian inference to gather insights from peer expert users.</text:p>
          </table:table-cell>
          <table:table-cell table:style-name="ce5" office:value-type="string" calcext:value-type="string">
            <text:p>grant permissions to apps based on recommendations from expert users.</text:p>
          </table:table-cell>
          <table:table-cell table:style-name="ce5" office:value-type="string" calcext:value-type="string">
            <text:p><text:span text:style-name="T1">recommending permission settings, </text:span><text:span text:style-name="T3">managing app permission requests</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5" table:visibility="filter">
          <table:table-cell table:style-name="ce1" office:value-type="string" calcext:value-type="string">
            <text:p>P36</text:p>
          </table:table-cell>
          <table:table-cell table:style-name="ce5" office:value-type="string" calcext:value-type="string">
            <text:p>AppMonitor: restricting information leakage to third-party application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42" calcext:value-type="float">
            <text:p>42</text:p>
          </table:table-cell>
          <table:table-cell table:style-name="ce1" office:value-type="string" calcext:value-type="string">
            <text:p>NA</text:p>
          </table:table-cell>
          <table:table-cell table:style-name="ce13" office:value-type="string" calcext:value-type="string">
            <text:p>Laboratory Experiment</text:p>
          </table:table-cell>
          <table:table-cell table:style-name="ce5" office:value-type="string" calcext:value-type="string">
            <text:p><text:span text:style-name="T1">Propose an access control framework called AppMonitor  to preserve users privacy, by blocking the flow of private data between internal and external modules of a TPA (Third-Party Applications)</text:span></text:p>
          </table:table-cell>
          <table:table-cell table:style-name="ce5" office:value-type="string" calcext:value-type="string">
            <text:p>reduce the risk of disclosure of their private attributes through TPAs</text:p>
          </table:table-cell>
          <table:table-cell table:style-name="ce19" office:value-type="string" calcext:value-type="string">
            <text:p><text:span text:style-name="T1">preserving user privacy, </text:span><text:span text:style-name="T3">controlling information disclosure, blocking the flow of private data between TPAs</text:span></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5" table:visibility="filter">
          <table:table-cell table:style-name="ce1" office:value-type="string" calcext:value-type="string">
            <text:p>P37</text:p>
          </table:table-cell>
          <table:table-cell table:style-name="ce5" office:value-type="string" calcext:value-type="string">
            <text:p>AppScalpel: Combining static analysis and outlier detection to identify and prune undesirable usage of sensitive data in Android application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Implement a novel privacy-preserving system named AppScalpel to prune undesirable usage of sensitive data in Android applications, on the top of static analysis and outlier detection results</text:p>
          </table:table-cell>
          <table:table-cell table:style-name="ce5" office:value-type="string" calcext:value-type="string">
            <text:p>protect their private information in a more fine-grained mode</text:p>
          </table:table-cell>
          <table:table-cell table:style-name="ce19" office:value-type="string" calcext:value-type="string">
            <text:p><text:span text:style-name="T1">controlling information disclosure</text:span><text:span text:style-name="T3">, pruning undesirable use of sensitive data in Android apps</text:span></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3" table:visibility="filter">
          <table:table-cell table:style-name="ce1" office:value-type="string" calcext:value-type="string">
            <text:p>P38</text:p>
          </table:table-cell>
          <table:table-cell table:style-name="ce5" office:value-type="string" calcext:value-type="string">
            <text:p>Aquilis: Using Contextual Integrity for Privacy Protection on Mobile Device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51" calcext:value-type="float">
            <text:p>51</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Present Aquilis, a system designed to enhance the privacy awareness of users at the source. Aquilis takes the form of a context-aware keyboard that continuously analyses the input and informs users about the potential privacy risk based on the theory of contextual integrity</text:span></text:p>
          </table:table-cell>
          <table:table-cell table:style-name="ce5" office:value-type="string" calcext:value-type="string">
            <text:p>improve their privacy awareness online</text:p>
          </table:table-cell>
          <table:table-cell table:style-name="ce5" office:value-type="string" calcext:value-type="string">
            <text:p><text:span text:style-name="T1">raising privacy awareness, </text:span><text:span text:style-name="T3">calculating privacy risk</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3" table:visibility="filter">
          <table:table-cell table:style-name="ce1" office:value-type="string" calcext:value-type="string">
            <text:p>P39</text:p>
          </table:table-cell>
          <table:table-cell table:style-name="ce5" office:value-type="string" calcext:value-type="string">
            <text:p>Assisting humans in privacy management: an agent-based approach</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velop a novel privacy model to learn and recommend privacy settings of images in OSNs. User agents predict privacy settings for new images based on past user preferences and, if uncertain, analyse the sharing behaviour of the user's network to recommend privacy levels.</text:span></text:p>
          </table:table-cell>
          <table:table-cell table:style-name="ce5" office:value-type="string" calcext:value-type="string">
            <text:p>manage privacy settings of images</text:p>
          </table:table-cell>
          <table:table-cell table:style-name="ce19" office:value-type="string" calcext:value-type="string">
            <text:p>managing OSN privacy settings, recommending privacy settings, configuring privacy settings for image-based posts</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3" table:visibility="filter">
          <table:table-cell table:style-name="ce1" office:value-type="string" calcext:value-type="string">
            <text:p>P40</text:p>
          </table:table-cell>
          <table:table-cell table:style-name="ce5" office:value-type="string" calcext:value-type="string">
            <text:p>Automated and Personalized Privacy Policy Extraction under GDPR Consideration</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Software applications</text:p>
          </table:table-cell>
          <table:table-cell table:style-name="ce11" office:value-type="float" office:value="96" calcext:value-type="float">
            <text:p>96</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A system to automatically predict and extract app’s privacy policies with personalized privacy concerns. It learns users’ privacy concerns and automatically extracts corresponding descriptions and GDPR items from privacy policies when users use different kinds of mobile apps.</text:span></text:p>
          </table:table-cell>
          <table:table-cell table:style-name="ce5" office:value-type="string" calcext:value-type="string">
            <text:p>make decisions with enough privacy awareness</text:p>
          </table:table-cell>
          <table:table-cell table:style-name="ce19" office:value-type="string" calcext:value-type="string">
            <text:p><text:span text:style-name="T4">parsing privacy policies, </text:span><text:span text:style-name="T5">making informed decision</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9" table:visibility="filter">
          <table:table-cell table:style-name="ce1" office:value-type="string" calcext:value-type="string">
            <text:p>P41</text:p>
          </table:table-cell>
          <table:table-cell table:style-name="ce5" office:value-type="string" calcext:value-type="string">
            <text:p>Automated Categorization of Privacy Policies Based on User Perspective</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n approach to convey privacy policies in a way that a common user can comprehend. They propose a question-answering model, which can automatically read and classify privacy policy documents and answer questions accordingly. The proposed solution makes awareness and gives an insight to mobile app users on their data privacy</text:span></text:p>
          </table:table-cell>
          <table:table-cell table:style-name="ce5" office:value-type="string" calcext:value-type="string">
            <text:p><text:span text:style-name="T1">be immediately aware of the privacy threats that are lurking in the shadows of the privacy policies, and allow them to take informed decisions about their rights</text:span></text:p>
          </table:table-cell>
          <table:table-cell table:style-name="ce5" office:value-type="string" calcext:value-type="string">
            <text:p><text:span text:style-name="T1">improving comprehensibility of privacy policies, making informed decision, </text:span><text:span text:style-name="T3">parsing privacy policies</text:span><text:span text:style-name="T5">, raising privacy awareness</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6" table:visibility="filter">
          <table:table-cell table:style-name="ce1" office:value-type="string" calcext:value-type="string">
            <text:p>P42</text:p>
          </table:table-cell>
          <table:table-cell table:style-name="ce5" office:value-type="string" calcext:value-type="string">
            <text:p>Automated privacy negotiations with preference uncertainty</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style-name="ce11" office:value-type="float" office:value="132" calcext:value-type="float">
            <text:p>132</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opose a novel agent-based negotiation framework to negotiate privacy permissions between users and service providers using a new multi-issue alternating-offer protocol based on exchanges of partial and complete offers</text:span></text:p>
          </table:table-cell>
          <table:table-cell table:style-name="ce5" office:value-type="string" calcext:value-type="string">
            <text:p>reduce the number of data sharing requests that the user needs to process manually</text:p>
          </table:table-cell>
          <table:table-cell table:style-name="ce19" office:value-type="string" calcext:value-type="string">
            <text:p>negotiating permissions, configuring permissions automatically</text:p>
          </table:table-cell>
          <table:table-cell table:style-name="ce5" office:value-type="string" calcext:value-type="string">
            <text:p>Journal Article</text:p>
          </table:table-cell>
          <table:table-cell table:style-name="ce11" office:value-type="float" office:value="2022" calcext:value-type="float">
            <text:p>2022</text:p>
          </table:table-cell>
          <table:table-cell table:number-columns-repeated="1000"/>
        </table:table-row>
        <table:table-row table:style-name="ro7" table:visibility="filter">
          <table:table-cell table:style-name="ce1" office:value-type="string" calcext:value-type="string">
            <text:p>P43</text:p>
          </table:table-cell>
          <table:table-cell table:style-name="ce22" office:value-type="string" calcext:value-type="string">
            <text:p>Automated Privacy Preferences for Smart Home Data Sharing Using Personal Data Stor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304" calcext:value-type="float">
            <text:p>304</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opose a new form of privacy setting recommendation architecture in which the system aims to understand the user's situational context. The recommender advises on data-sharing requests and integrates them within a system architecture that combines Personal Data Stores (PDSs) and IoT devices for context-aware dynamic decision-making.</text:span></text:p>
          </table:table-cell>
          <table:table-cell table:style-name="ce5" office:value-type="string" calcext:value-type="string">
            <text:p>make data-sharing decisions to avoid unintended privacy mishaps</text:p>
          </table:table-cell>
          <table:table-cell table:style-name="ce5" office:value-type="string" calcext:value-type="string">
            <text:p><text:span text:style-name="T4">recommending privacy settings</text:span><text:span text:style-name="T5">, making informed decision, </text:span><text:span text:style-name="T3">managing privacy settings in smart devices</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3" table:visibility="filter">
          <table:table-cell table:style-name="ce1" office:value-type="string" calcext:value-type="string">
            <text:p>P44</text:p>
          </table:table-cell>
          <table:table-cell table:style-name="ce5" office:value-type="string" calcext:value-type="string">
            <text:p>Automatic assessment of privacy policies under the GDPR</text:p>
          </table:table-cell>
          <table:table-cell table:style-name="ce5" office:value-type="string" calcext:value-type="string">
            <text:p>Improving Privacy Policy</text:p>
          </table:table-cell>
          <table:table-cell table:style-name="ce8" office:value-type="string" calcext:value-type="string">
            <text:p>Advancing Privacy Policy Assessment</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system that automatically assesses how respectful a privacy policy is with the data protection goals stated by the GDPR. It quantifies the degree of policy compliance with respect to the data protection goals stated by the GPDR and presents clear and intuitive privacy scores to the user.</text:span></text:p>
          </table:table-cell>
          <table:table-cell table:style-name="ce5" office:value-type="string" calcext:value-type="string">
            <text:p><text:span text:style-name="T1">be aware of the privacy threats and take informed decisions when accepting (or not) the terms of a service.</text:span></text:p>
          </table:table-cell>
          <table:table-cell table:style-name="ce5" office:value-type="string" calcext:value-type="string">
            <text:p><text:span text:style-name="T4">assessing privacy policies</text:span><text:span text:style-name="T5">, making informed decision</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7" table:visibility="filter">
          <table:table-cell table:style-name="ce1" office:value-type="string" calcext:value-type="string">
            <text:p>P45</text:p>
          </table:table-cell>
          <table:table-cell table:style-name="ce5" office:value-type="string" calcext:value-type="string">
            <text:p>Automatic generation of explanations to prevent privacy violation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method to automatically generate explanations to prevent privacy violations. The method proposed uses all the available information from the social network and the mechanisms provided by the argumentation framework to properly generate explanations for preventing a potential privacy violation when publishing content.</text:span></text:p>
          </table:table-cell>
          <table:table-cell table:style-name="ce5" office:value-type="string" calcext:value-type="string">
            <text:p>improve their awareness on the potential consequences of their publications.</text:p>
          </table:table-cell>
          <table:table-cell table:style-name="ce5" office:value-type="string" calcext:value-type="string">
            <text:p><text:span text:style-name="T1">raising privacy awareness, </text:span><text:span text:style-name="T3">nudging privacy behaviour</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4" table:visibility="filter">
          <table:table-cell table:style-name="ce1" office:value-type="string" calcext:value-type="string">
            <text:p>P46</text:p>
          </table:table-cell>
          <table:table-cell table:style-name="ce5" office:value-type="string" calcext:value-type="string">
            <text:p>Automatic Permission Optimization Framework for Privacy Enhancement of Mobile Application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Propose Permizer - an automatic permission optimization framework, to recommend different app permission configurations to users with different privacy preferences.</text:p>
          </table:table-cell>
          <table:table-cell table:style-name="ce5" office:value-type="string" calcext:value-type="string">
            <text:p>achieve a better management of permission requests from numerous IoT applications</text:p>
          </table:table-cell>
          <table:table-cell table:style-name="ce5" office:value-type="string" calcext:value-type="string">
            <text:p><text:span text:style-name="T4">managing app permission requests</text:span><text:span text:style-name="T5">, recommending permission settings</text:span></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6" table:visibility="filter">
          <table:table-cell table:style-name="ce1" office:value-type="string" calcext:value-type="string">
            <text:p>P47</text:p>
          </table:table-cell>
          <table:table-cell table:style-name="ce5" office:value-type="string" calcext:value-type="string">
            <text:p>Automating Contextual Privacy Policies: Design and Evaluation of a Production Tool for Digital Consumer Privacy Awareness</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style-name="ce11" office:value-type="float" office:value="70" calcext:value-type="float">
            <text:p>70</text:p>
          </table:table-cell>
          <table:table-cell table:style-name="ce1" office:value-type="string" calcext:value-type="string">
            <text:p>Within-subjects design</text:p>
          </table:table-cell>
          <table:table-cell table:style-name="ce5" office:value-type="string" calcext:value-type="string">
            <text:p>Field Study</text:p>
          </table:table-cell>
          <table:table-cell table:style-name="ce5" office:value-type="string" calcext:value-type="string">
            <text:p><text:span text:style-name="T1">Present the design and architecture of PrivacyInjector, a production automatic injection tool for Contextual Privacy Policies (CPPs). The tool automatically detects and displays concrete privacy policy information relevant to the context of use</text:span></text:p>
          </table:table-cell>
          <table:table-cell table:style-name="ce5" office:value-type="string" calcext:value-type="string">
            <text:p><text:span text:style-name="T1">transform how they interact with privacy policy information enabling them to make more informed decisions, understanding the consequences of their online activities</text:span></text:p>
          </table:table-cell>
          <table:table-cell table:style-name="ce5" office:value-type="string" calcext:value-type="string">
            <text:p><text:span text:style-name="T1">making informed decision, </text:span><text:span text:style-name="T3">parsing privacy policies</text:span><text:span text:style-name="T5">, raising privacy awareness, </text:span><text:span text:style-name="T3">interacting with privacy policies</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9" table:visibility="filter">
          <table:table-cell table:style-name="ce1" office:value-type="string" calcext:value-type="string">
            <text:p>P48</text:p>
          </table:table-cell>
          <table:table-cell table:style-name="ce5" office:value-type="string" calcext:value-type="string">
            <text:p>Autonomous Permission Recommendation</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37" calcext:value-type="float">
            <text:p>37</text:p>
          </table:table-cell>
          <table:table-cell table:style-name="ce1" office:value-type="string" calcext:value-type="string">
            <text:p>Within-subjects design</text:p>
          </table:table-cell>
          <table:table-cell table:style-name="ce5" office:value-type="string" calcext:value-type="string">
            <text:p>Field Study</text:p>
          </table:table-cell>
          <table:table-cell table:style-name="ce5" office:value-type="string" calcext:value-type="string">
            <text:p><text:span text:style-name="T1">Propose an autonomous permission recommendation system, AutoPer+, to automatically recommend user permission decisions at runtime. </text:span></text:p>
            <text:p><text:span text:style-name="T1">It uses a multi-topic model and a topic-permission mapper, combined with a deep semi-supervised LSTM neural network, to offer balanced privacy-utility recommendations with explanations.</text:span></text:p>
          </table:table-cell>
          <table:table-cell table:style-name="ce5" office:value-type="string" calcext:value-type="string">
            <text:p><text:span text:style-name="T1">make permission decisions by capturing a tradeoff between privacy and utility</text:span></text:p>
          </table:table-cell>
          <table:table-cell table:style-name="ce5" office:value-type="string" calcext:value-type="string">
            <text:p><text:span text:style-name="T4">managing permission app requests</text:span><text:span text:style-name="T5">, recommending permission settings, making informed decision</text:span></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3" table:visibility="filter">
          <table:table-cell table:style-name="ce1" office:value-type="string" calcext:value-type="string">
            <text:p>P49</text:p>
          </table:table-cell>
          <table:table-cell table:style-name="ce5" office:value-type="string" calcext:value-type="string">
            <text:p>Better the Devil You Know: Exposing the Data Sharing Practices of Smartphone App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30" calcext:value-type="float">
            <text:p>3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Designed and prototyped a new class of privacy indicators, called Data Controller Indicators (DCIs), that expose previously hidden information flows out of the apps. It also presents personalised DCIs, which assess the privacy risk of installing new apps based on previously accessed personal data.</text:span></text:p>
          </table:table-cell>
          <table:table-cell table:style-name="ce5" office:value-type="string" calcext:value-type="string">
            <text:p><text:span text:style-name="T1">reason effectively about the differential impacts on their overall information exposure</text:span></text:p>
          </table:table-cell>
          <table:table-cell table:style-name="ce5" office:value-type="string" calcext:value-type="string">
            <text:p><text:span text:style-name="T1">raising privacy awareness,  visualizing privacy information</text:span><text:span text:style-name="T3">, assessing privacy risk</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3" table:visibility="filter">
          <table:table-cell table:style-name="ce1" office:value-type="string" calcext:value-type="string">
            <text:p>P50</text:p>
          </table:table-cell>
          <table:table-cell table:style-name="ce5" office:value-type="string" calcext:value-type="string">
            <text:p>Calculation of account reachability risk for users having multiple SNS accounts from user’s profile and regional information</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6" calcext:value-type="float">
            <text:p>6</text:p>
          </table:table-cell>
          <table:table-cell table:style-name="ce1" office:value-type="string" calcext:value-type="string">
            <text:p>NA</text:p>
          </table:table-cell>
          <table:table-cell table:style-name="ce13" office:value-type="string" calcext:value-type="string">
            <text:p>Laboratory Experiment</text:p>
          </table:table-cell>
          <table:table-cell table:style-name="ce5" office:value-type="string" calcext:value-type="string">
            <text:p><text:span text:style-name="T1">Propose the use of account reachability, a measure of privacy risk which demonstrates the possibility of a stranger finding a user’s private account based on information in their public account. In addition, they present ARChecker, a tool to calculate the value of account reachability. </text:span></text:p>
          </table:table-cell>
          <table:table-cell table:style-name="ce5" office:value-type="string" calcext:value-type="string">
            <text:p>be protected of cyberstalkers</text:p>
          </table:table-cell>
          <table:table-cell table:style-name="ce5" office:value-type="string" calcext:value-type="string">
            <text:p><text:span text:style-name="T4">calculating privacy risk</text:span><text:span text:style-name="T5">, protecting from cyberstalkers</text:span></text:p>
          </table:table-cell>
          <table:table-cell table:style-name="ce5" office:value-type="string" calcext:value-type="string">
            <text:p>Journal Article</text:p>
          </table:table-cell>
          <table:table-cell table:style-name="ce11" office:value-type="float" office:value="2015" calcext:value-type="float">
            <text:p>2015</text:p>
          </table:table-cell>
          <table:table-cell table:number-columns-repeated="1000"/>
        </table:table-row>
        <table:table-row table:style-name="ro3" table:visibility="filter">
          <table:table-cell table:style-name="ce1" office:value-type="string" calcext:value-type="string">
            <text:p>P51</text:p>
          </table:table-cell>
          <table:table-cell table:style-name="ce5" office:value-type="string" calcext:value-type="string">
            <text:p>Cardea: Context–Aware Visual Privacy Protection for Photo Taking and Sharing</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18" calcext:value-type="float">
            <text:p>18</text:p>
          </table:table-cell>
          <table:table-cell table:style-name="ce1" office:value-type="string" calcext:value-type="string">
            <text:p>NA</text:p>
          </table:table-cell>
          <table:table-cell table:style-name="ce13" office:value-type="string" calcext:value-type="string">
            <text:p>Laboratory Experiment</text:p>
          </table:table-cell>
          <table:table-cell table:style-name="ce5" office:value-type="string" calcext:value-type="string">
            <text:p><text:span text:style-name="T1">Propose Cardea, a context–aware visual privacy protection mechanism that can provide fine–grained privacy protection service for recorders who want to respect others’ visual privacy in the process of photo taking, and for users of social media and networking sites at the stage of photo sharing.</text:span></text:p>
          </table:table-cell>
          <table:table-cell table:style-name="ce5" office:value-type="string" calcext:value-type="string">
            <text:p><text:span text:style-name="T1">express their context–dependent privacy preferences in terms of location, scenes, others’ presences, and use specific hand gestures to dynamically change their preferences</text:span></text:p>
          </table:table-cell>
          <table:table-cell table:style-name="ce5" office:value-type="string" calcext:value-type="string">
            <text:p><text:span text:style-name="T4">managing multiparty privacy,</text:span><text:span text:style-name="T5"> configuring privacy settings automatically, managing OSN privacy setting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5" table:visibility="filter">
          <table:table-cell table:style-name="ce1" office:value-type="string" calcext:value-type="string">
            <text:p>P52</text:p>
          </table:table-cell>
          <table:table-cell table:style-name="ce5" office:value-type="string" calcext:value-type="string">
            <text:p>CFPRS: Collaborative Filtering Privacy Recommender System for Online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privacy recommender system using a collaborative filtering technique that users can employ to scan their privacy level and provide them with recommendations and guidance to minimize privacy violations.</text:span></text:p>
          </table:table-cell>
          <table:table-cell table:style-name="ce5" office:value-type="string" calcext:value-type="string">
            <text:p><text:span text:style-name="T1">adjust his privacy settings according to the group of people and culture he belongs to</text:span></text:p>
          </table:table-cell>
          <table:table-cell table:style-name="ce5" office:value-type="string" calcext:value-type="string">
            <text:p><text:span text:style-name="T1">managing OSN privacy settings, </text:span><text:span text:style-name="T3">recommending privacy settings</text:span></text:p>
          </table:table-cell>
          <table:table-cell table:style-name="ce5" office:value-type="string" calcext:value-type="string">
            <text:p>Journal Article</text:p>
          </table:table-cell>
          <table:table-cell table:style-name="ce11" office:value-type="float" office:value="2013" calcext:value-type="float">
            <text:p>2013</text:p>
          </table:table-cell>
          <table:table-cell table:number-columns-repeated="1000"/>
        </table:table-row>
        <table:table-row table:style-name="ro6">
          <table:table-cell table:style-name="ce1" office:value-type="string" calcext:value-type="string">
            <text:p>P53</text:p>
          </table:table-cell>
          <table:table-cell table:style-name="ce5" office:value-type="string" calcext:value-type="string">
            <text:p>Collaborative privacy management</text:p>
          </table:table-cell>
          <table:table-cell table:style-name="ce5" office:value-type="string" calcext:value-type="string">
            <text:p>Improving Privacy Policy</text:p>
          </table:table-cell>
          <table:table-cell table:style-name="ce1" office:value-type="string" calcext:value-type="string">
            <text:p>Advancing Privacy Policy Assessment</text:p>
          </table:table-cell>
          <table:table-cell table:style-name="ce5" office:value-type="string" calcext:value-type="string">
            <text:p>Online Services</text:p>
          </table:table-cell>
          <table:table-cell table:style-name="ce11" office:value-type="float" office:value="26" calcext:value-type="float">
            <text:p>26</text:p>
          </table:table-cell>
          <table:table-cell table:style-name="ce1" office:value-type="string" calcext:value-type="string">
            <text:p>NA</text:p>
          </table:table-cell>
          <table:table-cell table:style-name="ce13" office:value-type="string" calcext:value-type="string">
            <text:p>Task Analysis</text:p>
          </table:table-cell>
          <table:table-cell table:style-name="ce5" office:value-type="string" calcext:value-type="string">
            <text:p><text:span text:style-name="T1">Present a usable privacy community, which facilitates the collaborative exchange of privacy-relevant information and ratings about service providers, including their adherence to stated privacy policies.</text:span></text:p>
          </table:table-cell>
          <table:table-cell table:style-name="ce5" office:value-type="string" calcext:value-type="string">
            <text:p><text:span text:style-name="T1">make a more informed decision about the disclosure and management of personal data</text:span></text:p>
          </table:table-cell>
          <table:table-cell table:style-name="ce5" office:value-type="string" calcext:value-type="string">
            <text:p><text:span text:style-name="T1">controlling information disclosure, making informed decision, exchanging privacy-relevant information collaboratively, </text:span><text:span text:style-name="T3">rating adherence to stated privacy policies</text:span></text:p>
          </table:table-cell>
          <table:table-cell table:style-name="ce5" office:value-type="string" calcext:value-type="string">
            <text:p>Journal Article</text:p>
          </table:table-cell>
          <table:table-cell table:style-name="ce11" office:value-type="float" office:value="2010" calcext:value-type="float">
            <text:p>2010</text:p>
          </table:table-cell>
          <table:table-cell table:number-columns-repeated="1000"/>
        </table:table-row>
        <table:table-row table:style-name="ro4" table:visibility="filter">
          <table:table-cell table:style-name="ce1" office:value-type="string" calcext:value-type="string">
            <text:p>P54</text:p>
          </table:table-cell>
          <table:table-cell table:style-name="ce5" office:value-type="string" calcext:value-type="string">
            <text:p>Collaborative privacy management: mobile privacy beyond your own device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s the concept of collaborative privacy management to protect the privacy of not only data owners but also data involvers on mobile devices</text:span></text:p>
          </table:table-cell>
          <table:table-cell table:style-name="ce5" office:value-type="string" calcext:value-type="string">
            <text:p><text:span text:style-name="T1">specify their privacy requirements and enforce them collaboratively in a distributed manner</text:span></text:p>
          </table:table-cell>
          <table:table-cell table:style-name="ce5" office:value-type="string" calcext:value-type="string">
            <text:p><text:span text:style-name="T4">managing multiparty privacy</text:span><text:span text:style-name="T5">, managing privacy collaboratively</text:span></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4" table:visibility="filter">
          <table:table-cell table:style-name="ce1" office:value-type="string" calcext:value-type="string">
            <text:p>P55</text:p>
          </table:table-cell>
          <table:table-cell table:style-name="ce5" office:value-type="string" calcext:value-type="string">
            <text:p>Configuring Audience-Oriented Privacy Polici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28" calcext:value-type="float">
            <text:p>28</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Propose AudienceView, an alternative privacy policy interface to provide a better mental model and visual feedback for privacy management on social network sites</text:span></text:p>
          </table:table-cell>
          <table:table-cell table:style-name="ce5" office:value-type="string" calcext:value-type="string">
            <text:p>improve performance and confidence levels in modifying privacy settings</text:p>
          </table:table-cell>
          <table:table-cell table:style-name="ce19" office:value-type="string" calcext:value-type="string">
            <text:p>managing OSN privacy settings</text:p>
          </table:table-cell>
          <table:table-cell table:style-name="ce5" office:value-type="string" calcext:value-type="string">
            <text:p>Conference Paper</text:p>
          </table:table-cell>
          <table:table-cell table:style-name="ce11" office:value-type="float" office:value="2009" calcext:value-type="float">
            <text:p>2009</text:p>
          </table:table-cell>
          <table:table-cell table:number-columns-repeated="1000"/>
        </table:table-row>
        <table:table-row table:style-name="ro10" table:visibility="filter">
          <table:table-cell table:style-name="ce1" office:value-type="string" calcext:value-type="string">
            <text:p>P56</text:p>
          </table:table-cell>
          <table:table-cell table:style-name="ce22" office:value-type="string" calcext:value-type="string">
            <text:p>Consent recommender system: A case study on LinkedIn setting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50" calcext:value-type="float">
            <text:p>50</text:p>
          </table:table-cell>
          <table:table-cell table:style-name="ce1" office:value-type="string" calcext:value-type="string">
            <text:p>NA</text:p>
          </table:table-cell>
          <table:table-cell table:style-name="ce5" office:value-type="string" calcext:value-type="string">
            <text:p>Survey</text:p>
          </table:table-cell>
          <table:table-cell table:style-name="ce5" office:value-type="string" calcext:value-type="string">
            <text:p><text:span text:style-name="T1">Propose a 'consent recommender system' based on Factorization Machines (FMs) to assist the data subject. It investigates consent fatigue caused by excessive information and the need for frequent decision-making regarding privacy settings. The authors developed a consent recommender system for LinkedIn to help users, particularly new ones without previous privacy settings history, efficiently identify and adjust their privacy preferences.</text:span></text:p>
          </table:table-cell>
          <table:table-cell table:style-name="ce5" office:value-type="string" calcext:value-type="string">
            <text:p>avoid consent fatigue due to information overload and frequent decision making</text:p>
          </table:table-cell>
          <table:table-cell table:style-name="ce5" office:value-type="string" calcext:value-type="string">
            <text:p><text:span text:style-name="T1">avoiding consent fatigue, managing consent requests, </text:span><text:span text:style-name="T3">managing privacy settings</text:span><text:span text:style-name="T5">, making informed decision</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7" table:visibility="filter">
          <table:table-cell table:style-name="ce1" office:value-type="string" calcext:value-type="string">
            <text:p>P57</text:p>
          </table:table-cell>
          <table:table-cell table:style-name="ce5" office:value-type="string" calcext:value-type="string">
            <text:p>Context Adaptive Personalized Privacy for Location-based System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context-adaptive and personalized privacy-preserving system (CAPPPS) for Location-based services (LBSs). It adapts to the changes in location, date, and time as the user context. The system adjusts privacy parameters for mobile device location concerning user privacy requirements while using a location-based system (LBS).</text:span></text:p>
          </table:table-cell>
          <table:table-cell table:style-name="ce5" office:value-type="string" calcext:value-type="string">
            <text:p>define their privacy levels based on context information</text:p>
          </table:table-cell>
          <table:table-cell table:style-name="ce19" office:value-type="string" calcext:value-type="string">
            <text:p><text:span text:style-name="T4">managing location privacy settings, </text:span><text:span text:style-name="T5">defining privacy levels</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4" table:visibility="filter">
          <table:table-cell table:style-name="ce1" office:value-type="string" calcext:value-type="string">
            <text:p>P58</text:p>
          </table:table-cell>
          <table:table-cell table:style-name="ce5" office:value-type="string" calcext:value-type="string">
            <text:p>Contextualizing Privacy Decisions for Better Prediction (and Protection)</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37" calcext:value-type="float">
            <text:p>37</text:p>
          </table:table-cell>
          <table:table-cell table:style-name="ce1" office:value-type="string" calcext:value-type="string">
            <text:p>NA</text:p>
          </table:table-cell>
          <table:table-cell table:style-name="ce5" office:value-type="string" calcext:value-type="string">
            <text:p>Experience Sampling Method (ESM)</text:p>
          </table:table-cell>
          <table:table-cell table:style-name="ce5" office:value-type="string" calcext:value-type="string">
            <text:p><text:span text:style-name="T1">Implement a novel privacy management system in Android, in which we use contextual signals to build a classifier that predicts user privacy preferences under various scenarios.</text:span></text:p>
          </table:table-cell>
          <table:table-cell table:style-name="ce5" office:value-type="string" calcext:value-type="string">
            <text:p><text:span text:style-name="T1">make privacy decisions on mobile phone platforms</text:span></text:p>
          </table:table-cell>
          <table:table-cell table:style-name="ce5" office:value-type="string" calcext:value-type="string">
            <text:p><text:span text:style-name="T4">managing app permission requests, r</text:span><text:span text:style-name="T5">ecommending permission settings, making informed decision</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3" table:visibility="filter">
          <table:table-cell table:style-name="ce1" office:value-type="string" calcext:value-type="string">
            <text:p>P59</text:p>
          </table:table-cell>
          <table:table-cell table:style-name="ce5" office:value-type="string" calcext:value-type="string">
            <text:p>Controlling privacy disclosure of third party applications in online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PBAC (permission-based access control), a practical model based on the defined permission policies is proposed to manage users information accessed by third party applications in OSNs and improve user awareness in sharing sensitive information with them.</text:span></text:p>
          </table:table-cell>
          <table:table-cell table:style-name="ce5" office:value-type="string" calcext:value-type="string">
            <text:p>understand the privacy risks in sharing sensitive profile information with third parties</text:p>
          </table:table-cell>
          <table:table-cell table:style-name="ce5" office:value-type="string" calcext:value-type="string">
            <text:p><text:span text:style-name="T1">raising privacy awareness, controlling data disclosure, </text:span><text:span text:style-name="T3">managing OSN privacy settings</text:span></text:p>
          </table:table-cell>
          <table:table-cell table:style-name="ce5" office:value-type="string" calcext:value-type="string">
            <text:p>Journal Article</text:p>
          </table:table-cell>
          <table:table-cell table:style-name="ce11" office:value-type="float" office:value="2016" calcext:value-type="float">
            <text:p>2016</text:p>
          </table:table-cell>
          <table:table-cell table:number-columns-repeated="1000"/>
        </table:table-row>
        <table:table-row table:style-name="ro5" table:visibility="filter">
          <table:table-cell table:style-name="ce1" office:value-type="string" calcext:value-type="string">
            <text:p>P60</text:p>
          </table:table-cell>
          <table:table-cell table:style-name="ce5" office:value-type="string" calcext:value-type="string">
            <text:p>CoPE: Enabling collaborative privacy management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80" calcext:value-type="float">
            <text:p>80</text:p>
          </table:table-cell>
          <table:table-cell table:style-name="ce1" office:value-type="string" calcext:value-type="string">
            <text:p>NA</text:p>
          </table:table-cell>
          <table:table-cell table:style-name="ce5" office:value-type="string" calcext:value-type="string">
            <text:p>TAM</text:p>
          </table:table-cell>
          <table:table-cell table:style-name="ce5" office:value-type="string" calcext:value-type="string">
            <text:p><text:span text:style-name="T1">Propose a simple, yet effective, mechanism to support joint management of shared content among users who post content in OSNs and users whose private information is revealed in the posted content.</text:span></text:p>
          </table:table-cell>
          <table:table-cell table:style-name="ce5" office:value-type="string" calcext:value-type="string">
            <text:p>collaboratively control their shared personal information</text:p>
          </table:table-cell>
          <table:table-cell table:style-name="ce19" office:value-type="string" calcext:value-type="string">
            <text:p>managing multiparty privacy</text:p>
          </table:table-cell>
          <table:table-cell table:style-name="ce5" office:value-type="string" calcext:value-type="string">
            <text:p>Journal Article</text:p>
          </table:table-cell>
          <table:table-cell table:style-name="ce11" office:value-type="float" office:value="2011" calcext:value-type="float">
            <text:p>2011</text:p>
          </table:table-cell>
          <table:table-cell table:number-columns-repeated="1000"/>
        </table:table-row>
        <table:table-row table:style-name="ro3" table:visibility="filter">
          <table:table-cell table:style-name="ce1" office:value-type="string" calcext:value-type="string">
            <text:p>P61</text:p>
          </table:table-cell>
          <table:table-cell table:style-name="ce5" office:value-type="string" calcext:value-type="string">
            <text:p>DAPIS: An ontology-based data protection icon set</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42" calcext:value-type="float">
            <text:p>42</text:p>
          </table:table-cell>
          <table:table-cell table:style-name="ce1" office:value-type="string" calcext:value-type="string">
            <text:p>NA</text:p>
          </table:table-cell>
          <table:table-cell table:style-name="ce5" office:value-type="string" calcext:value-type="string">
            <text:p>Workshop</text:p>
          </table:table-cell>
          <table:table-cell table:style-name="ce5" office:value-type="string" calcext:value-type="string">
            <text:p><text:span text:style-name="T1">Present DaPIS, a machine-readable Data Protection Icon Set that was designed following human-centered methods drawn from the emerging discipline of Legal Design. Icons can thus serve as information markers in lengthy privacy (policy) statements and support an efficient document navigation.</text:span></text:p>
          </table:table-cell>
          <table:table-cell table:style-name="ce5" office:value-type="string" calcext:value-type="string">
            <text:p><text:span text:style-name="T1">have in a clearly legible manner a meaningful overview of the intended processing</text:span></text:p>
          </table:table-cell>
          <table:table-cell table:style-name="ce5" office:value-type="string" calcext:value-type="string">
            <text:p><text:span text:style-name="T1">improving comprehensibility of privacy policies, supporting the reading of privacy policies, </text:span><text:span text:style-name="T3">marking information in privacy policies with icon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6" table:visibility="filter">
          <table:table-cell table:style-name="ce1" office:value-type="string" calcext:value-type="string">
            <text:p>P62</text:p>
          </table:table-cell>
          <table:table-cell table:style-name="ce5" office:value-type="string" calcext:value-type="string">
            <text:p>Data Dashboard: Exploring Centralization and Customization in Personal Data Curation</text:p>
          </table:table-cell>
          <table:table-cell table:style-name="ce1" office:value-type="string" calcext:value-type="string">
            <text:p>Raising Privacy Awareness</text:p>
          </table:table-cell>
          <table:table-cell table:style-name="ce1" office:value-type="string" calcext:value-type="string">
            <text:p>Visualising Disclosed Information</text:p>
          </table:table-cell>
          <table:table-cell table:style-name="ce5" office:value-type="string" calcext:value-type="string">
            <text:p>Online Services</text:p>
          </table:table-cell>
          <table:table-cell table:style-name="ce11" office:value-type="float" office:value="18" calcext:value-type="float">
            <text:p>18</text:p>
          </table:table-cell>
          <table:table-cell table:style-name="ce1" office:value-type="string" calcext:value-type="string">
            <text:p>Mixed</text:p>
          </table:table-cell>
          <table:table-cell table:style-name="ce5" office:value-type="string" calcext:value-type="string">
            <text:p>Laboratory Experiment</text:p>
          </table:table-cell>
          <table:table-cell table:style-name="ce5" office:value-type="string" calcext:value-type="string">
            <text:p><text:span text:style-name="T1">Present data Dashboard, a centralised and customisable system for curating personal data, which provides: 1) a centralised overview of data from across platforms and devices, 2) customisable filters for sorting through many types of data</text:span></text:p>
          </table:table-cell>
          <table:table-cell table:style-name="ce5" office:value-type="string" calcext:value-type="string">
            <text:p>better curate her data</text:p>
          </table:table-cell>
          <table:table-cell table:style-name="ce5" office:value-type="string" calcext:value-type="string">
            <text:p><text:span text:style-name="T4">visualising disclosed information</text:span><text:span text:style-name="T5">, curating personal data</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9" table:visibility="filter">
          <table:table-cell table:style-name="ce1" office:value-type="string" calcext:value-type="string">
            <text:p>P63</text:p>
          </table:table-cell>
          <table:table-cell table:style-name="ce5" office:value-type="string" calcext:value-type="string">
            <text:p>Data-driven privacy indicator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160" calcext:value-type="float">
            <text:p>160</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Present Data-Driven Privacy Indicators (DDPIs) for 3rd party cloud apps. DDPIs are realized through analyzing user’s data by a trusted party (e.g., the app platform) and integrating the analysis results in the privacy indicator’s interface. The visualisation indicate to the user what the app can concretely extract about her or whether the app vendor already has access to her data.</text:span></text:p>
          </table:table-cell>
          <table:table-cell table:style-name="ce5" office:value-type="string" calcext:value-type="string">
            <text:p><text:span text:style-name="T1">make more informed decisions while minimising the habituation effect of privacy notices</text:span></text:p>
          </table:table-cell>
          <table:table-cell table:style-name="ce5" office:value-type="string" calcext:value-type="string">
            <text:p><text:span text:style-name="T1">raising privacy awareness, making informed decision, </text:span><text:span text:style-name="T3">managing app permission requests</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3" table:visibility="filter">
          <table:table-cell table:style-name="ce1" office:value-type="string" calcext:value-type="string">
            <text:p>P64</text:p>
          </table:table-cell>
          <table:table-cell table:style-name="ce5" office:value-type="string" calcext:value-type="string">
            <text:p>Deep Learning-Based User Privacy Settings Recommendation in Online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deep learning-based method termed PrivacyRec to recommend privacy settings to users. PrivacyRec utilises deep representations of users' OSN profiles, combining multiple features via an attention layer to predict privacy setting preferences for various attributes.</text:span></text:p>
          </table:table-cell>
          <table:table-cell table:style-name="ce5" office:value-type="string" calcext:value-type="string">
            <text:p>configure privacy settings</text:p>
          </table:table-cell>
          <table:table-cell table:style-name="ce19" office:value-type="string" calcext:value-type="string">
            <text:p>managing OSN privacy settings, recommending privacy settings, predicting privacy settings preferences</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4" table:visibility="filter">
          <table:table-cell table:style-name="ce1" office:value-type="string" calcext:value-type="string">
            <text:p>P65</text:p>
          </table:table-cell>
          <table:table-cell table:style-name="ce22" office:value-type="string" calcext:value-type="string">
            <text:p>Default privacy setting prediction by grouping user’s attributes and settings preferenc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10000" calcext:value-type="float">
            <text:p>10000</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oposed and evaluated the applicability of SVM-based models to predict default privacy settings of users at the time of registration to service providers.</text:span></text:p>
          </table:table-cell>
          <table:table-cell table:style-name="ce5" office:value-type="string" calcext:value-type="string">
            <text:p><text:span text:style-name="T1">set their default privacy settings at the time of registration to Internet services</text:span></text:p>
          </table:table-cell>
          <table:table-cell table:style-name="ce19" office:value-type="string" calcext:value-type="string">
            <text:p>recommending privacy settings</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5" table:visibility="filter">
          <table:table-cell table:style-name="ce1" office:value-type="string" calcext:value-type="string">
            <text:p>P66</text:p>
          </table:table-cell>
          <table:table-cell table:style-name="ce5" office:value-type="string" calcext:value-type="string">
            <text:p>Design and implementation of a CBR-based privacy agent</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15" calcext:value-type="float">
            <text:p>15</text:p>
          </table:table-cell>
          <table:table-cell table:style-name="ce1" office:value-type="string" calcext:value-type="string">
            <text:p>NA</text:p>
          </table:table-cell>
          <table:table-cell table:style-name="ce5" office:value-type="string" calcext:value-type="string">
            <text:p>Focus Group</text:p>
          </table:table-cell>
          <table:table-cell table:style-name="ce5" office:value-type="string" calcext:value-type="string">
            <text:p><text:span text:style-name="T1">Present Privacy Advisor, a software based on Case-Based Reasoning (CBR), which relies on the ability to identify similar situations from the past and use these to provide recommendations in new situations.</text:span></text:p>
          </table:table-cell>
          <table:table-cell table:style-name="ce5" office:value-type="string" calcext:value-type="string">
            <text:p><text:span text:style-name="T1">manage privacy online through similarity of privacy practices</text:span></text:p>
          </table:table-cell>
          <table:table-cell table:style-name="ce19" office:value-type="string" calcext:value-type="string">
            <text:p>recommending privacy settings</text:p>
          </table:table-cell>
          <table:table-cell table:style-name="ce5" office:value-type="string" calcext:value-type="string">
            <text:p>Conference Paper</text:p>
          </table:table-cell>
          <table:table-cell table:style-name="ce11" office:value-type="float" office:value="2012" calcext:value-type="float">
            <text:p>2012</text:p>
          </table:table-cell>
          <table:table-cell table:number-columns-repeated="1000"/>
        </table:table-row>
        <table:table-row table:style-name="ro11">
          <table:table-cell table:style-name="ce1" office:value-type="string" calcext:value-type="string">
            <text:p>P67</text:p>
          </table:table-cell>
          <table:table-cell table:style-name="ce5" office:value-type="string" calcext:value-type="string">
            <text:p>Designing a GDPR-Compliant and Usable Privacy Dashboard</text:p>
          </table:table-cell>
          <table:table-cell table:style-name="ce1" office:value-type="string" calcext:value-type="string">
            <text:p>Raising Privacy Awareness</text:p>
          </table:table-cell>
          <table:table-cell table:style-name="ce1" office:value-type="string" calcext:value-type="string">
            <text:p>Visualising Disclosed Information</text:p>
          </table:table-cell>
          <table:table-cell table:style-name="ce5" office:value-type="string" calcext:value-type="string">
            <text:p>Online Services</text:p>
          </table:table-cell>
          <table:table-cell table:style-name="ce11" office:value-type="float" office:value="3" calcext:value-type="float">
            <text:p>3</text:p>
          </table:table-cell>
          <table:table-cell table:style-name="ce1" office:value-type="string" calcext:value-type="string">
            <text:p>NA</text:p>
          </table:table-cell>
          <table:table-cell table:style-name="ce5" office:value-type="string" calcext:value-type="string">
            <text:p>Task Analysis</text:p>
          </table:table-cell>
          <table:table-cell table:style-name="ce5" office:value-type="string" calcext:value-type="string">
            <text:p><text:span text:style-name="T1">Present the design, implementation, and evaluation of a privacy dashboard for data subjects intending to enable and ease the execution of data privacy rights granted by the GDPR, especially the transparency requirement. The privacy dashboard acts as an intermediary for data subjects and controllers, facilitating delayed responses to rectification, erasure, or consent withdrawal requests and enabling controllers to seek consent for additional data processing purposes, primarily serving as an ex-post tool with the potential for ex-ante capabilities.</text:span></text:p>
          </table:table-cell>
          <table:table-cell table:style-name="ce5" office:value-type="string" calcext:value-type="string">
            <text:p>execute data privacy rights with the tool</text:p>
          </table:table-cell>
          <table:table-cell table:style-name="ce5" office:value-type="string" calcext:value-type="string">
            <text:p><text:span text:style-name="T1">exercising privacy rights, </text:span><text:span text:style-name="T3">visualising disclosed information</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5" table:visibility="filter">
          <table:table-cell table:style-name="ce1" office:value-type="string" calcext:value-type="string">
            <text:p>P68</text:p>
          </table:table-cell>
          <table:table-cell table:style-name="ce5" office:value-type="string" calcext:value-type="string">
            <text:p>Designing privacy indicators for smartphone app markets: A new perspective on the nature of privacy risks of app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37" calcext:value-type="float">
            <text:p>37</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esent and experimentally test a new design for privacy indicators for apps in app markets - based in design warning theory, aiming for novel approaches for privacy risk communication in smartphone app markets</text:span></text:p>
          </table:table-cell>
          <table:table-cell table:style-name="ce5" office:value-type="string" calcext:value-type="string">
            <text:p><text:span text:style-name="T1">make informed decisions regarding app selection</text:span></text:p>
          </table:table-cell>
          <table:table-cell table:style-name="ce5" office:value-type="string" calcext:value-type="string">
            <text:p><text:span text:style-name="T1">raising privacy awareness, making informed decision, </text:span><text:span text:style-name="T3">communicating privacy risk</text:span></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8" table:visibility="filter">
          <table:table-cell table:style-name="ce1" office:value-type="string" calcext:value-type="string">
            <text:p>P69</text:p>
          </table:table-cell>
          <table:table-cell table:style-name="ce5" office:value-type="string" calcext:value-type="string">
            <text:p>Detecting and predicting privacy violations in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PROTOSS (PRivacy viOlaTions in Online Social networkS), a run time tool to detect and predict possible privacy breaches in online social networks. It uses model checking to detect if relations among the users will result in the violation of privacy agreements. It is designed to perform semantic reasoning on its knowledge base to proactively identify and signal potential privacy risks, predicting possible violations before they occur and alerting users to safeguard their privacy.</text:span></text:p>
          </table:table-cell>
          <table:table-cell table:style-name="ce5" office:value-type="string" calcext:value-type="string">
            <text:p>take necessary actions to avoid privacy violations</text:p>
          </table:table-cell>
          <table:table-cell table:style-name="ce19" office:value-type="string" calcext:value-type="string">
            <text:p><text:span text:style-name="T4">detecting possible privacy breaches, predicting privacy violations</text:span><text:span text:style-name="T5">, signalling potential privacy risks</text:span></text:p>
          </table:table-cell>
          <table:table-cell table:style-name="ce5" office:value-type="string" calcext:value-type="string">
            <text:p>Journal Article</text:p>
          </table:table-cell>
          <table:table-cell table:style-name="ce11" office:value-type="float" office:value="2014" calcext:value-type="float">
            <text:p>2014</text:p>
          </table:table-cell>
          <table:table-cell table:number-columns-repeated="1000"/>
        </table:table-row>
        <table:table-row table:style-name="ro6" table:visibility="filter">
          <table:table-cell table:style-name="ce1" office:value-type="string" calcext:value-type="string">
            <text:p>P70</text:p>
          </table:table-cell>
          <table:table-cell table:style-name="ce5" office:value-type="string" calcext:value-type="string">
            <text:p>Detecting and resolving privacy conflicts for collaborative data sharing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30" calcext:value-type="float">
            <text:p>30</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Provide a systematic mechanism for collaborative data sharing to identify and resolve privacy conflicts. The conflict resolution indicates a tradeoff between privacy protection and data sharing by quantifying privacy risk and sharing loss.</text:span></text:p>
          </table:table-cell>
          <table:table-cell table:style-name="ce5" office:value-type="string" calcext:value-type="string">
            <text:p>have control over data residing outside their space</text:p>
          </table:table-cell>
          <table:table-cell table:style-name="ce5" office:value-type="string" calcext:value-type="string">
            <text:p><text:span text:style-name="T4">managing multiparty privacy</text:span><text:span text:style-name="T5">, resolving privacy conflict</text:span></text:p>
          </table:table-cell>
          <table:table-cell table:style-name="ce5" office:value-type="string" calcext:value-type="string">
            <text:p>Conference Paper</text:p>
          </table:table-cell>
          <table:table-cell table:style-name="ce11" office:value-type="float" office:value="2011" calcext:value-type="float">
            <text:p>2011</text:p>
          </table:table-cell>
          <table:table-cell table:number-columns-repeated="1000"/>
        </table:table-row>
        <table:table-row table:style-name="ro7" table:visibility="filter">
          <table:table-cell table:style-name="ce1" office:value-type="string" calcext:value-type="string">
            <text:p>P71</text:p>
          </table:table-cell>
          <table:table-cell table:style-name="ce5" office:value-type="string" calcext:value-type="string">
            <text:p>Does this App Really Need My Location?: Context-Aware Privacy Management for Smartphone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1321" calcext:value-type="float">
            <text:p>1321</text:p>
          </table:table-cell>
          <table:table-cell table:style-name="ce1" office:value-type="string" calcext:value-type="string">
            <text:p>NA</text:p>
          </table:table-cell>
          <table:table-cell table:style-name="ce5" office:value-type="string" calcext:value-type="string">
            <text:p>Experience Sampling Method (ESM)</text:p>
          </table:table-cell>
          <table:table-cell table:style-name="ce5" office:value-type="string" calcext:value-type="string">
            <text:p><text:span text:style-name="T1">Present the design and implementation of ProtectMyPrivacy for Android, which combines runtime instrumentation of stack traces and integration with the current Android permission mechanisms, to provide a new capability of purpose-based permissions specifically based on accesses by the apps or third-party libraries.</text:span></text:p>
          </table:table-cell>
          <table:table-cell table:style-name="ce5" office:value-type="string" calcext:value-type="string">
            <text:p><text:span text:style-name="T1">better protected from their data being sent to third-party libraries as compared to the current App-only model</text:span></text:p>
          </table:table-cell>
          <table:table-cell table:style-name="ce19" office:value-type="string" calcext:value-type="string">
            <text:p>managing app permission requests</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3" table:visibility="filter">
          <table:table-cell table:style-name="ce1" office:value-type="string" calcext:value-type="string">
            <text:p>P72</text:p>
          </table:table-cell>
          <table:table-cell table:style-name="ce5" office:value-type="string" calcext:value-type="string">
            <text:p>ELVIRA: an Explainable Agent for Value and Utility-driven Multiuser Privacy</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233" calcext:value-type="float">
            <text:p>233</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esent ELVIRA, an agent that supports multiuser privacy, providing explainability, role-agnosticism, adaptability, and being utility- and value-driven. By considering the sharing preferences and the moral values of users, ELVIRA identifies the optimal sharing policy.</text:span></text:p>
          </table:table-cell>
          <table:table-cell table:style-name="ce5" office:value-type="string" calcext:value-type="string">
            <text:p><text:span text:style-name="T1">collaboratively deal with Multiuser Privacy Conflicts (MPCs)</text:span></text:p>
          </table:table-cell>
          <table:table-cell table:style-name="ce5" office:value-type="string" calcext:value-type="string">
            <text:p><text:span text:style-name="T4">managing multiparty privacy</text:span><text:span text:style-name="T5">, resolving privacy conflict</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12" table:visibility="filter">
          <table:table-cell table:style-name="ce1" office:value-type="string" calcext:value-type="string">
            <text:p>P73</text:p>
          </table:table-cell>
          <table:table-cell table:style-name="ce5" office:value-type="string" calcext:value-type="string">
            <text:p>Enabling user privacy in identity management system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privacy module for user’s devices to automatically enforce privacy protection in identity management environments.</text:span></text:p>
          </table:table-cell>
          <table:table-cell table:style-name="ce5" office:value-type="string" calcext:value-type="string">
            <text:p><text:span text:style-name="T1">ensure control on their personal data and to automatically fulfil legislative requirements</text:span></text:p>
          </table:table-cell>
          <table:table-cell table:style-name="ce19" office:value-type="string" calcext:value-type="string">
            <text:p><text:span text:style-name="T4">configuring privacy settings automatically, </text:span><text:span text:style-name="T5">controlling information disclosure</text:span></text:p>
          </table:table-cell>
          <table:table-cell table:style-name="ce5" office:value-type="string" calcext:value-type="string">
            <text:p>Conference Paper</text:p>
          </table:table-cell>
          <table:table-cell table:style-name="ce11" office:value-type="float" office:value="2010" calcext:value-type="float">
            <text:p>2010</text:p>
          </table:table-cell>
          <table:table-cell table:number-columns-repeated="1000"/>
        </table:table-row>
        <table:table-row table:style-name="ro5" table:visibility="filter">
          <table:table-cell table:style-name="ce1" office:value-type="string" calcext:value-type="string">
            <text:p>P74</text:p>
          </table:table-cell>
          <table:table-cell table:style-name="ce5" office:value-type="string" calcext:value-type="string">
            <text:p>Enhancing privacy through the visual design of privacy notices: Exploring the interplay of curiosity, control and affect</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620" calcext:value-type="float">
            <text:p>620</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Demonstrate that affect moderates the relationship between privacy concerns and disclosure and that visual design of privacy notices may have a beneficial influence on personal information disclosures</text:span></text:p>
          </table:table-cell>
          <table:table-cell table:style-name="ce5" office:value-type="string" calcext:value-type="string">
            <text:p><text:span text:style-name="T1">make more informed privacy decisions which are aligned with their beliefs</text:span></text:p>
          </table:table-cell>
          <table:table-cell table:style-name="ce5" office:value-type="string" calcext:value-type="string">
            <text:p><text:span text:style-name="T1">controlling information disclosure, making informed decision, </text:span><text:span text:style-name="T3">designing visually beneficial privacy notices</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6" table:visibility="filter">
          <table:table-cell table:style-name="ce1" office:value-type="string" calcext:value-type="string">
            <text:p>P75</text:p>
          </table:table-cell>
          <table:table-cell table:style-name="ce5" office:value-type="string" calcext:value-type="string">
            <text:p>Enhancing the privacy risk awareness of teenagers in online social networks through soft-paternalism mechanism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42" calcext:value-type="float">
            <text:p>42</text:p>
          </table:table-cell>
          <table:table-cell table:style-name="ce1" office:value-type="string" calcext:value-type="string">
            <text:p>Between-subjects design</text:p>
          </table:table-cell>
          <table:table-cell table:style-name="ce5" office:value-type="string" calcext:value-type="string">
            <text:p>Field Study</text:p>
          </table:table-cell>
          <table:table-cell table:style-name="ce5" office:value-type="string" calcext:value-type="string">
            <text:p><text:span text:style-name="T1">Focus on providing soft-paternalism mechanisms that integrate a privacy risk estimation (PRS) of the action that users are going to perform. The proposed mechanisms “nudge” users to reconsider the disclosure actions before performing them.</text:span></text:p>
          </table:table-cell>
          <table:table-cell table:style-name="ce5" office:value-type="string" calcext:value-type="string">
            <text:p><text:span text:style-name="T1">make better decisions about actions in social networks that may increase their privacy risks</text:span></text:p>
          </table:table-cell>
          <table:table-cell table:style-name="ce5" office:value-type="string" calcext:value-type="string">
            <text:p><text:span text:style-name="T1">raising privacy awareness,</text:span><text:span text:style-name="T3"> nudging privacy behaviour,</text:span><text:span text:style-name="T5"> </text:span><text:span text:style-name="T3">estimating privacy risk, </text:span><text:span text:style-name="T5">making informed decision</text:span></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2" table:visibility="filter">
          <table:table-cell table:style-name="ce1" office:value-type="string" calcext:value-type="string">
            <text:p>P76</text:p>
          </table:table-cell>
          <table:table-cell table:style-name="ce5" office:value-type="string" calcext:value-type="string">
            <text:p>Estimation of privacy risk through centrality metric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Privacy Risk Score (PRS) for measuring privacy on social networks. It estimates the privacy risk of user-sharing actions by considering the audience's reachability, personalizes risk levels to individual perceptions, operates without requiring user interaction by analyzing information flows, and uses centrality metrics for approximating risk in data-restricted scenarios.</text:span></text:p>
          </table:table-cell>
          <table:table-cell table:style-name="ce5" office:value-type="string" calcext:value-type="string">
            <text:p><text:span text:style-name="T1">be aware of the reachability of their publications in the social network even though they have restricted the visibility of their publications</text:span></text:p>
          </table:table-cell>
          <table:table-cell table:style-name="ce5" office:value-type="string" calcext:value-type="string">
            <text:p><text:span text:style-name="T1">raising privacy awareness, </text:span><text:span text:style-name="T3">estimating privacy risk</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5" table:visibility="filter">
          <table:table-cell table:style-name="ce1" office:value-type="string" calcext:value-type="string">
            <text:p>P77</text:p>
          </table:table-cell>
          <table:table-cell table:style-name="ce5" office:value-type="string" calcext:value-type="string">
            <text:p>Evaluation of the reliability of using the prototype PPMARK - A tool to support the computer human interaction in readings the privacy policies - Using the GQM and TAM models</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style-name="ce11" office:value-type="float" office:value="40" calcext:value-type="float">
            <text:p>40</text:p>
          </table:table-cell>
          <table:table-cell table:style-name="ce1" office:value-type="string" calcext:value-type="string">
            <text:p>NA</text:p>
          </table:table-cell>
          <table:table-cell table:style-name="ce5" office:value-type="string" calcext:value-type="string">
            <text:p>TAM</text:p>
          </table:table-cell>
          <table:table-cell table:style-name="ce5" office:value-type="string" calcext:value-type="string">
            <text:p><text:span text:style-name="T1">Assess the users' confidence on the information extracted by the PPmark prototype, a tool proposed to support the reading of privacy policies - using the GQM and TAM models</text:span></text:p>
          </table:table-cell>
          <table:table-cell table:style-name="ce5" office:value-type="string" calcext:value-type="string">
            <text:p><text:span text:style-name="T1">understand policy terms and encourage them to pay attention to what is being collected</text:span></text:p>
          </table:table-cell>
          <table:table-cell table:style-name="ce5" office:value-type="string" calcext:value-type="string">
            <text:p><text:span text:style-name="T1">improving comprehensibility of privacy policies, raising privacy awareness, </text:span><text:span text:style-name="T3">parsing privacy policies, supporting the reading of privacy policies</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5" table:visibility="filter">
          <table:table-cell table:style-name="ce1" office:value-type="string" calcext:value-type="string">
            <text:p>P78</text:p>
          </table:table-cell>
          <table:table-cell table:style-name="ce5" office:value-type="string" calcext:value-type="string">
            <text:p>Expectation and purpose: understanding users' mental models of mobile app privacy through crowdsourcing</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67" calcext:value-type="float">
            <text:p>67</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Proposed a new privacy summary interface that emphasizes (app) behaviors that did not match the crowd’s expectations - where mobile apps break people's expectation about an app does or does not do.</text:span></text:p>
          </table:table-cell>
          <table:table-cell table:style-name="ce5" office:value-type="string" calcext:value-type="string">
            <text:p>make better trust decision</text:p>
          </table:table-cell>
          <table:table-cell table:style-name="ce5" office:value-type="string" calcext:value-type="string">
            <text:p><text:span text:style-name="T1">raising privacy awareness, making informed decision, </text:span><text:span text:style-name="T3">communicating privacy risks</text:span></text:p>
          </table:table-cell>
          <table:table-cell table:style-name="ce5" office:value-type="string" calcext:value-type="string">
            <text:p>Conference Paper</text:p>
          </table:table-cell>
          <table:table-cell table:style-name="ce11" office:value-type="float" office:value="2012" calcext:value-type="float">
            <text:p>2012</text:p>
          </table:table-cell>
          <table:table-cell table:number-columns-repeated="1000"/>
        </table:table-row>
        <table:table-row table:style-name="ro5" table:visibility="filter">
          <table:table-cell table:style-name="ce1" office:value-type="string" calcext:value-type="string">
            <text:p>P79</text:p>
          </table:table-cell>
          <table:table-cell table:style-name="ce5" office:value-type="string" calcext:value-type="string">
            <text:p>Explainable and Personalized Privacy Prediction</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configurable privacy prediction system to classify images (public or private) that accommodates personalization which enables the users to include their privacy preferences.</text:span></text:p>
          </table:table-cell>
          <table:table-cell table:style-name="ce5" office:value-type="string" calcext:value-type="string">
            <text:p>include their privacy preferences and tweak the system according to their requirements</text:p>
          </table:table-cell>
          <table:table-cell table:style-name="ce19" office:value-type="string" calcext:value-type="string">
            <text:p><text:span text:style-name="T1">predicting privacy of images</text:span><text:span text:style-name="T3">, managing privacy settings</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4" table:visibility="filter">
          <table:table-cell table:style-name="ce1" office:value-type="string" calcext:value-type="string">
            <text:p>P80</text:p>
          </table:table-cell>
          <table:table-cell table:style-name="ce5" office:value-type="string" calcext:value-type="string">
            <text:p>Extending Layered Privacy Language to Support Privacy Icons for a Personal Privacy Policy User Interface</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10" calcext:value-type="float">
            <text:p>1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esent an extension for the Layered Privacy Language (LPL) to support multi-lingual human-readable descriptions and privacy icons.</text:span></text:p>
          </table:table-cell>
          <table:table-cell table:style-name="ce5" office:value-type="string" calcext:value-type="string">
            <text:p>make informed consent</text:p>
          </table:table-cell>
          <table:table-cell table:style-name="ce5" office:value-type="string" calcext:value-type="string">
            <text:p><text:span text:style-name="T4">supporting privacy policies with icons</text:span><text:span text:style-name="T5">, making informed consent</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5" table:visibility="filter">
          <table:table-cell table:style-name="ce1" office:value-type="string" calcext:value-type="string">
            <text:p>P81</text:p>
          </table:table-cell>
          <table:table-cell table:style-name="ce5" office:value-type="string" calcext:value-type="string">
            <text:p>Eyeing your exposure: quantifying and controlling information sharing for improved privacy</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style-name="ce11" office:value-type="float" office:value="40" calcext:value-type="float">
            <text:p>4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esent an unobtrusive and intuitive ambient interface based on the metaphor of eyes for providing exposure feedback and reactive sharing controls to users of context sharing applications.</text:span></text:p>
          </table:table-cell>
          <table:table-cell table:style-name="ce5" office:value-type="string" calcext:value-type="string">
            <text:p><text:span text:style-name="T1">better reign in excessive sharing and improve their privacy / take actions to limit their exposure</text:span></text:p>
          </table:table-cell>
          <table:table-cell table:style-name="ce19" office:value-type="string" calcext:value-type="string">
            <text:p><text:span text:style-name="T1">controlling information disclosure, </text:span><text:span text:style-name="T3">managing OSN privacy settings</text:span></text:p>
          </table:table-cell>
          <table:table-cell table:style-name="ce5" office:value-type="string" calcext:value-type="string">
            <text:p>Conference Paper</text:p>
          </table:table-cell>
          <table:table-cell table:style-name="ce11" office:value-type="float" office:value="2011" calcext:value-type="float">
            <text:p>2011</text:p>
          </table:table-cell>
          <table:table-cell table:number-columns-repeated="1000"/>
        </table:table-row>
        <table:table-row table:style-name="ro4" table:visibility="filter">
          <table:table-cell table:style-name="ce1" office:value-type="string" calcext:value-type="string">
            <text:p>P82</text:p>
          </table:table-cell>
          <table:table-cell table:style-name="ce5" office:value-type="string" calcext:value-type="string">
            <text:p>Finding a Choice in a Haystack: Automatic Extraction of Opt-Out Statements from Privacy Policy Text</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8" calcext:value-type="float">
            <text:p>8</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A method for the automated detection of opt-out choices in privacy policy text and their presentation to users through a web browser extension.</text:span></text:p>
          </table:table-cell>
          <table:table-cell table:style-name="ce5" office:value-type="string" calcext:value-type="string">
            <text:p>make use of these opt-out choices</text:p>
          </table:table-cell>
          <table:table-cell table:style-name="ce19" office:value-type="string" calcext:value-type="string">
            <text:p>managing privacy settings</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7" table:visibility="filter">
          <table:table-cell table:style-name="ce1" office:value-type="string" calcext:value-type="string">
            <text:p>P83</text:p>
          </table:table-cell>
          <table:table-cell table:style-name="ce5" office:value-type="string" calcext:value-type="string">
            <text:p>Follow My Recommendations: A Personalized Privacy Assistant for Mobile App Permission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72" calcext:value-type="float">
            <text:p>72</text:p>
          </table:table-cell>
          <table:table-cell table:style-name="ce1" office:value-type="string" calcext:value-type="string">
            <text:p>Between-subjects design</text:p>
          </table:table-cell>
          <table:table-cell table:style-name="ce5" office:value-type="string" calcext:value-type="string">
            <text:p>Field Study</text:p>
          </table:table-cell>
          <table:table-cell table:style-name="ce5" office:value-type="string" calcext:value-type="string">
            <text:p>Propose a methodology to learn privacy profiles for permission settings and leverage them in a personalised privacy assistant that actively supports users in configuring their permission settings. The personalised privacy assistant recommends permission settings based on the user's installed apps and elicited privacy preferences.</text:p>
          </table:table-cell>
          <table:table-cell table:style-name="ce5" office:value-type="string" calcext:value-type="string">
            <text:p>benefit from a personalized privacy assistant that provides them with recommendations for privacy configuration</text:p>
          </table:table-cell>
          <table:table-cell table:style-name="ce19" office:value-type="string" calcext:value-type="string">
            <text:p>managing app permissions requests, recommending permission settings</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3" table:visibility="filter">
          <table:table-cell table:style-name="ce1" office:value-type="string" calcext:value-type="string">
            <text:p>P84</text:p>
          </table:table-cell>
          <table:table-cell table:style-name="ce5" office:value-type="string" calcext:value-type="string">
            <text:p>Formal specification and verification of user-centric privacy policies for ubiquitous system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Extend the concept of contextual integrity to provide mathematical models and algorithms that enables the creations and management of privacy norms for individual users. The formalization and verification engine performs formal reasoning about the user’s privacy rules to detect privacy violations.</text:span></text:p>
          </table:table-cell>
          <table:table-cell table:style-name="ce5" office:value-type="string" calcext:value-type="string">
            <text:p>create and manage their privacy privacy norms</text:p>
          </table:table-cell>
          <table:table-cell table:style-name="ce16" office:value-type="string" calcext:value-type="string">
            <text:p><text:span text:style-name="T6">sharing information based on privacy norms</text:span><text:span text:style-name="T7">, </text:span><text:span text:style-name="T8">detecting privacy violations</text:span><text:span text:style-name="T7">, creating privacy norms for privacy rules</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3" table:visibility="filter">
          <table:table-cell table:style-name="ce1" office:value-type="string" calcext:value-type="string">
            <text:p>P85</text:p>
          </table:table-cell>
          <table:table-cell table:style-name="ce5" office:value-type="string" calcext:value-type="string">
            <text:p>From Design Requirements to Effective Privacy Notifications: Empowering Users of Online Services to Make Informed Decisions</text:p>
          </table:table-cell>
          <table:table-cell table:style-name="ce1" office:value-type="string" calcext:value-type="string">
            <text:p>Raising Privacy Awareness</text:p>
          </table:table-cell>
          <table:table-cell table:style-name="ce1" office:value-type="string" calcext:value-type="string">
            <text:p>Visualising Disclosed Information</text:p>
          </table:table-cell>
          <table:table-cell table:style-name="ce5" office:value-type="string" calcext:value-type="string">
            <text:p>Software applications</text:p>
          </table:table-cell>
          <table:table-cell table:style-name="ce11" office:value-type="float" office:value="16" calcext:value-type="float">
            <text:p>16</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Development of privacy notifications that enhance transparency in online data services, enabling users to see how their personal data is (have been) processed and empowering them to make informed decisions on intervening, specifically tailored for mobile phone ecosystems</text:span></text:p>
          </table:table-cell>
          <table:table-cell table:style-name="ce5" office:value-type="string" calcext:value-type="string">
            <text:p>make informed follow-up decisions to improve their privacy</text:p>
          </table:table-cell>
          <table:table-cell table:style-name="ce5" office:value-type="string" calcext:value-type="string">
            <text:p><text:span text:style-name="T1">rasing privacy awareness, making informed decision, </text:span><text:span text:style-name="T3">visualising disclosed information</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4" table:visibility="filter">
          <table:table-cell table:style-name="ce1" office:value-type="string" calcext:value-type="string">
            <text:p>P86</text:p>
          </table:table-cell>
          <table:table-cell table:style-name="ce5" office:value-type="string" calcext:value-type="string">
            <text:p>From Tag to Protect: A Tag-Driven Policy Recommender System for Image Sharing</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71" calcext:value-type="float">
            <text:p>71</text:p>
          </table:table-cell>
          <table:table-cell table:style-name="ce1" office:value-type="string" calcext:value-type="string">
            <text:p>Mixed</text:p>
          </table:table-cell>
          <table:table-cell table:style-name="ce13" office:value-type="string" calcext:value-type="string">
            <text:p>Laboratory Experiment</text:p>
          </table:table-cell>
          <table:table-cell table:style-name="ce5" office:value-type="string" calcext:value-type="string">
            <text:p><text:span text:style-name="T1">Propose a privacy setting recommender system, called T2P (Tag-To-Protect), to help people effortlessly set up the privacy settings for their online images.</text:span></text:p>
          </table:table-cell>
          <table:table-cell table:style-name="ce5" office:value-type="string" calcext:value-type="string">
            <text:p>be released from the burden of defining and customizing privacy policy settings</text:p>
          </table:table-cell>
          <table:table-cell table:style-name="ce19" office:value-type="string" calcext:value-type="string">
            <text:p><text:span text:style-name="T1">recommending privacy settings</text:span><text:span text:style-name="T3">, managing OSN privacy setting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5" table:visibility="filter">
          <table:table-cell table:style-name="ce1" office:value-type="string" calcext:value-type="string">
            <text:p>P87</text:p>
          </table:table-cell>
          <table:table-cell table:style-name="ce5" office:value-type="string" calcext:value-type="string">
            <text:p>Have you been properly notified? automatic compliance analysis of privacy policy text with GDPR article 13</text:p>
          </table:table-cell>
          <table:table-cell table:style-name="ce5" office:value-type="string" calcext:value-type="string">
            <text:p>Improving Privacy Policy</text:p>
          </table:table-cell>
          <table:table-cell table:style-name="ce5" office:value-type="string" calcext:value-type="string">
            <text:p>Advancing Privacy Policy Assessment</text:p>
          </table:table-cell>
          <table:table-cell table:style-name="ce5" office:value-type="string" calcext:value-type="string">
            <text:p>Online Services</text:p>
          </table:table-cell>
          <table:table-cell table:style-name="ce11" office:value-type="float" office:value="10" calcext:value-type="float">
            <text:p>1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opose an approach to automatically analyse the privacy policy contents and report violations against GDPR (Article 13),  realising it through an web-based tool named AutoCompliance.</text:span></text:p>
          </table:table-cell>
          <table:table-cell table:style-name="ce5" office:value-type="string" calcext:value-type="string">
            <text:p>find and understand the compliance issues in privacy policies / relieve efforts in checking the compliance of privacy policies in accordance with GDPR Article 13</text:p>
          </table:table-cell>
          <table:table-cell table:style-name="ce5" office:value-type="string" calcext:value-type="string">
            <text:p><text:span text:style-name="T1">analysing privacy policies, </text:span><text:span text:style-name="T3">assessing privacy policies</text:span><text:span text:style-name="T5">, improving information-seeking experience</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3" table:visibility="filter">
          <table:table-cell table:style-name="ce1" office:value-type="string" calcext:value-type="string">
            <text:p>P88</text:p>
          </table:table-cell>
          <table:table-cell table:style-name="ce5" office:value-type="string" calcext:value-type="string">
            <text:p>Helping john to make informed decisions on using social login</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80" calcext:value-type="float">
            <text:p>8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Develop and evaluate the means to empower users to make informed decisions, in the context of the social login methods by developing and testing a tutorial and an 'Drag and Drop' and 'Question and Answer' UI concepts for informed consent on personal information sharing.</text:span></text:p>
          </table:table-cell>
          <table:table-cell table:style-name="ce5" office:value-type="string" calcext:value-type="string">
            <text:p><text:span text:style-name="T1">make informed decisions in the context of signing up for an SP using a social network as an IdP</text:span></text:p>
          </table:table-cell>
          <table:table-cell table:style-name="ce5" office:value-type="string" calcext:value-type="string">
            <text:p><text:span text:style-name="T1">making informed decision, </text:span><text:span text:style-name="T3">managing consent request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6" table:visibility="filter">
          <table:table-cell table:style-name="ce1" office:value-type="string" calcext:value-type="string">
            <text:p>P89</text:p>
          </table:table-cell>
          <table:table-cell table:style-name="ce5" office:value-type="string" calcext:value-type="string">
            <text:p>Helping Users Managing Context-based Privacy Preferenc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sign a service helping users to manage privacy preferences settings when they move from one context to another, since defining privacy preferences becomes more complex due to the context-dependent nature of services (location, time, etc.).</text:span></text:p>
          </table:table-cell>
          <table:table-cell table:style-name="ce5" office:value-type="string" calcext:value-type="string">
            <text:p>manage their privacy preferences setting under different contexts</text:p>
          </table:table-cell>
          <table:table-cell table:style-name="ce19" office:value-type="string" calcext:value-type="string">
            <text:p>managing privacy settings</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4" table:visibility="filter">
          <table:table-cell table:style-name="ce1" office:value-type="string" calcext:value-type="string">
            <text:p>P90</text:p>
          </table:table-cell>
          <table:table-cell table:style-name="ce5" office:value-type="string" calcext:value-type="string">
            <text:p>HideMe: Privacy-Preserving Photo Sharing on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860" calcext:value-type="float">
            <text:p>860</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Propose the design, implementation and evaluation of HideMe, a framework to preserve the associated users’ privacy for online photo sharing</text:p>
          </table:table-cell>
          <table:table-cell table:style-name="ce5" office:value-type="string" calcext:value-type="string">
            <text:p>hide their faces on related photos from unwanted viewers by one time policy generation</text:p>
          </table:table-cell>
          <table:table-cell table:style-name="ce19" office:value-type="string" calcext:value-type="string">
            <text:p>managing multiparty privacy</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2" table:visibility="filter">
          <table:table-cell table:style-name="ce1" office:value-type="string" calcext:value-type="string">
            <text:p>P91</text:p>
          </table:table-cell>
          <table:table-cell table:style-name="ce5" office:value-type="string" calcext:value-type="string">
            <text:p>If you can't beat them, join them": A usability approach to interdependent privacy in cloud app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ftware applications</text:p>
          </table:table-cell>
          <table:table-cell table:style-name="ce11" office:value-type="float" office:value="141" calcext:value-type="float">
            <text:p>141</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Present history-based Insights as an important technique within the movement from static privacy indicators towards dynamic privacy assistants that lead users to data-driven privacy decisions. Users are informed at decision time about the vendors which have been previously granted access to their data, including through collaborators in collaborative platforms (interdependent privacy).</text:span></text:p>
          </table:table-cell>
          <table:table-cell table:style-name="ce5" office:value-type="string" calcext:value-type="string">
            <text:p>reduce privacy loss on herself and on her collaborators too</text:p>
          </table:table-cell>
          <table:table-cell table:style-name="ce5" office:value-type="string" calcext:value-type="string">
            <text:p><text:span text:style-name="T4">managing interdependent privacy</text:span><text:span text:style-name="T5">, making informed decision</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4" table:visibility="filter">
          <table:table-cell table:style-name="ce1" office:value-type="string" calcext:value-type="string">
            <text:p>P92</text:p>
          </table:table-cell>
          <table:table-cell table:style-name="ce5" office:value-type="string" calcext:value-type="string">
            <text:p>If you can't measure it, you can't manage it: Towards quantification of privacy policies</text:p>
          </table:table-cell>
          <table:table-cell table:style-name="ce5" office:value-type="string" calcext:value-type="string">
            <text:p>Improving Privacy Policy</text:p>
          </table:table-cell>
          <table:table-cell table:style-name="ce5" office:value-type="string" calcext:value-type="string">
            <text:p>Advancing Privacy Policy Assessment</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n approach to quantify the amount of data collection of an application by analyzing its privacy policy text using natural language processing (NLP) techniques</text:span></text:p>
          </table:table-cell>
          <table:table-cell table:style-name="ce5" office:value-type="string" calcext:value-type="string">
            <text:p>compare different application alternatives based on their data-gathering practices.</text:p>
          </table:table-cell>
          <table:table-cell table:style-name="ce5" office:value-type="string" calcext:value-type="string">
            <text:p><text:span text:style-name="T1">analysing privacy policies, </text:span><text:span text:style-name="T3">comparing privacy policies</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4" table:visibility="filter">
          <table:table-cell table:style-name="ce1" office:value-type="string" calcext:value-type="string">
            <text:p>P93</text:p>
          </table:table-cell>
          <table:table-cell table:style-name="ce5" office:value-type="string" calcext:value-type="string">
            <text:p>Incognitus: Privacy-Preserving User Interests in Online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Incognitus: an approach to allow users browse Pages of OSNs without disclosing their interests or activity to the service provider</text:span></text:p>
          </table:table-cell>
          <table:table-cell table:style-name="ce5" office:value-type="string" calcext:value-type="string">
            <text:p><text:span text:style-name="T1">receive updates about privacy-sensitive issues that may not be willing to disclose their personal preferences and interests</text:span></text:p>
          </table:table-cell>
          <table:table-cell table:style-name="ce19" office:value-type="string" calcext:value-type="string">
            <text:p><text:span text:style-name="T1">controlling information disclosure</text:span><text:span text:style-name="T3">, managing personal preferences</text:span></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4" table:visibility="filter">
          <table:table-cell table:style-name="ce1" office:value-type="string" calcext:value-type="string">
            <text:p>P94</text:p>
          </table:table-cell>
          <table:table-cell table:style-name="ce5" office:value-type="string" calcext:value-type="string">
            <text:p>Incorporating individual and group privacy preferences in the internet of thing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privacy negotiation mechanism to allow IoT users to automatically express and enforce their personal privacy preferences while interacting with IoT deployments.</text:span></text:p>
          </table:table-cell>
          <table:table-cell table:style-name="ce5" office:value-type="string" calcext:value-type="string">
            <text:p><text:span text:style-name="T1">negotiate their privacy preferences seamlessness in a IoT deployment</text:span></text:p>
          </table:table-cell>
          <table:table-cell table:style-name="ce19" office:value-type="string" calcext:value-type="string">
            <text:p>negotiating permissions, configuring permissions automatically</text:p>
          </table:table-cell>
          <table:table-cell table:style-name="ce5" office:value-type="string" calcext:value-type="string">
            <text:p>Journal Article</text:p>
          </table:table-cell>
          <table:table-cell table:style-name="ce11" office:value-type="float" office:value="2022" calcext:value-type="float">
            <text:p>2022</text:p>
          </table:table-cell>
          <table:table-cell table:number-columns-repeated="1000"/>
        </table:table-row>
        <table:table-row table:style-name="ro6" table:visibility="filter">
          <table:table-cell table:style-name="ce1" office:value-type="string" calcext:value-type="string">
            <text:p>P95</text:p>
          </table:table-cell>
          <table:table-cell table:style-name="ce5" office:value-type="string" calcext:value-type="string">
            <text:p>Increasing Service Users’ Privacy Awareness by Introducing On-Line Interactive Privacy Feature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Online Services</text:p>
          </table:table-cell>
          <table:table-cell table:style-name="ce11" office:value-type="float" office:value="100" calcext:value-type="float">
            <text:p>100</text:p>
          </table:table-cell>
          <table:table-cell table:style-name="ce1" office:value-type="string" calcext:value-type="string">
            <text:p>Mixed</text:p>
          </table:table-cell>
          <table:table-cell table:style-name="ce13" office:value-type="string" calcext:value-type="string">
            <text:p>Laboratory Experiment</text:p>
          </table:table-cell>
          <table:table-cell table:style-name="ce5" office:value-type="string" calcext:value-type="string">
            <text:p><text:span text:style-name="T1">Introduces the concept of On-line Interactive (OI) privacy feature which is defined as any on-line interactive tool, component or user-interface that creates privacy awareness and supports users in understanding their on-line privacy risks</text:span></text:p>
          </table:table-cell>
          <table:table-cell table:style-name="ce5" office:value-type="string" calcext:value-type="string">
            <text:p>make clearer on-line disclosure choices</text:p>
          </table:table-cell>
          <table:table-cell table:style-name="ce5" office:value-type="string" calcext:value-type="string">
            <text:p><text:span text:style-name="T1">raising privacy awareness, </text:span><text:span text:style-name="T3">controlling information disclosure</text:span><text:span text:style-name="T5">, making informed decision, </text:span><text:span text:style-name="T3">understanding privacy risk</text:span></text:p>
          </table:table-cell>
          <table:table-cell table:style-name="ce5" office:value-type="string" calcext:value-type="string">
            <text:p>Conference Paper</text:p>
          </table:table-cell>
          <table:table-cell table:style-name="ce11" office:value-type="float" office:value="2012" calcext:value-type="float">
            <text:p>2012</text:p>
          </table:table-cell>
          <table:table-cell table:number-columns-repeated="1000"/>
        </table:table-row>
        <table:table-row table:style-name="ro7" table:visibility="filter">
          <table:table-cell table:style-name="ce1" office:value-type="string" calcext:value-type="string">
            <text:p>P96</text:p>
          </table:table-cell>
          <table:table-cell table:style-name="ce5" office:value-type="string" calcext:value-type="string">
            <text:p>Information flows as a permission mechanism</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540" calcext:value-type="float">
            <text:p>540</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opose a new permission mechanism based on information flows between permission domains within an app and across multiple apps. It aims to make visible the behaviour of applications on a user's phone by developing a static analysis engine and modifying Android’s permission system to detect and manage application flows.</text:span></text:p>
          </table:table-cell>
          <table:table-cell table:style-name="ce5" office:value-type="string" calcext:value-type="string">
            <text:p>decide on whether to install or not an app</text:p>
          </table:table-cell>
          <table:table-cell table:style-name="ce5" office:value-type="string" calcext:value-type="string">
            <text:p><text:span text:style-name="T4">managing app permission requests</text:span><text:span text:style-name="T5">, making informed decision</text:span></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7" table:visibility="filter">
          <table:table-cell table:style-name="ce1" office:value-type="string" calcext:value-type="string">
            <text:p>P97</text:p>
          </table:table-cell>
          <table:table-cell table:style-name="ce5" office:value-type="string" calcext:value-type="string">
            <text:p>Interaction and Visualization Design for User Privacy Interface on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15" calcext:value-type="float">
            <text:p>15</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opose a visual model for representing and protecting the privacy of online social network users. The privacy exposure model quantifies risk through five dimensions—Who is included, What is shared, When it is created, Where it is created, and Whom it targets—allowing for a more objective assessment of privacy risks.</text:span></text:p>
          </table:table-cell>
          <table:table-cell table:style-name="ce5" office:value-type="string" calcext:value-type="string">
            <text:p><text:span text:style-name="T1">be more aware of privacy changes and to understand policy options easier</text:span></text:p>
          </table:table-cell>
          <table:table-cell table:style-name="ce5" office:value-type="string" calcext:value-type="string">
            <text:p><text:span text:style-name="T1">raising privacy awareness, </text:span><text:span text:style-name="T3"> exposing privacy risk</text:span></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5" table:visibility="filter">
          <table:table-cell table:style-name="ce1" office:value-type="string" calcext:value-type="string">
            <text:p>P98</text:p>
          </table:table-cell>
          <table:table-cell table:style-name="ce5" office:value-type="string" calcext:value-type="string">
            <text:p>Introducing privacy threats from ad libraries to android users through privacy granule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409" calcext:value-type="float">
            <text:p>409</text:p>
          </table:table-cell>
          <table:table-cell table:style-name="ce1" office:value-type="string" calcext:value-type="string">
            <text:p>Mixed</text:p>
          </table:table-cell>
          <table:table-cell table:style-name="ce5" office:value-type="string" calcext:value-type="string">
            <text:p>Online Survey</text:p>
          </table:table-cell>
          <table:table-cell table:style-name="ce5" office:value-type="string" calcext:value-type="string">
            <text:p><text:span text:style-name="T1">Propose a novel icon-based privacy threat representation as an alternative to permissions list that shows privacy threats to users from both app providers and associated ad libraries.</text:span></text:p>
          </table:table-cell>
          <table:table-cell table:style-name="ce5" office:value-type="string" calcext:value-type="string">
            <text:p><text:span text:style-name="T1">make an informed decision during app installation</text:span></text:p>
          </table:table-cell>
          <table:table-cell table:style-name="ce5" office:value-type="string" calcext:value-type="string">
            <text:p><text:span text:style-name="T1">managing app permission requests, making informed decision, </text:span><text:span text:style-name="T3">representing privacy threat</text:span></text:p>
          </table:table-cell>
          <table:table-cell table:style-name="ce5" office:value-type="string" calcext:value-type="string">
            <text:p>Conference Paper</text:p>
          </table:table-cell>
          <table:table-cell table:style-name="ce11" office:value-type="float" office:value="2015" calcext:value-type="float">
            <text:p>2015</text:p>
          </table:table-cell>
          <table:table-cell table:number-columns-repeated="1000"/>
        </table:table-row>
        <table:table-row table:style-name="ro6" table:visibility="filter">
          <table:table-cell table:style-name="ce1" office:value-type="string" calcext:value-type="string">
            <text:p>P99</text:p>
          </table:table-cell>
          <table:table-cell table:style-name="ce5" office:value-type="string" calcext:value-type="string">
            <text:p>IoT Service Store: A Web-based System for Privacy-aware IoT Service Discovery and Interaction</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design and implementation of a novel web-based system called IoT Service Store (ISS) that allows users to easily browse nearby IoT services, understand the privacy implications of these IoT services, and control the collection and usage of sensor data.</text:span></text:p>
          </table:table-cell>
          <table:table-cell table:style-name="ce5" office:value-type="string" calcext:value-type="string">
            <text:p>comprehend the privacy implications of nearby IoT services through gaining a better understanding of the data collected and possible inferences that may be drawn from this data</text:p>
          </table:table-cell>
          <table:table-cell table:style-name="ce5" office:value-type="string" calcext:value-type="string">
            <text:p><text:span text:style-name="T1">making informed decision, controlling information disclosure, raising privacy awareness, </text:span><text:span text:style-name="T3">managing privacy settings of smart device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4" table:visibility="filter">
          <table:table-cell table:style-name="ce1" office:value-type="string" calcext:value-type="string">
            <text:p>P100</text:p>
          </table:table-cell>
          <table:table-cell table:style-name="ce5" office:value-type="string" calcext:value-type="string">
            <text:p>IPAM: Information Privacy Assessment Metric in Microblogging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velop an algorithmic model to compute privacy scores based on the impact of privacy and security requirements, accessibility, and difficulty of information extraction</text:span></text:p>
          </table:table-cell>
          <table:table-cell table:style-name="ce5" office:value-type="string" calcext:value-type="string">
            <text:p>measure how much the system is protecting privacy</text:p>
          </table:table-cell>
          <table:table-cell table:style-name="ce5" office:value-type="string" calcext:value-type="string">
            <text:p><text:span text:style-name="T1">raising privacy awareness, </text:span><text:span text:style-name="T3">computing privacy score of a system</text:span></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6" table:visibility="filter">
          <table:table-cell table:style-name="ce1" office:value-type="string" calcext:value-type="string">
            <text:p>P101</text:p>
          </table:table-cell>
          <table:table-cell table:style-name="ce5" office:value-type="string" calcext:value-type="string">
            <text:p>Is Your Home Becoming a Spy? A Data-Centered Analysis and Classification of Smart Connected Home System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novel privacy-grounded classification of smart connected home systems that are focused on personal data exposure, which is considered an important precursor for the assessment of privacy risks targeting smart home residents.</text:span></text:p>
          </table:table-cell>
          <table:table-cell table:style-name="ce5" office:value-type="string" calcext:value-type="string">
            <text:p>better understand the privacy implications and what is at stake with different smart connected home systems.</text:p>
          </table:table-cell>
          <table:table-cell table:style-name="ce5" office:value-type="string" calcext:value-type="string">
            <text:p><text:span text:style-name="T1">raising privacy awareness, </text:span><text:span text:style-name="T3">computing privacy score of a system</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10" table:visibility="filter">
          <table:table-cell table:style-name="ce1" office:value-type="string" calcext:value-type="string">
            <text:p>P102</text:p>
          </table:table-cell>
          <table:table-cell table:style-name="ce5" office:value-type="string" calcext:value-type="string">
            <text:p>Knapsack graph-based privacy checking for smart environment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30" calcext:value-type="float">
            <text:p>3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The privacy checking problem is envisaged as a knapsack problem - proposed a privacy provision model for smart environments that relaxes the privacy preference such that the benefits of enabling the service type are maximized while simultaneously minimizing the user dissatisfaction. The system matches services to user privacy preferences and provider policies, offering recommendations based on user tolerance or optimizing suggestions by adjusting these values.</text:span></text:p>
          </table:table-cell>
          <table:table-cell table:style-name="ce5" office:value-type="string" calcext:value-type="string">
            <text:p><text:span text:style-name="T1">relax privacy preferences when beneficial to her</text:span></text:p>
          </table:table-cell>
          <table:table-cell table:style-name="ce19" office:value-type="string" calcext:value-type="string">
            <text:p>recommending privacy settings, managing privacy settings in smart environments</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5">
          <table:table-cell table:style-name="ce1" office:value-type="string" calcext:value-type="string">
            <text:p>P103</text:p>
          </table:table-cell>
          <table:table-cell table:style-name="ce5" office:value-type="string" calcext:value-type="string">
            <text:p>KnIGHT: Mapping Privacy Policies to GDPR</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style-name="ce11" office:value-type="float" office:value="2" calcext:value-type="float">
            <text:p>2</text:p>
          </table:table-cell>
          <table:table-cell table:style-name="ce1" office:value-type="string" calcext:value-type="string">
            <text:p>NA</text:p>
          </table:table-cell>
          <table:table-cell table:style-name="ce5" office:value-type="string" calcext:value-type="string">
            <text:p>Task Analysis</text:p>
          </table:table-cell>
          <table:table-cell table:style-name="ce5" office:value-type="string" calcext:value-type="string">
            <text:p><text:span text:style-name="T1">Presented KnIGHT, a tool for automatic mapping of privacy policies to GDPR - it exploits semantic similarity between words to associate the privacy policy sentences to the corresponding paragraphs in GDPR.</text:span></text:p>
          </table:table-cell>
          <table:table-cell table:style-name="ce5" office:value-type="string" calcext:value-type="string">
            <text:p><text:span text:style-name="T1">understand their usage risks and rights as data subjects</text:span></text:p>
          </table:table-cell>
          <table:table-cell table:style-name="ce5" office:value-type="string" calcext:value-type="string">
            <text:p><text:span text:style-name="T1">understanding risks, </text:span><text:span text:style-name="T3">parsing privacy policie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9" table:visibility="filter">
          <table:table-cell table:style-name="ce1" office:value-type="string" calcext:value-type="string">
            <text:p>P104</text:p>
          </table:table-cell>
          <table:table-cell table:style-name="ce5" office:value-type="string" calcext:value-type="string">
            <text:p>LAMP - Label-based access-control for more privacy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LAMP, a model that deploys fine-grained label based access control for information sharing in OSNs. The proposed model considers relationships between objects in an OSN and allows their control at an atomic ownership level, simplifying as such the complexity of addressing data co-ownership of integral elements over which conflictual access policies may be specified.</text:span></text:p>
          </table:table-cell>
          <table:table-cell table:style-name="ce5" office:value-type="string" calcext:value-type="string">
            <text:p>be in full control over data they create at a fine granularity level</text:p>
          </table:table-cell>
          <table:table-cell table:style-name="ce5" office:value-type="string" calcext:value-type="string">
            <text:p><text:span text:style-name="T1">controlling information disclosure, managing OSN privacy settings, </text:span><text:span text:style-name="T3">managing multiparty privacy settings</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5" table:visibility="filter">
          <table:table-cell table:style-name="ce1" office:value-type="string" calcext:value-type="string">
            <text:p>P105</text:p>
          </table:table-cell>
          <table:table-cell table:style-name="ce5" office:value-type="string" calcext:value-type="string">
            <text:p>Learning privacy rules cooperatively in online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s an approach that suggests privacy configurations for each post - a multiagent system architecture where agents of the users consult other users’ agents about possible privacy rules they can take into account</text:span></text:p>
          </table:table-cell>
          <table:table-cell table:style-name="ce5" office:value-type="string" calcext:value-type="string">
            <text:p>manage her privacy</text:p>
          </table:table-cell>
          <table:table-cell table:style-name="ce19" office:value-type="string" calcext:value-type="string">
            <text:p>managing OSN privacy settings, recommending privacy settings</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7" table:visibility="filter">
          <table:table-cell table:style-name="ce1" office:value-type="string" calcext:value-type="string">
            <text:p>P106</text:p>
          </table:table-cell>
          <table:table-cell table:style-name="ce5" office:value-type="string" calcext:value-type="string">
            <text:p>Let Users Control Their Data – Privacy Policy-Based User Interface Design</text:p>
          </table:table-cell>
          <table:table-cell table:style-name="ce5" office:value-type="string" calcext:value-type="string">
            <text:p>Improving Privacy Policy</text:p>
          </table:table-cell>
          <table:table-cell table:style-name="ce5" office:value-type="string" calcext:value-type="string">
            <text:p>Advancing Privacy Policy Assessment</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 user interaction schemes for fine-grained consent management based upon LPL (Layered Privacy Language) as well as a user interface prototype incorporating such functionality. LPL serves as the base for personalization of privacy policies by users allowing Purpose Consent (PC), Data Dissent (DD) and Data Recipient Dissent (DRD)</text:span></text:p>
          </table:table-cell>
          <table:table-cell table:style-name="ce5" office:value-type="string" calcext:value-type="string">
            <text:p>have control over the processing of its personal data</text:p>
          </table:table-cell>
          <table:table-cell table:style-name="ce5" office:value-type="string" calcext:value-type="string">
            <text:p><text:span text:style-name="T1">controlling information disclosure, </text:span><text:span text:style-name="T3">personalising privacy policies</text:span><text:span text:style-name="T5">, managing consent requests</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6" table:visibility="filter">
          <table:table-cell table:style-name="ce1" office:value-type="string" calcext:value-type="string">
            <text:p>P107</text:p>
          </table:table-cell>
          <table:table-cell table:style-name="ce5" office:value-type="string" calcext:value-type="string">
            <text:p>Location Privacy for Crowdsourcing Application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PROMPT, a privacy-preserving framework that runs locally on mobile devices and enables individuals to evaluate their privacy exposure before sharing geo-located data, trading off the risks of sharing and privacy exposure</text:span></text:p>
          </table:table-cell>
          <table:table-cell table:style-name="ce5" office:value-type="string" calcext:value-type="string">
            <text:p>evaluate locally the risks of exposing geo-located information</text:p>
          </table:table-cell>
          <table:table-cell table:style-name="ce19" office:value-type="string" calcext:value-type="string">
            <text:p>managing location privacy settings</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7" table:visibility="filter">
          <table:table-cell table:style-name="ce1" office:value-type="string" calcext:value-type="string">
            <text:p>P108</text:p>
          </table:table-cell>
          <table:table-cell table:style-name="ce5" office:value-type="string" calcext:value-type="string">
            <text:p>Location privacy protection for smartphone user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100" calcext:value-type="float">
            <text:p>100</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Design, implement, and evaluate LP-Guardian, a novel and comprehensive framework for location privacy protection for Android smartphone users. It aims to overcome the shortcomings of existing approaches by addressing the tracking, profiling, and identification threats while maintaining app functionality.</text:span></text:p>
          </table:table-cell>
          <table:table-cell table:style-name="ce5" office:value-type="string" calcext:value-type="string">
            <text:p>hide sensitive places and make the user’s mobility pattern indistinguishable</text:p>
          </table:table-cell>
          <table:table-cell table:style-name="ce19" office:value-type="string" calcext:value-type="string">
            <text:p>managing location privacy settings in Android apps</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5" table:visibility="filter">
          <table:table-cell table:style-name="ce1" office:value-type="string" calcext:value-type="string">
            <text:p>P109</text:p>
          </table:table-cell>
          <table:table-cell table:style-name="ce5" office:value-type="string" calcext:value-type="string">
            <text:p>Make users own their data: a decentralized personal data store prototype based on Ethereum and IPF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a particular deployment of a Personal Data Store, in the sense of a technological framework which aims at solving the problem of personal data storing, protection and privacy</text:span></text:p>
          </table:table-cell>
          <table:table-cell table:style-name="ce5" office:value-type="string" calcext:value-type="string">
            <text:p>manage their data/device access, their privacy levels, and grant or deny sharing consent, every time services ask for personal data</text:p>
          </table:table-cell>
          <table:table-cell table:style-name="ce5" office:value-type="string" calcext:value-type="string">
            <text:p><text:span text:style-name="T4">managing personal data storage</text:span><text:span text:style-name="T5">, </text:span><text:span text:style-name="T3">managing consent request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3" table:visibility="filter">
          <table:table-cell table:style-name="ce1" office:value-type="string" calcext:value-type="string">
            <text:p>P110</text:p>
          </table:table-cell>
          <table:table-cell table:style-name="ce5" office:value-type="string" calcext:value-type="string">
            <text:p>Mining Privacy Settings to Find Optimal Privacy-Utility Tradeoffs for Social Network Servic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framework for users to conveniently tune the privacy settings towards the user desired privacy level and social utilities. A tradeoff algorithm is developed for helping users find the optimal privacy settings for a specified level of privacy concern and a personalized utility preference.</text:span></text:p>
          </table:table-cell>
          <table:table-cell table:style-name="ce5" office:value-type="string" calcext:value-type="string">
            <text:p>find the optimal privacy configuration based on the desired privacy level and utility preference</text:p>
          </table:table-cell>
          <table:table-cell table:style-name="ce19" office:value-type="string" calcext:value-type="string">
            <text:p>managing OSN privacy settings, recommending privacy settings</text:p>
          </table:table-cell>
          <table:table-cell table:style-name="ce5" office:value-type="string" calcext:value-type="string">
            <text:p>Conference Paper</text:p>
          </table:table-cell>
          <table:table-cell table:style-name="ce11" office:value-type="float" office:value="2012" calcext:value-type="float">
            <text:p>2012</text:p>
          </table:table-cell>
          <table:table-cell table:number-columns-repeated="1000"/>
        </table:table-row>
        <table:table-row table:style-name="ro4" table:visibility="filter">
          <table:table-cell table:style-name="ce1" office:value-type="string" calcext:value-type="string">
            <text:p>P111</text:p>
          </table:table-cell>
          <table:table-cell table:style-name="ce5" office:value-type="string" calcext:value-type="string">
            <text:p>Moving beyond set-it-and-forget-it privacy settings on social media</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78" calcext:value-type="float">
            <text:p>78</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Design a classifier to identify posts with currently incorrect sharing settings, aiming to develop a human-in-the-loop retrospective privacy-protection system.</text:span></text:p>
          </table:table-cell>
          <table:table-cell table:style-name="ce5" office:value-type="string" calcext:value-type="string">
            <text:p><text:span text:style-name="T1">find posts they wish to limit sharing, based on a human-in-the-loop system, rather than building a fully automatic post manager</text:span></text:p>
          </table:table-cell>
          <table:table-cell table:style-name="ce5" office:value-type="string" calcext:value-type="string">
            <text:p><text:span text:style-name="T4">managing OSN privacy settings</text:span><text:span text:style-name="T5">, revisiting privacy settings</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6" table:visibility="filter">
          <table:table-cell table:style-name="ce1" office:value-type="string" calcext:value-type="string">
            <text:p>P112</text:p>
          </table:table-cell>
          <table:table-cell table:style-name="ce5" office:value-type="string" calcext:value-type="string">
            <text:p>Multi-view permission risk notification for smartphone system</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200" calcext:value-type="float">
            <text:p>200</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Propose a novel customised permission notification model based on users' preferences and background and develop a multiview model that provides users with a set of views of privacy risks notification interfaces for installed apps on devices.</text:span></text:p>
          </table:table-cell>
          <table:table-cell table:style-name="ce5" office:value-type="string" calcext:value-type="string">
            <text:p>making informed decision regarding permission control</text:p>
          </table:table-cell>
          <table:table-cell table:style-name="ce5" office:value-type="string" calcext:value-type="string">
            <text:p><text:span text:style-name="T1">managing app permission requests, making informed decision, </text:span><text:span text:style-name="T3">notifying privacy risk</text:span></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3" table:visibility="filter">
          <table:table-cell table:style-name="ce1" office:value-type="string" calcext:value-type="string">
            <text:p>P113</text:p>
          </table:table-cell>
          <table:table-cell table:style-name="ce5" office:value-type="string" calcext:value-type="string">
            <text:p>Multiparty access control for online social networks: Model and mechanism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35" calcext:value-type="float">
            <text:p>35</text:p>
          </table:table-cell>
          <table:table-cell table:style-name="ce1" office:value-type="string" calcext:value-type="string">
            <text:p>NA</text:p>
          </table:table-cell>
          <table:table-cell table:style-name="ce13" office:value-type="string" calcext:value-type="string">
            <text:p>Online Experiment</text:p>
          </table:table-cell>
          <table:table-cell table:style-name="ce5" office:value-type="string" calcext:value-type="string">
            <text:p><text:span text:style-name="T1">Propose an approach to enable the protection of shared data associated with multiple users in OSNs.This approach formulates an access control model to capture the essence of multiparty authorization requirements, along with a multiparty policy specification scheme and a policy enforcement mechanism.</text:span></text:p>
          </table:table-cell>
          <table:table-cell table:style-name="ce5" office:value-type="string" calcext:value-type="string">
            <text:p>specify their authorization policies and privacy preferences to co-control a shared data item</text:p>
          </table:table-cell>
          <table:table-cell table:style-name="ce19" office:value-type="string" calcext:value-type="string">
            <text:p>managing multiparty privacy</text:p>
          </table:table-cell>
          <table:table-cell table:style-name="ce5" office:value-type="string" calcext:value-type="string">
            <text:p>Journal Article</text:p>
          </table:table-cell>
          <table:table-cell table:style-name="ce11" office:value-type="float" office:value="2013" calcext:value-type="float">
            <text:p>2013</text:p>
          </table:table-cell>
          <table:table-cell table:number-columns-repeated="1000"/>
        </table:table-row>
        <table:table-row table:style-name="ro3" table:visibility="filter">
          <table:table-cell table:style-name="ce1" office:value-type="string" calcext:value-type="string">
            <text:p>P114</text:p>
          </table:table-cell>
          <table:table-cell table:style-name="ce5" office:value-type="string" calcext:value-type="string">
            <text:p>Negotiating privacy constraints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velop a framework in which agents can negotiate their privacy constraints. The agent, understanding the user's privacy concerns and social network, negotiates with other users' agents before posting content to ensure that the shared material respects everyone's privacy constraints.</text:span></text:p>
          </table:table-cell>
          <table:table-cell table:style-name="ce5" office:value-type="string" calcext:value-type="string">
            <text:p>agree on the content shared before it went up</text:p>
          </table:table-cell>
          <table:table-cell table:style-name="ce5" office:value-type="string" calcext:value-type="string">
            <text:p><text:span text:style-name="T4">managing multiparty privacy</text:span><text:span text:style-name="T5">, negotiating privacy constraints</text:span></text:p>
          </table:table-cell>
          <table:table-cell table:style-name="ce5" office:value-type="string" calcext:value-type="string">
            <text:p>Conference Paper</text:p>
          </table:table-cell>
          <table:table-cell table:style-name="ce11" office:value-type="float" office:value="2015" calcext:value-type="float">
            <text:p>2015</text:p>
          </table:table-cell>
          <table:table-cell table:number-columns-repeated="1000"/>
        </table:table-row>
        <table:table-row table:style-name="ro3" table:visibility="filter">
          <table:table-cell table:style-name="ce1" office:value-type="string" calcext:value-type="string">
            <text:p>P115</text:p>
          </table:table-cell>
          <table:table-cell table:style-name="ce5" office:value-type="string" calcext:value-type="string">
            <text:p>No technical understanding required: Helping users make informed choices about access to their personal data</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125" calcext:value-type="float">
            <text:p>125</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esent a permissions interface to include a quantitative measure (sensitivity score) of an app’s ability to disclose personal information and to highlight the relevant permissions that contributed to this score in order to focus the user’s attention on permissions that have the ability to access personal data</text:span></text:p>
          </table:table-cell>
          <table:table-cell table:style-name="ce5" office:value-type="string" calcext:value-type="string">
            <text:p>better understand access to their personal data</text:p>
          </table:table-cell>
          <table:table-cell table:style-name="ce5" office:value-type="string" calcext:value-type="string">
            <text:p><text:span text:style-name="T1">raising privacy awareness, managing app permissions, </text:span><text:span text:style-name="T3">calculating privacy risk</text:span></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2" table:visibility="filter">
          <table:table-cell table:style-name="ce1" office:value-type="string" calcext:value-type="string">
            <text:p>P116</text:p>
          </table:table-cell>
          <table:table-cell table:style-name="ce5" office:value-type="string" calcext:value-type="string">
            <text:p>Norm-based Access Control</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scribe the principles of norm-based access control and develops an approach named Prinor where access control decisions can be taken based on the norms that are generated from the previous privacy decisions in the system.  It is argued that observing emerging privacy norms in systems for collective decision-making is a more practical approach than other resolution mechanisms for sharing co-owned content.</text:span></text:p>
          </table:table-cell>
          <table:table-cell table:style-name="ce5" office:value-type="string" calcext:value-type="string">
            <text:p><text:span text:style-name="T1">choose between enforcing personal privacy settings and following the norms in the system</text:span></text:p>
          </table:table-cell>
          <table:table-cell table:style-name="ce5" office:value-type="string" calcext:value-type="string">
            <text:p><text:span text:style-name="T4">managing multiparty privacy</text:span><text:span text:style-name="T5">, sharing information based on privacy norms</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4" table:visibility="filter">
          <table:table-cell table:style-name="ce1" office:value-type="string" calcext:value-type="string">
            <text:p>P117</text:p>
          </table:table-cell>
          <table:table-cell table:style-name="ce5" office:value-type="string" calcext:value-type="string">
            <text:p>Nudging the User with Privacy Indicator: A Study on the App Selection Behavior of the User</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82" calcext:value-type="float">
            <text:p>82</text:p>
          </table:table-cell>
          <table:table-cell table:style-name="ce1" office:value-type="string" calcext:value-type="string">
            <text:p>Between-subjects design</text:p>
          </table:table-cell>
          <table:table-cell table:style-name="ce5" office:value-type="string" calcext:value-type="string">
            <text:p>Laboratory Experiment</text:p>
          </table:table-cell>
          <table:table-cell table:style-name="ce5" office:value-type="string" calcext:value-type="string">
            <text:p><text:span text:style-name="T1">Present a design, implementation and evaluation processes of an indicator as an ex-ante privacy indicating cue for the app-store, for app selection scenarios.</text:span></text:p>
          </table:table-cell>
          <table:table-cell table:style-name="ce5" office:value-type="string" calcext:value-type="string">
            <text:p>make privacy-preserving decision-making</text:p>
          </table:table-cell>
          <table:table-cell table:style-name="ce5" office:value-type="string" calcext:value-type="string">
            <text:p><text:span text:style-name="T1">raising privacy awareness, </text:span><text:span text:style-name="T3">nudging privacy behaviour</text:span><text:span text:style-name="T5">, assisting users in app selection, making informed decision</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4" table:visibility="filter">
          <table:table-cell table:style-name="ce1" office:value-type="string" calcext:value-type="string">
            <text:p>P118</text:p>
          </table:table-cell>
          <table:table-cell table:style-name="ce5" office:value-type="string" calcext:value-type="string">
            <text:p>On a (Per)Mission: Building Privacy Into the App Marketplace</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160" calcext:value-type="float">
            <text:p>160</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esent both an app marketplace and a permission management assistant that incorporate privacy information as a key element, in the form of permission ratings.</text:span></text:p>
          </table:table-cell>
          <table:table-cell table:style-name="ce5" office:value-type="string" calcext:value-type="string">
            <text:p>manage permissions</text:p>
          </table:table-cell>
          <table:table-cell table:style-name="ce19" office:value-type="string" calcext:value-type="string">
            <text:p>managing app permission requests</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3">
          <table:table-cell table:style-name="ce1" office:value-type="string" calcext:value-type="string">
            <text:p>P119</text:p>
          </table:table-cell>
          <table:table-cell table:style-name="ce5" office:value-type="string" calcext:value-type="string">
            <text:p>OnLITE: On-line Label for IoT Transparency Enhancement</text:p>
          </table:table-cell>
          <table:table-cell table:style-name="ce5" office:value-type="string" calcext:value-type="string">
            <text:p>Improving Privacy Policy</text:p>
          </table:table-cell>
          <table:table-cell table:style-name="ce1" office:value-type="string" calcext:value-type="string">
            <text:p>Advancing Privacy Policy Assessment</text:p>
          </table:table-cell>
          <table:table-cell table:style-name="ce5" office:value-type="string" calcext:value-type="string">
            <text:p>Internet of Things</text:p>
          </table:table-cell>
          <table:table-cell table:style-name="ce11" office:value-type="float" office:value="15" calcext:value-type="float">
            <text:p>15</text:p>
          </table:table-cell>
          <table:table-cell table:style-name="ce1" office:value-type="string" calcext:value-type="string">
            <text:p>NA</text:p>
          </table:table-cell>
          <table:table-cell table:style-name="ce5" office:value-type="string" calcext:value-type="string">
            <text:p>Task Analysis</text:p>
          </table:table-cell>
          <table:table-cell table:style-name="ce5" office:value-type="string" calcext:value-type="string">
            <text:p><text:span text:style-name="T1">Present a privacy transparency tool that helps non-expert consumers understand and compare how Internet of Things (IoT) devices handle data. The solution summarises key privacy facts and visualises information flows in a way that facilitates quick assessments, even for large data sets.</text:span></text:p>
          </table:table-cell>
          <table:table-cell table:style-name="ce5" office:value-type="string" calcext:value-type="string">
            <text:p>make informed decisions when choosing IoT devices.</text:p>
          </table:table-cell>
          <table:table-cell table:style-name="ce5" office:value-type="string" calcext:value-type="string">
            <text:p><text:span text:style-name="T1">raising privacy awareness, making informed decision, comparing devices, </text:span><text:span text:style-name="T3">visualising privacy facts</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7" table:visibility="filter">
          <table:table-cell table:style-name="ce1" office:value-type="string" calcext:value-type="string">
            <text:p>P120</text:p>
          </table:table-cell>
          <table:table-cell table:style-name="ce5" office:value-type="string" calcext:value-type="string">
            <text:p>PACMAN: Personal Agent for Access Control in Social Media</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26" calcext:value-type="float">
            <text:p>26</text:p>
          </table:table-cell>
          <table:table-cell table:style-name="ce1" office:value-type="string" calcext:value-type="string">
            <text:p>Within-subjects design</text:p>
          </table:table-cell>
          <table:table-cell table:style-name="ce5" office:value-type="string" calcext:value-type="string">
            <text:p>Laboratory Experiment</text:p>
          </table:table-cell>
          <table:table-cell table:style-name="ce5" office:value-type="string" calcext:value-type="string">
            <text:p><text:span text:style-name="T1">Propose a personal assistant agent that recommends personalized access control decisions based on the social context of any information disclosure by incorporating communities generated from the network structure of the user and utilizing information in their profiles, in addition to the particular content to be shared in the social network.</text:span></text:p>
          </table:table-cell>
          <table:table-cell table:style-name="ce5" office:value-type="string" calcext:value-type="string">
            <text:p><text:span text:style-name="T1">be assisted by recommendation systems which can guide them towards the appropriate access control decisions</text:span></text:p>
          </table:table-cell>
          <table:table-cell table:style-name="ce19" office:value-type="string" calcext:value-type="string">
            <text:p>managing OSN privacy settings, recommending privacy settings</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9" table:visibility="filter">
          <table:table-cell table:style-name="ce1" office:value-type="string" calcext:value-type="string">
            <text:p>P121</text:p>
          </table:table-cell>
          <table:table-cell table:style-name="ce5" office:value-type="string" calcext:value-type="string">
            <text:p>PANOLA: A Personal Assistant for Supporting Users in Preserving Privacy</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Privacy Auctioning Learning Agent (PANOLA), which acts as a personal assistant to users in situations where a piece of co-owned content is being shared. When some content that belongs to multiple users is about to be shared, the personal assistants of the users employ an auction-based privacy mechanism to regulate the privacy of the content.</text:span></text:p>
          </table:table-cell>
          <table:table-cell table:style-name="ce5" office:value-type="string" calcext:value-type="string">
            <text:p>manage the privacy of their content that belongs to multiple users</text:p>
          </table:table-cell>
          <table:table-cell table:style-name="ce19" office:value-type="string" calcext:value-type="string">
            <text:p>managing multiparty privacy</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5" table:visibility="filter">
          <table:table-cell table:style-name="ce1" office:value-type="string" calcext:value-type="string">
            <text:p>P122</text:p>
          </table:table-cell>
          <table:table-cell table:style-name="ce5" office:value-type="string" calcext:value-type="string">
            <text:p>PARA: Privacy Management and Control in Emerging IoT Ecosystems using Augmented Reality</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32" calcext:value-type="float">
            <text:p>32</text:p>
          </table:table-cell>
          <table:table-cell table:style-name="ce1" office:value-type="string" calcext:value-type="string">
            <text:p>Mixed</text:p>
          </table:table-cell>
          <table:table-cell table:style-name="ce13" office:value-type="string" calcext:value-type="string">
            <text:p>Laboratory Experiment</text:p>
          </table:table-cell>
          <table:table-cell table:style-name="ce5" office:value-type="string" calcext:value-type="string">
            <text:p><text:span text:style-name="T1">Present a novel AR privacy management interface (PARA) that uses AR visualization to contextualize data disclosure on smart devices and improve user’s perceptions of privacy threats.</text:span></text:p>
          </table:table-cell>
          <table:table-cell table:style-name="ce5" office:value-type="string" calcext:value-type="string">
            <text:p><text:span text:style-name="T1">users can safeguard their privacy without compromising the devices’ functionality</text:span></text:p>
          </table:table-cell>
          <table:table-cell table:style-name="ce19" office:value-type="string" calcext:value-type="string">
            <text:p><text:span text:style-name="T4">managing smart devices privacy settings, </text:span><text:span text:style-name="T5">controlling information disclosure</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7" table:visibility="filter">
          <table:table-cell table:style-name="ce1" office:value-type="string" calcext:value-type="string">
            <text:p>P123</text:p>
          </table:table-cell>
          <table:table-cell table:style-name="ce5" office:value-type="string" calcext:value-type="string">
            <text:p>Partial Consent: A Study on User Preference for Informed Consent</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31" calcext:value-type="float">
            <text:p>31</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Evaluates the use, acceptance and desirability of consenting with partial consent. An app was developed allowing users to control their data exposure through a 'Maybe' button, offering a more nuanced option than the standard allow/deny choices and enabling reassessment of privacy-service trade-offs after time-limited consents expire.</text:span></text:p>
          </table:table-cell>
          <table:table-cell table:style-name="ce5" office:value-type="string" calcext:value-type="string">
            <text:p><text:span text:style-name="T1">contemplate on the probable consequence and thus potentially allowing them reassessing the decisions taken earlier</text:span></text:p>
          </table:table-cell>
          <table:table-cell table:style-name="ce5" office:value-type="string" calcext:value-type="string">
            <text:p><text:span text:style-name="T4">controlling information disclosure</text:span><text:span text:style-name="T5">, </text:span><text:span text:style-name="T3">managing app permission requests</text:span><text:span text:style-name="T5">, making informed decision</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6" table:visibility="filter">
          <table:table-cell table:style-name="ce1" office:value-type="string" calcext:value-type="string">
            <text:p>P124</text:p>
          </table:table-cell>
          <table:table-cell table:style-name="ce5" office:value-type="string" calcext:value-type="string">
            <text:p>Pattern-based incorporation of privacy preferences into privacy policies: Negotiating the conflicting needs of service providers and end-user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10" calcext:value-type="float">
            <text:p>10</text:p>
          </table:table-cell>
          <table:table-cell table:style-name="ce1" office:value-type="string" calcext:value-type="string">
            <text:p>NA</text:p>
          </table:table-cell>
          <table:table-cell table:style-name="ce5" office:value-type="string" calcext:value-type="string">
            <text:p>Formative Feedback</text:p>
          </table:table-cell>
          <table:table-cell table:style-name="ce5" office:value-type="string" calcext:value-type="string">
            <text:p><text:span text:style-name="T1">Examine the gap between service providers and end-users regarding privacy policies, proposing a pattern, the "Privacy Policy Options" (PPO) that aligns with GDPR requirements to enhance user understanding and allow data processing adjustments. </text:span></text:p>
          </table:table-cell>
          <table:table-cell table:style-name="ce5" office:value-type="string" calcext:value-type="string">
            <text:p>specify their privacy preferences</text:p>
          </table:table-cell>
          <table:table-cell table:style-name="ce5" office:value-type="string" calcext:value-type="string">
            <text:p><text:span text:style-name="T4">managing privacy settings</text:span><text:span text:style-name="T5">, improving comprehensibility of privacy policies</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2" table:visibility="filter">
          <table:table-cell table:style-name="ce1" office:value-type="string" calcext:value-type="string">
            <text:p>P125</text:p>
          </table:table-cell>
          <table:table-cell table:style-name="ce5" office:value-type="string" calcext:value-type="string">
            <text:p>PDVLoc: A personal data vault for controlled location data sharing</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19" calcext:value-type="float">
            <text:p>19</text:p>
          </table:table-cell>
          <table:table-cell table:style-name="ce1" office:value-type="string" calcext:value-type="string">
            <text:p>Within-subjects design</text:p>
          </table:table-cell>
          <table:table-cell table:style-name="ce5" office:value-type="string" calcext:value-type="string">
            <text:p>Field Study</text:p>
          </table:table-cell>
          <table:table-cell table:style-name="ce5" office:value-type="string" calcext:value-type="string">
            <text:p><text:span text:style-name="T1">Develop a framework for controlled location data sharing called PDVLoc. PDVLoc is a Personal Data Vault (PDV) for location-based mobile services. PDVLoc utilises a rule recommender to precalculate constraints for predefined privacy policies, streamline policy configuration, and educate users on the risks of location data sharing by displaying potentially inferable information from their location data.</text:span></text:p>
          </table:table-cell>
          <table:table-cell table:style-name="ce5" office:value-type="string" calcext:value-type="string">
            <text:p>keep privacy settings that match users’ intent</text:p>
          </table:table-cell>
          <table:table-cell table:style-name="ce5" office:value-type="string" calcext:value-type="string">
            <text:p><text:span text:style-name="T4">managing location privacy settings</text:span><text:span text:style-name="T5">, managing personal data storage, raising privacy awareness</text:span></text:p>
          </table:table-cell>
          <table:table-cell table:style-name="ce5" office:value-type="string" calcext:value-type="string">
            <text:p>Journal Article</text:p>
          </table:table-cell>
          <table:table-cell table:style-name="ce11" office:value-type="float" office:value="2014" calcext:value-type="float">
            <text:p>2014</text:p>
          </table:table-cell>
          <table:table-cell table:number-columns-repeated="1000"/>
        </table:table-row>
        <table:table-row table:style-name="ro5" table:visibility="filter">
          <table:table-cell table:style-name="ce1" office:value-type="string" calcext:value-type="string">
            <text:p>P126</text:p>
          </table:table-cell>
          <table:table-cell table:style-name="ce5" office:value-type="string" calcext:value-type="string">
            <text:p>Perman: Fine-Grained Permission Management for Android Application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sign Perman, a fine-grained permission management system for Thirdy-party libraries (3PL)-apps. The tool allows users to manage permissions of different modules (i.e., a 3PL or the host app) at app at runtime</text:span></text:p>
          </table:table-cell>
          <table:table-cell table:style-name="ce5" office:value-type="string" calcext:value-type="string">
            <text:p>manage permissions in module granularity during app runtime,</text:p>
          </table:table-cell>
          <table:table-cell table:style-name="ce19" office:value-type="string" calcext:value-type="string">
            <text:p>managing app permission requests</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7" table:visibility="filter">
          <table:table-cell table:style-name="ce1" office:value-type="string" calcext:value-type="string">
            <text:p>P127</text:p>
          </table:table-cell>
          <table:table-cell table:style-name="ce5" office:value-type="string" calcext:value-type="string">
            <text:p>Permissions plugins as android app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Dalf, a permission framework for Android for extensible permissions plugins that provides both flexibility and isolation. With Dalf, users may install plugins to mediate resource requests made by apps. Each time an app tries to access a resource, Dalf will pass the request to the plugin mediating that app-resource combination.</text:span></text:p>
          </table:table-cell>
          <table:table-cell table:style-name="ce5" office:value-type="string" calcext:value-type="string">
            <text:p>install plugins to mediate resource requests made by apps</text:p>
          </table:table-cell>
          <table:table-cell table:style-name="ce19" office:value-type="string" calcext:value-type="string">
            <text:p>managing app permission requests</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5" table:visibility="filter">
          <table:table-cell table:style-name="ce1" office:value-type="string" calcext:value-type="string">
            <text:p>P128</text:p>
          </table:table-cell>
          <table:table-cell table:style-name="ce5" office:value-type="string" calcext:value-type="string">
            <text:p>Personal Data Vaults: A Locus of Control for Personal Data Stream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Personal Data Vaults (PDVs), a privacy architecture in which individuals retain ownership of their data. It decouples the capture and archiving of personal data streams from the sharing of that information</text:span></text:p>
          </table:table-cell>
          <table:table-cell table:style-name="ce5" office:value-type="string" calcext:value-type="string">
            <text:p>understand the implications of different privacy choices and informs decisions about data sharing.</text:p>
          </table:table-cell>
          <table:table-cell table:style-name="ce5" office:value-type="string" calcext:value-type="string">
            <text:p><text:span text:style-name="T1">making informed decision, </text:span><text:span text:style-name="T3">managing personal data storage,</text:span><text:span text:style-name="T5"> retaining ownership of data</text:span></text:p>
          </table:table-cell>
          <table:table-cell table:style-name="ce5" office:value-type="string" calcext:value-type="string">
            <text:p>Conference Paper</text:p>
          </table:table-cell>
          <table:table-cell table:style-name="ce11" office:value-type="float" office:value="2010" calcext:value-type="float">
            <text:p>2010</text:p>
          </table:table-cell>
          <table:table-cell table:number-columns-repeated="1000"/>
        </table:table-row>
        <table:table-row table:style-name="ro3" table:visibility="filter">
          <table:table-cell table:style-name="ce1" office:value-type="string" calcext:value-type="string">
            <text:p>P129</text:p>
          </table:table-cell>
          <table:table-cell table:style-name="ce5" office:value-type="string" calcext:value-type="string">
            <text:p>Personalized Privacy-aware Image Classification</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 a system that performs image privacy scoring and classification, providing an effective privacy safeguarding mechanism on top of image-sharing in OSN. The model, utilising small amounts of user feedback, provides significantly better performance than generic models.</text:span></text:p>
          </table:table-cell>
          <table:table-cell table:style-name="ce5" office:value-type="string" calcext:value-type="string">
            <text:p>be empowered in their relations to social networks and third parties connected to them.</text:p>
          </table:table-cell>
          <table:table-cell table:style-name="ce5" office:value-type="string" calcext:value-type="string">
            <text:p><text:span text:style-name="T4">managing OSN privacy settings</text:span><text:span text:style-name="T5">, configuring privacy settings for image sharing</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5" table:visibility="filter">
          <table:table-cell table:style-name="ce1" office:value-type="string" calcext:value-type="string">
            <text:p>P130</text:p>
          </table:table-cell>
          <table:table-cell table:style-name="ce5" office:value-type="string" calcext:value-type="string">
            <text:p>PERUIM: Understanding mobile application privacy with permission-UI mapping</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PERUIM to extract the permission-UI mapping from an application based on both dynamic and static analysis, and represent the analysis results with a graphical representation.</text:span></text:p>
          </table:table-cell>
          <table:table-cell table:style-name="ce5" office:value-type="string" calcext:value-type="string">
            <text:p>better understand how and why permissions are used within a mobile application</text:p>
          </table:table-cell>
          <table:table-cell table:style-name="ce5" office:value-type="string" calcext:value-type="string">
            <text:p><text:span text:style-name="T4">managing app permission requests</text:span><text:span text:style-name="T5">, making informed decision</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6" table:visibility="filter">
          <table:table-cell table:style-name="ce1" office:value-type="string" calcext:value-type="string">
            <text:p>P131</text:p>
          </table:table-cell>
          <table:table-cell table:style-name="ce5" office:value-type="string" calcext:value-type="string">
            <text:p>PHIN: A Privacy Protected Heterogeneous IoT Network</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new privacy protection framework, called Protected Heterogeneous IoT Network (PHIN), that aims to identify privacy risks associated with adding a new IoT device to the network and notifying the user about those risks</text:span></text:p>
          </table:table-cell>
          <table:table-cell table:style-name="ce5" office:value-type="string" calcext:value-type="string">
            <text:p><text:span text:style-name="T1">understand privacy risks and make educated decisions before deploying a new IoT device in a network</text:span></text:p>
          </table:table-cell>
          <table:table-cell table:style-name="ce5" office:value-type="string" calcext:value-type="string">
            <text:p><text:span text:style-name="T1">raising privacy awareness, </text:span><text:span text:style-name="T3">calculating the privacy risk of smart device, </text:span><text:span text:style-name="T5">making informed decision</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4" table:visibility="filter">
          <table:table-cell table:style-name="ce1" office:value-type="string" calcext:value-type="string">
            <text:p>P132</text:p>
          </table:table-cell>
          <table:table-cell table:style-name="ce5" office:value-type="string" calcext:value-type="string">
            <text:p>Policy resolution of shared data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set of rules to be incorporated to safeguard the privacy policies of related users while sharing information and other forms of media online</text:span></text:p>
          </table:table-cell>
          <table:table-cell table:style-name="ce5" office:value-type="string" calcext:value-type="string">
            <text:p><text:span text:style-name="T1">limit the visibility of the shared content that they are co-owner from the unintended audience in case they find it sensitive in nature</text:span></text:p>
          </table:table-cell>
          <table:table-cell table:style-name="ce19" office:value-type="string" calcext:value-type="string">
            <text:p>managing multiparty privacy</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5" table:visibility="filter">
          <table:table-cell table:style-name="ce1" office:value-type="string" calcext:value-type="string">
            <text:p>P133</text:p>
          </table:table-cell>
          <table:table-cell table:style-name="ce5" office:value-type="string" calcext:value-type="string">
            <text:p>Polisis: Automated Analysis and Presentation of Privacy Policies Using Deep Learning</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style-name="ce11" office:value-type="float" office:value="700" calcext:value-type="float">
            <text:p>700</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Design and implement Polisis, an approach for automatically annotating previously unseen privacy policies with high-level and fine-grained labels from a prespecified taxonomy</text:span></text:p>
          </table:table-cell>
          <table:table-cell table:style-name="ce5" office:value-type="string" calcext:value-type="string">
            <text:p>understand the content of privacy policies at scale</text:p>
          </table:table-cell>
          <table:table-cell table:style-name="ce5" office:value-type="string" calcext:value-type="string">
            <text:p><text:span text:style-name="T1">understanding the content of privacy policies, </text:span><text:span text:style-name="T3">parsing privacy policie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4" table:visibility="filter">
          <table:table-cell table:style-name="ce1" office:value-type="string" calcext:value-type="string">
            <text:p>P134</text:p>
          </table:table-cell>
          <table:table-cell table:style-name="ce5" office:value-type="string" calcext:value-type="string">
            <text:p>Prediction of Mobile App Privacy Preferences with User Profiles via Federated Learning</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methods for generating privacy profiles and using these to predict user’s answers to permission requests in mobile devices</text:span></text:p>
          </table:table-cell>
          <table:table-cell table:style-name="ce5" office:value-type="string" calcext:value-type="string">
            <text:p>reduce the amount of input required from the user</text:p>
          </table:table-cell>
          <table:table-cell table:style-name="ce5" office:value-type="string" calcext:value-type="string">
            <text:p><text:span text:style-name="T1">recommending privacy settings, </text:span><text:span text:style-name="T3">managing app permission requests</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5" table:visibility="filter">
          <table:table-cell table:style-name="ce1" office:value-type="string" calcext:value-type="string">
            <text:p>P135</text:p>
          </table:table-cell>
          <table:table-cell table:style-name="ce5" office:value-type="string" calcext:value-type="string">
            <text:p>Preserving privacy as social responsibility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velops a reciprocity based negotiation for reaching privacy agreements among users and introduces a negotiation architecture that combines semantic privacy rules with utility functions</text:span></text:p>
          </table:table-cell>
          <table:table-cell table:style-name="ce5" office:value-type="string" calcext:value-type="string">
            <text:p>help each other preserve their privacy, viewing this as their social responsibility</text:p>
          </table:table-cell>
          <table:table-cell table:style-name="ce5" office:value-type="string" calcext:value-type="string">
            <text:p><text:span text:style-name="T4">managing multiparty privacy</text:span><text:span text:style-name="T5">, resolving privacy conflict</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9" table:visibility="filter">
          <table:table-cell table:style-name="ce1" office:value-type="string" calcext:value-type="string">
            <text:p>P136</text:p>
          </table:table-cell>
          <table:table-cell table:style-name="ce5" office:value-type="string" calcext:value-type="string">
            <text:p>Preventative Nudges: Introducing Risk Cues for Supporting Online Self-Disclosure Decision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281" calcext:value-type="float">
            <text:p>281</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opose the use of risk cues as a strategy for supporting self-disclosure decisions in Social Network Sites (SNSs). Emphasising the importance of risk scenarios in social networking sites to improve user awareness and encourage safer privacy decisions, it presents the design of preventative nudges to provide individual privacy support and guidance in SNSs.</text:span></text:p>
          </table:table-cell>
          <table:table-cell table:style-name="ce5" office:value-type="string" calcext:value-type="string">
            <text:p>know about the risks of unsafe self-disclosure practices</text:p>
          </table:table-cell>
          <table:table-cell table:style-name="ce5" office:value-type="string" calcext:value-type="string">
            <text:p><text:span text:style-name="T1">raising privacy awareness, </text:span><text:span text:style-name="T3">nudging privacy behaviour</text:span><text:span text:style-name="T5">, </text:span><text:span text:style-name="T3">communicating risk</text:span><text:span text:style-name="T5">, making informed decision, </text:span><text:span text:style-name="T3">assessing risk scenarios</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8" table:visibility="filter">
          <table:table-cell table:style-name="ce1" office:value-type="string" calcext:value-type="string">
            <text:p>P137</text:p>
          </table:table-cell>
          <table:table-cell table:style-name="ce5" office:value-type="string" calcext:value-type="string">
            <text:p>PriGuardTool: A web-based tool to detect privacy violations semantically</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3" calcext:value-type="float">
            <text:p>3</text:p>
          </table:table-cell>
          <table:table-cell table:style-name="ce1" office:value-type="string" calcext:value-type="string">
            <text:p>NA</text:p>
          </table:table-cell>
          <table:table-cell table:style-name="ce5" office:value-type="string" calcext:value-type="string">
            <text:p>Online Experiment</text:p>
          </table:table-cell>
          <table:table-cell table:style-name="ce5" office:value-type="string" calcext:value-type="string">
            <text:p><text:span text:style-name="T1">Present PriGuardTool, a privacy management web-based tool that can detect privacy violations in online social networks. It enables users to enter their privacy constraints and then check for privacy violations at desired times, similar to virus checks. PriGuardTool is designed to detect both explicit and implicit privacy violations by using ontologies and semantic rules to analyse and infer potential privacy breaches from data, including those extracted from Facebook, thereby enabling comprehensive privacy checks on user data.</text:span></text:p>
          </table:table-cell>
          <table:table-cell table:style-name="ce5" office:value-type="string" calcext:value-type="string">
            <text:p>detect privacy violations</text:p>
          </table:table-cell>
          <table:table-cell table:style-name="ce5" office:value-type="string" calcext:value-type="string">
            <text:p><text:span text:style-name="T1">managing OSN privacy settings, </text:span><text:span text:style-name="T3">detecting privacy violations</text:span></text:p>
          </table:table-cell>
          <table:table-cell table:style-name="ce5" office:value-type="string" calcext:value-type="string">
            <text:p>Journal Article</text:p>
          </table:table-cell>
          <table:table-cell table:style-name="ce11" office:value-type="float" office:value="2016" calcext:value-type="float">
            <text:p>2016</text:p>
          </table:table-cell>
          <table:table-cell table:number-columns-repeated="1000"/>
        </table:table-row>
        <table:table-row table:style-name="ro3" table:visibility="filter">
          <table:table-cell table:style-name="ce1" office:value-type="string" calcext:value-type="string">
            <text:p>P138</text:p>
          </table:table-cell>
          <table:table-cell table:style-name="ce5" office:value-type="string" calcext:value-type="string">
            <text:p>PriMa: a comprehensive approach to privacy protection in social network sit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PriMa (Privacy Manager), a privacy protection mechanism that supports semiautomated generation of access rules for users’ profile information, filling the gap between the privacy management needs of SN users and the existing SNs’ privacy protection mechanisms.</text:span></text:p>
          </table:table-cell>
          <table:table-cell table:style-name="ce5" office:value-type="string" calcext:value-type="string">
            <text:p>protect from privacy breaches</text:p>
          </table:table-cell>
          <table:table-cell table:style-name="ce5" office:value-type="string" calcext:value-type="string">
            <text:p><text:span text:style-name="T4">managing OSN privacy settings</text:span><text:span text:style-name="T5">, making (semi-) automatic privacy decisions, protecting from privacy breaches</text:span></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5" table:visibility="filter">
          <table:table-cell table:style-name="ce1" office:value-type="string" calcext:value-type="string">
            <text:p>P139</text:p>
          </table:table-cell>
          <table:table-cell table:style-name="ce5" office:value-type="string" calcext:value-type="string">
            <text:p>PriMe: Human-centric Privacy Measurement based on User Preferences towards Data Sharing in Mobile Participatory Sensing System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65" calcext:value-type="float">
            <text:p>65</text:p>
          </table:table-cell>
          <table:table-cell table:style-name="ce1" office:value-type="string" calcext:value-type="string">
            <text:p>Between-subjects design</text:p>
          </table:table-cell>
          <table:table-cell table:style-name="ce5" office:value-type="string" calcext:value-type="string">
            <text:p>Field Study</text:p>
          </table:table-cell>
          <table:table-cell table:style-name="ce5" office:value-type="string" calcext:value-type="string">
            <text:p><text:span text:style-name="T1">Propose the human-centric privacy measurement method based on users’ preferences that enable users to better understand their privacy risks in participatory sensing systems.</text:span></text:p>
          </table:table-cell>
          <table:table-cell table:style-name="ce5" office:value-type="string" calcext:value-type="string">
            <text:p><text:span text:style-name="T1">accept or reject tasks automatically based on their privacy concerns.</text:span></text:p>
          </table:table-cell>
          <table:table-cell table:style-name="ce19" office:value-type="string" calcext:value-type="string">
            <text:p><text:span text:style-name="T4">calculating privacy risk,</text:span><text:span text:style-name="T5"> understanding privacy risks, accepting or rejecting tasks automatically</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7" table:visibility="filter">
          <table:table-cell table:style-name="ce1" office:value-type="string" calcext:value-type="string">
            <text:p>P140</text:p>
          </table:table-cell>
          <table:table-cell table:style-name="ce5" office:value-type="string" calcext:value-type="string">
            <text:p>PriSEC: A privacy settings enforcement controller</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148" calcext:value-type="float">
            <text:p>148</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Propose a new paradigm to improve the accessibility of web privacy controls - automatically find webpages with privacy settings, locate the fine-grained options within these pages, group them by topic, present them in a searchable user interface, and allow users to automatically enforce them on demand</text:span></text:p>
          </table:table-cell>
          <table:table-cell table:style-name="ce5" office:value-type="string" calcext:value-type="string">
            <text:p>alleviate the burden of enforcing privacy preferences.</text:p>
          </table:table-cell>
          <table:table-cell table:style-name="ce5" office:value-type="string" calcext:value-type="string">
            <text:p><text:span text:style-name="T4">managing privacy setting</text:span><text:span text:style-name="T5">s, configuring privacy settings automatically</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5" table:visibility="filter">
          <table:table-cell table:style-name="ce1" office:value-type="string" calcext:value-type="string">
            <text:p>P141</text:p>
          </table:table-cell>
          <table:table-cell table:style-name="ce5" office:value-type="string" calcext:value-type="string">
            <text:p>Privacy as Part of the App Decision-Making Proces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386" calcext:value-type="float">
            <text:p>386</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Designed a short “Privacy Facts” display - a simplified privacy checklist that fits on the main application display screen and can assist users to select apps that request fewer permissions</text:span></text:p>
          </table:table-cell>
          <table:table-cell table:style-name="ce5" office:value-type="string" calcext:value-type="string">
            <text:p>understand how applications access their information</text:p>
          </table:table-cell>
          <table:table-cell table:style-name="ce5" office:value-type="string" calcext:value-type="string">
            <text:p><text:span text:style-name="T1">raising privacy awareness, making informed decision, assisting users in app selection, </text:span><text:span text:style-name="T3">managing app permissions</text:span></text:p>
          </table:table-cell>
          <table:table-cell table:style-name="ce5" office:value-type="string" calcext:value-type="string">
            <text:p>Conference Paper</text:p>
          </table:table-cell>
          <table:table-cell table:style-name="ce11" office:value-type="float" office:value="2013" calcext:value-type="float">
            <text:p>2013</text:p>
          </table:table-cell>
          <table:table-cell table:number-columns-repeated="1000"/>
        </table:table-row>
        <table:table-row table:style-name="ro7" table:visibility="filter">
          <table:table-cell table:style-name="ce1" office:value-type="string" calcext:value-type="string">
            <text:p>P142</text:p>
          </table:table-cell>
          <table:table-cell table:style-name="ce5" office:value-type="string" calcext:value-type="string">
            <text:p>Privacy Care: A Tangible Interaction Framework for Privacy Management</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15" calcext:value-type="float">
            <text:p>15</text:p>
          </table:table-cell>
          <table:table-cell table:style-name="ce1" office:value-type="string" calcext:value-type="string">
            <text:p>NA</text:p>
          </table:table-cell>
          <table:table-cell table:style-name="ce5" office:value-type="string" calcext:value-type="string">
            <text:p>Focus Group</text:p>
          </table:table-cell>
          <table:table-cell table:style-name="ce5" office:value-type="string" calcext:value-type="string">
            <text:p><text:span text:style-name="T1">Propose Privacy Care interaction framework, which is rooted in the literature of privacy management and tangible computing and promises the provision of an embodied experience that is Direct, Ready-to-Hand, and Contextual for effectively raising awareness and empowering users with seamless control in ubiquitous environments.</text:span></text:p>
          </table:table-cell>
          <table:table-cell table:style-name="ce5" office:value-type="string" calcext:value-type="string">
            <text:p><text:span text:style-name="T1">have an embodied experience that is Direct, Ready-to-Hand, and Contextual for effectively raising awareness and empowering users with seamless control</text:span></text:p>
          </table:table-cell>
          <table:table-cell table:style-name="ce5" office:value-type="string" calcext:value-type="string">
            <text:p><text:span text:style-name="T1">raising privacy awareness, controlling information disclosure,</text:span><text:span text:style-name="T3"> managing smart devices privacy settings</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8" table:visibility="filter">
          <table:table-cell table:style-name="ce1" office:value-type="string" calcext:value-type="string">
            <text:p>P143</text:p>
          </table:table-cell>
          <table:table-cell table:style-name="ce5" office:value-type="string" calcext:value-type="string">
            <text:p>Privacy CURE: Consent Comprehension Made Easy</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35" calcext:value-type="float">
            <text:p>35</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Present a prototype based on GDPR requirements to improve user comprehension concerning what data subjects consent to. The CURE prototype addresses the comprehensibility issues of traditional privacy policies by categorising privacy policy content, yet moves beyond mere categorisation to enhance user comprehension and control, unlike previous approaches that found users generally disliked all formats of privacy policies due to their complexity and lack of clarity.</text:span></text:p>
          </table:table-cell>
          <table:table-cell table:style-name="ce5" office:value-type="string" calcext:value-type="string">
            <text:p><text:span text:style-name="T1">more control over the processing of their personal data, by providing them with more transparency regarding personal data processing and giving them the opportunity to customize their consent</text:span></text:p>
          </table:table-cell>
          <table:table-cell table:style-name="ce5" office:value-type="string" calcext:value-type="string">
            <text:p><text:span text:style-name="T1">controlling information disclosure, enhancing comprehensiveness of privacy policies,</text:span><text:span text:style-name="T3"> </text:span><text:span text:style-name="T5">managing consent requests</text:span><text:span text:style-name="T3">, improving privacy policy content presentation</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12" table:visibility="filter">
          <table:table-cell table:style-name="ce1" office:value-type="string" calcext:value-type="string">
            <text:p>P144</text:p>
          </table:table-cell>
          <table:table-cell table:style-name="ce5" office:value-type="string" calcext:value-type="string">
            <text:p>Privacy Disclosures Detection in Natural-Language Text Through Linguistically-motivated Artificial Neur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s a privacy disclosure identification framework for textual data, comprised of a neural network model with linguistics.</text:span></text:p>
          </table:table-cell>
          <table:table-cell table:style-name="ce5" office:value-type="string" calcext:value-type="string">
            <text:p><text:span text:style-name="T1">take control of their shared information by automatically identifying text that might contain personal or private disclosures</text:span></text:p>
          </table:table-cell>
          <table:table-cell table:style-name="ce19" office:value-type="string" calcext:value-type="string">
            <text:p>controlling information disclosure, identifying personal or private disclosure</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3" table:visibility="filter">
          <table:table-cell table:style-name="ce1" office:value-type="string" calcext:value-type="string">
            <text:p>P145</text:p>
          </table:table-cell>
          <table:table-cell table:style-name="ce5" office:value-type="string" calcext:value-type="string">
            <text:p>Privacy Dynamics: Learning Privacy Norms for Social Software</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Privacy Dynamics, an adaptive architecture that learns privacy norms for different audience groups based on users’ sharing behaviours and can provide sharing recommendations to users as well as assisting them to re-configure the groups they explicitly defined using OSN settings.</text:span></text:p>
          </table:table-cell>
          <table:table-cell table:style-name="ce5" office:value-type="string" calcext:value-type="string">
            <text:p>re-configure the groups they explicitly defined using OSN settings.</text:p>
          </table:table-cell>
          <table:table-cell table:style-name="ce5" office:value-type="string" calcext:value-type="string">
            <text:p><text:span text:style-name="T4">managing OSN privacy settings</text:span><text:span text:style-name="T5">, sharing information based on privacy norms</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4" table:visibility="filter">
          <table:table-cell table:style-name="ce1" office:value-type="string" calcext:value-type="string">
            <text:p>P146</text:p>
          </table:table-cell>
          <table:table-cell table:style-name="ce5" office:value-type="string" calcext:value-type="string">
            <text:p>Privacy in Social Networks: How Risky is Your Social Graph?</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measure for estimating the risk, in terms of disclosure of personal information, of interacting with unfamiliar individuals on social networks.</text:span></text:p>
          </table:table-cell>
          <table:table-cell table:style-name="ce5" office:value-type="string" calcext:value-type="string">
            <text:p>be more privacy-aware</text:p>
          </table:table-cell>
          <table:table-cell table:style-name="ce5" office:value-type="string" calcext:value-type="string">
            <text:p><text:span text:style-name="T1">raising privacy awareness, </text:span><text:span text:style-name="T3">estimating privacy risk</text:span></text:p>
          </table:table-cell>
          <table:table-cell table:style-name="ce5" office:value-type="string" calcext:value-type="string">
            <text:p>Conference Paper</text:p>
          </table:table-cell>
          <table:table-cell table:style-name="ce11" office:value-type="float" office:value="2012" calcext:value-type="float">
            <text:p>2012</text:p>
          </table:table-cell>
          <table:table-cell table:number-columns-repeated="1000"/>
        </table:table-row>
        <table:table-row table:style-name="ro3" table:visibility="filter">
          <table:table-cell table:style-name="ce1" office:value-type="string" calcext:value-type="string">
            <text:p>P147</text:p>
          </table:table-cell>
          <table:table-cell table:style-name="ce5" office:value-type="string" calcext:value-type="string">
            <text:p>Privacy measurement method using a graph structure on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user privacy measurement that can be comprehensively quantified within the social network environment of the individual. Users can recognize their privacy leakage status as a metric value in complex social network scenarios, thus achieving privacy protection.</text:span></text:p>
          </table:table-cell>
          <table:table-cell table:style-name="ce5" office:value-type="string" calcext:value-type="string">
            <text:p><text:span text:style-name="T1">improve their privacy disclosures by helping them recognize their privacy status</text:span></text:p>
          </table:table-cell>
          <table:table-cell table:style-name="ce5" office:value-type="string" calcext:value-type="string">
            <text:p><text:span text:style-name="T1">raising privacy awareness, </text:span><text:span text:style-name="T3">measuring privacy score</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6" table:visibility="filter">
          <table:table-cell table:style-name="ce1" office:value-type="string" calcext:value-type="string">
            <text:p>P148</text:p>
          </table:table-cell>
          <table:table-cell table:style-name="ce5" office:value-type="string" calcext:value-type="string">
            <text:p>Privacy Modelling and Management for Assisted Living within Smart Home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framework for privacy modeling computation and management for AAL  (Ambient Assisted Living) within Smart Homes. It is developed a metric to compute the sensitivity of the collected information and consequently the potential privacy risk. </text:span></text:p>
          </table:table-cell>
          <table:table-cell table:style-name="ce5" office:value-type="string" calcext:value-type="string">
            <text:p><text:span text:style-name="T1">raise awareness and be alert about the sensitivity of the information that is collected and shared in their smart home environments</text:span></text:p>
          </table:table-cell>
          <table:table-cell table:style-name="ce5" office:value-type="string" calcext:value-type="string">
            <text:p><text:span text:style-name="T1">raising privacy awareness, </text:span><text:span text:style-name="T3">computing privacy risk</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6" table:visibility="filter">
          <table:table-cell table:style-name="ce1" office:value-type="string" calcext:value-type="string">
            <text:p>P149</text:p>
          </table:table-cell>
          <table:table-cell table:style-name="ce5" office:value-type="string" calcext:value-type="string">
            <text:p>Privacy Negotiation Mechanism in Internet of Things Environment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20" calcext:value-type="float">
            <text:p>20</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Present a mechanism of preservation of privacy in IoT environments. This mechanism aims to mediate the exchange of information that occurs in these environments to help users better manage the disclosure of their data.</text:span></text:p>
          </table:table-cell>
          <table:table-cell table:style-name="ce5" office:value-type="string" calcext:value-type="string">
            <text:p>better manage the disclosure of their data</text:p>
          </table:table-cell>
          <table:table-cell table:style-name="ce5" office:value-type="string" calcext:value-type="string">
            <text:p><text:span text:style-name="T1">controlling information disclosure, </text:span><text:span text:style-name="T3">managing privacy settings in IoT environment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3" table:visibility="filter">
          <table:table-cell table:style-name="ce1" office:value-type="string" calcext:value-type="string">
            <text:p>P150</text:p>
          </table:table-cell>
          <table:table-cell table:style-name="ce5" office:value-type="string" calcext:value-type="string">
            <text:p>Privacy Pal: Improving Permission Safety Awareness of Third Party Applications in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8" calcext:value-type="float">
            <text:p>8</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Present Privacy Pal, a simple and effective analysis and visualization tool that allows users to gain an increased level of understanding on the security and privacy risks associated with granting permissions to third party applications in online social networks, like Facebook</text:span></text:p>
          </table:table-cell>
          <table:table-cell table:style-name="ce5" office:value-type="string" calcext:value-type="string">
            <text:p><text:span text:style-name="T1">make an informed decision regarding privacy and security risks associated with Facebook apps before they are downloaded</text:span></text:p>
          </table:table-cell>
          <table:table-cell table:style-name="ce5" office:value-type="string" calcext:value-type="string">
            <text:p><text:span text:style-name="T1">raising privacy awareness, making informed decision, assisting users in app selection, </text:span><text:span text:style-name="T3">calculating privacy risk</text:span></text:p>
          </table:table-cell>
          <table:table-cell table:style-name="ce5" office:value-type="string" calcext:value-type="string">
            <text:p>Conference Paper</text:p>
          </table:table-cell>
          <table:table-cell table:style-name="ce11" office:value-type="float" office:value="2015" calcext:value-type="float">
            <text:p>2015</text:p>
          </table:table-cell>
          <table:table-cell table:number-columns-repeated="1000"/>
        </table:table-row>
        <table:table-row table:style-name="ro8" table:visibility="filter">
          <table:table-cell table:style-name="ce1" office:value-type="string" calcext:value-type="string">
            <text:p>P151</text:p>
          </table:table-cell>
          <table:table-cell table:style-name="ce5" office:value-type="string" calcext:value-type="string">
            <text:p>Privacy policies for shared content in social network site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119" calcext:value-type="float">
            <text:p>119</text:p>
          </table:table-cell>
          <table:table-cell table:style-name="ce1" office:value-type="string" calcext:value-type="string">
            <text:p>NA</text:p>
          </table:table-cell>
          <table:table-cell table:style-name="ce5" office:value-type="string" calcext:value-type="string">
            <text:p>Survey</text:p>
          </table:table-cell>
          <table:table-cell table:style-name="ce5" office:value-type="string" calcext:value-type="string">
            <text:p><text:span text:style-name="T1">Present a theoretical representation of the collective privacy management problem and propose a solution which builds upon a game theory-based model for collectively enforcing privacy policies on shared data, proposing an automated image-sharing solution grounded in extended content ownership and the Clarke-Tax mechanism to encourage truthfulness and reward co-ownership promotion, enabling users to create friendship-based policies using metrics from a central user in social networks.</text:span></text:p>
          </table:table-cell>
          <table:table-cell table:style-name="ce5" office:value-type="string" calcext:value-type="string">
            <text:p>be free from the burden of manually selecting privacy preferences for each picture</text:p>
          </table:table-cell>
          <table:table-cell table:style-name="ce19" office:value-type="string" calcext:value-type="string">
            <text:p>managing multiparty privacy</text:p>
          </table:table-cell>
          <table:table-cell table:style-name="ce5" office:value-type="string" calcext:value-type="string">
            <text:p>Journal Article</text:p>
          </table:table-cell>
          <table:table-cell table:style-name="ce11" office:value-type="float" office:value="2010" calcext:value-type="float">
            <text:p>2010</text:p>
          </table:table-cell>
          <table:table-cell table:number-columns-repeated="1000"/>
        </table:table-row>
        <table:table-row table:style-name="ro5" table:visibility="filter">
          <table:table-cell table:style-name="ce1" office:value-type="string" calcext:value-type="string">
            <text:p>P152</text:p>
          </table:table-cell>
          <table:table-cell table:style-name="ce5" office:value-type="string" calcext:value-type="string">
            <text:p>Privacy Policy Inference of User-Uploaded Images on Content Sharing Sit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196" calcext:value-type="float">
            <text:p>196</text:p>
          </table:table-cell>
          <table:table-cell table:style-name="ce1" office:value-type="string" calcext:value-type="string">
            <text:p>NA</text:p>
          </table:table-cell>
          <table:table-cell table:style-name="ce5" office:value-type="string" calcext:value-type="string">
            <text:p>Online Experiment</text:p>
          </table:table-cell>
          <table:table-cell table:style-name="ce5" office:value-type="string" calcext:value-type="string">
            <text:p><text:span text:style-name="T1">Propose an Adaptive Privacy Policy Prediction (A3P) system which aims to provide users a hassle-free privacy settings experience by automatically generating personalized policies.</text:span></text:p>
          </table:table-cell>
          <table:table-cell table:style-name="ce5" office:value-type="string" calcext:value-type="string">
            <text:p>compose privacy settings for their images</text:p>
          </table:table-cell>
          <table:table-cell table:style-name="ce5" office:value-type="string" calcext:value-type="string">
            <text:p><text:span text:style-name="T4">managing OSN privacy settings, recommending privacy settings,</text:span><text:span text:style-name="T5"> configuring privacy settings for image sharing</text:span></text:p>
          </table:table-cell>
          <table:table-cell table:style-name="ce5" office:value-type="string" calcext:value-type="string">
            <text:p>Journal Article</text:p>
          </table:table-cell>
          <table:table-cell table:style-name="ce11" office:value-type="float" office:value="2015" calcext:value-type="float">
            <text:p>2015</text:p>
          </table:table-cell>
          <table:table-cell table:number-columns-repeated="1000"/>
        </table:table-row>
        <table:table-row table:style-name="ro2" table:visibility="filter">
          <table:table-cell table:style-name="ce1" office:value-type="string" calcext:value-type="string">
            <text:p>P153</text:p>
          </table:table-cell>
          <table:table-cell table:style-name="ce5" office:value-type="string" calcext:value-type="string">
            <text:p>Privacy policy negotiation in social media</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negotiation mechanism for users to agree on a compromise for privacy conflicts. It addresses the challenge of the exponentially growing space of potential deals for resolving conflicts in social media, which could hinder real-time use due to complexity.  They introduce heuristics to narrow down this space to the most promising deals, reducing complexity while maintaining near-optimal negotiation outcomes.</text:span></text:p>
          </table:table-cell>
          <table:table-cell table:style-name="ce5" office:value-type="string" calcext:value-type="string">
            <text:p>negotiate privacy</text:p>
          </table:table-cell>
          <table:table-cell table:style-name="ce5" office:value-type="string" calcext:value-type="string">
            <text:p><text:span text:style-name="T4">managing multiparty privacy</text:span><text:span text:style-name="T5">, resolving privacy conflicts</text:span></text:p>
          </table:table-cell>
          <table:table-cell table:style-name="ce5" office:value-type="string" calcext:value-type="string">
            <text:p>Journal Article</text:p>
          </table:table-cell>
          <table:table-cell table:style-name="ce11" office:value-type="float" office:value="2016" calcext:value-type="float">
            <text:p>2016</text:p>
          </table:table-cell>
          <table:table-cell table:number-columns-repeated="1000"/>
        </table:table-row>
        <table:table-row table:style-name="ro5" table:visibility="filter">
          <table:table-cell table:style-name="ce1" office:value-type="string" calcext:value-type="string">
            <text:p>P154</text:p>
          </table:table-cell>
          <table:table-cell table:style-name="ce5" office:value-type="string" calcext:value-type="string">
            <text:p>Privacy preference modeling and prediction in a simulated campuswide IoT environment</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172" calcext:value-type="float">
            <text:p>172</text:p>
          </table:table-cell>
          <table:table-cell table:style-name="ce1" office:value-type="string" calcext:value-type="string">
            <text:p>NA</text:p>
          </table:table-cell>
          <table:table-cell table:style-name="ce5" office:value-type="string" calcext:value-type="string">
            <text:p>Laboratory Experiment</text:p>
          </table:table-cell>
          <table:table-cell table:style-name="ce5" office:value-type="string" calcext:value-type="string">
            <text:p><text:span text:style-name="T1">Build machine learning models to predict users’ privacy decisions, regarding privacy preferences, using both contextual information and the corresponding cluster membership as training data.</text:span></text:p>
          </table:table-cell>
          <table:table-cell table:style-name="ce5" office:value-type="string" calcext:value-type="string">
            <text:p><text:span text:style-name="T1">protect privacy in ubiquitous computing environments</text:span></text:p>
          </table:table-cell>
          <table:table-cell table:style-name="ce5" office:value-type="string" calcext:value-type="string">
            <text:p><text:span text:style-name="T1">managing privacy settings, </text:span><text:span text:style-name="T3">managing ubiquitous computing privacy settings</text:span><text:span text:style-name="T5">, predicting user privacy decisions</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4" table:visibility="filter">
          <table:table-cell table:style-name="ce1" office:value-type="string" calcext:value-type="string">
            <text:p>P155</text:p>
          </table:table-cell>
          <table:table-cell table:style-name="ce5" office:value-type="string" calcext:value-type="string">
            <text:p>Privacy protection based privacy conflict detection and solution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24" calcext:value-type="float">
            <text:p>24</text:p>
          </table:table-cell>
          <table:table-cell table:style-name="ce1" office:value-type="string" calcext:value-type="string">
            <text:p>Within-subjects design</text:p>
          </table:table-cell>
          <table:table-cell table:style-name="ce5" office:value-type="string" calcext:value-type="string">
            <text:p>Laboratory Experiment</text:p>
          </table:table-cell>
          <table:table-cell table:style-name="ce5" office:value-type="string" calcext:value-type="string">
            <text:p><text:span text:style-name="T1">Propose a collective privacy protection (CPP) to balance between the collaborative information sharing and the privacy protection for the owner and co-owners by majority vote</text:span></text:p>
          </table:table-cell>
          <table:table-cell table:style-name="ce5" office:value-type="string" calcext:value-type="string">
            <text:p><text:span text:style-name="T1">create the privacy policy and the co-owners to make a decision in the privacy policy by vote</text:span></text:p>
          </table:table-cell>
          <table:table-cell table:style-name="ce5" office:value-type="string" calcext:value-type="string">
            <text:p><text:span text:style-name="T4">managing multiparty privacy</text:span><text:span text:style-name="T5">, resolving privacy conflicts</text:span></text:p>
          </table:table-cell>
          <table:table-cell table:style-name="ce5" office:value-type="string" calcext:value-type="string">
            <text:p>Journal Article</text:p>
          </table:table-cell>
          <table:table-cell table:style-name="ce11" office:value-type="float" office:value="2014" calcext:value-type="float">
            <text:p>2014</text:p>
          </table:table-cell>
          <table:table-cell table:number-columns-repeated="1000"/>
        </table:table-row>
        <table:table-row table:style-name="ro10" table:visibility="filter">
          <table:table-cell table:style-name="ce1" office:value-type="string" calcext:value-type="string">
            <text:p>P156</text:p>
          </table:table-cell>
          <table:table-cell table:style-name="ce5" office:value-type="string" calcext:value-type="string">
            <text:p>Privacy Rating: A User-Centered Approach for Visualizing Data Handling Practices of Online Services</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30" calcext:value-type="float">
            <text:p>30</text:p>
          </table:table-cell>
          <table:table-cell table:style-name="ce1" office:value-type="string" calcext:value-type="string">
            <text:p>Between-subjects design</text:p>
          </table:table-cell>
          <table:table-cell table:style-name="ce5" office:value-type="string" calcext:value-type="string">
            <text:p>Remote moderated experiment</text:p>
          </table:table-cell>
          <table:table-cell table:style-name="ce5" office:value-type="string" calcext:value-type="string">
            <text:p>The design and evaluation of the Privacy Rating, a privacy visualisation tool aimed at empowering users to responsibly manage and protect their online privacy. The label is the result of a research-based inventory of important privacy risks. It includes an efficient tool for mapping privacy features. It is designed to raise privacy awareness among nonengaged users and provide relevant, well-organised information to users concerned about privacy.</text:p>
          </table:table-cell>
          <table:table-cell table:style-name="ce5" office:value-type="string" calcext:value-type="string">
            <text:p>manage and protect their online privacy responsibly/ safeguard their online privacy and thus limit the privacy paradox</text:p>
          </table:table-cell>
          <table:table-cell table:style-name="ce5" office:value-type="string" calcext:value-type="string">
            <text:p><text:span text:style-name="T1">raising privacy awareness, managing online privacy, </text:span><text:span text:style-name="T3">improving privacy policies visually</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3" table:visibility="filter">
          <table:table-cell table:style-name="ce1" office:value-type="string" calcext:value-type="string">
            <text:p>P157</text:p>
          </table:table-cell>
          <table:table-cell table:style-name="ce5" office:value-type="string" calcext:value-type="string">
            <text:p>Privacy Risk Analysis to Enable Informed Privacy Setting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a method relying on a privacy risk analysis parameterized by privacy settings. The user can express his choices, visualize their impact on the privacy risks through a user-friendly interface and, if needed, decide to revise them to reduce risks to an acceptable level.</text:span></text:p>
          </table:table-cell>
          <table:table-cell table:style-name="ce5" office:value-type="string" calcext:value-type="string">
            <text:p>be informed about the consequences of their privacy settings in a simple and intelligible way</text:p>
          </table:table-cell>
          <table:table-cell table:style-name="ce5" office:value-type="string" calcext:value-type="string">
            <text:p><text:span text:style-name="T4">managing privacy settings</text:span><text:span text:style-name="T5">, making informed decision, calculating privacy risk</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3" table:visibility="filter">
          <table:table-cell table:style-name="ce1" office:value-type="string" calcext:value-type="string">
            <text:p>P158</text:p>
          </table:table-cell>
          <table:table-cell table:style-name="ce5" office:value-type="string" calcext:value-type="string">
            <text:p>Privacy Scoring of Social Network Users as a Service</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privacy scoring framework for calculating privacy scores of friends from individual ego users’ perspective, aimed at assessing information sharing behaviour and enabling informed decisions about audience visibility, addressing the limitations of current social network privacy settings.</text:span></text:p>
          </table:table-cell>
          <table:table-cell table:style-name="ce5" office:value-type="string" calcext:value-type="string">
            <text:p>take an informed decision on who sees what information</text:p>
          </table:table-cell>
          <table:table-cell table:style-name="ce5" office:value-type="string" calcext:value-type="string">
            <text:p><text:span text:style-name="T4">managing OSN privacy settings</text:span><text:span text:style-name="T5">, calculating privacy score, making informed decision</text:span></text:p>
          </table:table-cell>
          <table:table-cell table:style-name="ce5" office:value-type="string" calcext:value-type="string">
            <text:p>Conference Paper</text:p>
          </table:table-cell>
          <table:table-cell table:style-name="ce11" office:value-type="float" office:value="2015" calcext:value-type="float">
            <text:p>2015</text:p>
          </table:table-cell>
          <table:table-cell table:number-columns-repeated="1000"/>
        </table:table-row>
        <table:table-row table:style-name="ro6" table:visibility="filter">
          <table:table-cell table:style-name="ce1" office:value-type="string" calcext:value-type="string">
            <text:p>P159</text:p>
          </table:table-cell>
          <table:table-cell table:style-name="ce5" office:value-type="string" calcext:value-type="string">
            <text:p>Privacy settings recommender for Online Social Network</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30" calcext:value-type="float">
            <text:p>30</text:p>
          </table:table-cell>
          <table:table-cell table:style-name="ce1" office:value-type="string" calcext:value-type="string">
            <text:p>NA</text:p>
          </table:table-cell>
          <table:table-cell table:style-name="ce5" office:value-type="string" calcext:value-type="string">
            <text:p>Online Experiment</text:p>
          </table:table-cell>
          <table:table-cell table:style-name="ce5" office:value-type="string" calcext:value-type="string">
            <text:p><text:span text:style-name="T1">Present a recommendation system that, exploiting an association rules mining process, learns OSN users’ habits in releasing resources in online social networks, and exploit them to suggest customized access control policies.</text:span></text:p>
          </table:table-cell>
          <table:table-cell table:style-name="ce5" office:value-type="string" calcext:value-type="string">
            <text:p>define customised and fine-grained access control policies</text:p>
          </table:table-cell>
          <table:table-cell table:style-name="ce19" office:value-type="string" calcext:value-type="string">
            <text:p>managing OSN privacy settings, recommending privacy settings</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6" table:visibility="filter">
          <table:table-cell table:style-name="ce1" office:value-type="string" calcext:value-type="string">
            <text:p>P160</text:p>
          </table:table-cell>
          <table:table-cell table:style-name="ce5" office:value-type="string" calcext:value-type="string">
            <text:p>Privacy theory in practice: designing a user interface for managing location privacy on mobile device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23" calcext:value-type="float">
            <text:p>23</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Designed a UI to communicate and manage location privacy settings for LBSs on mobile devices, based on the analysis of relevant theories - privacy theory (Westin), privacy by design principles and general UI design principles.</text:span></text:p>
          </table:table-cell>
          <table:table-cell table:style-name="ce5" office:value-type="string" calcext:value-type="string">
            <text:p>address three key issues: whom to share location with, when to share it, and where to share it</text:p>
          </table:table-cell>
          <table:table-cell table:style-name="ce5" office:value-type="string" calcext:value-type="string">
            <text:p><text:span text:style-name="T1">managing location privacy settings, </text:span><text:span text:style-name="T3">managing app permission requests</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3" table:visibility="filter">
          <table:table-cell table:style-name="ce1" office:value-type="string" calcext:value-type="string">
            <text:p>P161</text:p>
          </table:table-cell>
          <table:table-cell table:style-name="ce5" office:value-type="string" calcext:value-type="string">
            <text:p>Privacy-aware location privacy preference recommendation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recommender based on user-user collaborative filtering (CF) for recommending location privacy preferences for users. Since these recommendations derive from crowdsourcing opinions, the system can also perform well even if there are insufficient data for new users during cold-start periods.</text:span></text:p>
          </table:table-cell>
          <table:table-cell table:style-name="ce5" office:value-type="string" calcext:value-type="string">
            <text:p>articulate and refine their privacy preferences</text:p>
          </table:table-cell>
          <table:table-cell table:style-name="ce19" office:value-type="string" calcext:value-type="string">
            <text:p>recommending privacy settings, managing location privacy settings</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4" table:visibility="filter">
          <table:table-cell table:style-name="ce1" office:value-type="string" calcext:value-type="string">
            <text:p>P162</text:p>
          </table:table-cell>
          <table:table-cell table:style-name="ce5" office:value-type="string" calcext:value-type="string">
            <text:p>Privacy-Aware Personal Data Storage (P-PDS): Learning how to Protect User Privacy from External Application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360" calcext:value-type="float">
            <text:p>360</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Propose a Privacy-aware Personal Data Storage, able to automatically take privacy-aware decisions on third parties access requests in accordance with user preferences</text:span></text:p>
          </table:table-cell>
          <table:table-cell table:style-name="ce5" office:value-type="string" calcext:value-type="string">
            <text:p>specify their privacy preferences on PDS data</text:p>
          </table:table-cell>
          <table:table-cell table:style-name="ce5" office:value-type="string" calcext:value-type="string">
            <text:p><text:span text:style-name="T4">managing privacy settings</text:span><text:span text:style-name="T5">, </text:span><text:span text:style-name="T3">managing personal data storage</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13" table:visibility="filter">
          <table:table-cell table:style-name="ce1" office:value-type="string" calcext:value-type="string">
            <text:p>P163</text:p>
          </table:table-cell>
          <table:table-cell table:style-name="ce5" office:value-type="string" calcext:value-type="string">
            <text:p>Privacy-Preserving Architecture for Cloud-IoT Platform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sign of an architecture to tackle privacy issues in IoT, specifically in the data collection and data management processes. A distinctive feature of the Data Bank is that it includes tools to customise both data collection (locally, at the device level) and data sharing (for data stored in cloud repositories), and a privacy-utility mechanism that recommends services based on user preferences and benefits, conducts data analysis to identify regular requests, and addresses GDPR privacy requirements by suggesting default settings, enhancing user control over data exchange for services.</text:span></text:p>
          </table:table-cell>
          <table:table-cell table:style-name="ce5" office:value-type="string" calcext:value-type="string">
            <text:p><text:span text:style-name="T1">store and manage all their data, choosing the level of privacy/benefit they want (trading data for services) rather than having an all/nothing choice</text:span></text:p>
          </table:table-cell>
          <table:table-cell table:style-name="ce5" office:value-type="string" calcext:value-type="string">
            <text:p><text:span text:style-name="T4">managing personal data storage</text:span><text:span text:style-name="T5">, controlling information disclosure, </text:span><text:span text:style-name="T3">configuring permissions automatically</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2" table:visibility="filter">
          <table:table-cell table:style-name="ce1" office:value-type="string" calcext:value-type="string">
            <text:p>P164</text:p>
          </table:table-cell>
          <table:table-cell table:style-name="ce5" office:value-type="string" calcext:value-type="string">
            <text:p>Privacy-Preserving Enhanced Collaborative Tagging</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an architecture that incorporates two layers in support of enhanced and private collaborative tagging. The study uses tag suppression, a privacy-enhancing technology that protects end-user privacy by preventing profiling based on specified tags and analysing its impact on the efficacy of policy-based collaborative tagging systems, with the approach selectively dropping tags that bias a user's interest profile.</text:span></text:p>
          </table:table-cell>
          <table:table-cell table:style-name="ce5" office:value-type="string" calcext:value-type="string">
            <text:p>preserve their privacy while tagging.</text:p>
          </table:table-cell>
          <table:table-cell table:style-name="ce5" office:value-type="string" calcext:value-type="string">
            <text:p><text:span text:style-name="T1">controlling information disclosure, </text:span><text:span text:style-name="T3">preventing profiling</text:span></text:p>
          </table:table-cell>
          <table:table-cell table:style-name="ce5" office:value-type="string" calcext:value-type="string">
            <text:p>Journal Article</text:p>
          </table:table-cell>
          <table:table-cell table:style-name="ce11" office:value-type="float" office:value="2014" calcext:value-type="float">
            <text:p>2014</text:p>
          </table:table-cell>
          <table:table-cell table:number-columns-repeated="1000"/>
        </table:table-row>
        <table:table-row table:style-name="ro6" table:visibility="filter">
          <table:table-cell table:style-name="ce1" office:value-type="string" calcext:value-type="string">
            <text:p>P165</text:p>
          </table:table-cell>
          <table:table-cell table:style-name="ce5" office:value-type="string" calcext:value-type="string">
            <text:p>PrivacyBot: Detecting Privacy Sensitive Information in Unstructured Text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PrivacyBot, a machine-learning based proof-of-concept that detects PSI (Privacy Sensitive Information) in user-generated unstructured texts. It can, for example, be integrated into SNS and alert users to the disclosure of PSI during typing.</text:span></text:p>
          </table:table-cell>
          <table:table-cell table:style-name="ce5" office:value-type="string" calcext:value-type="string">
            <text:p>protect the unintended disclosure of especially privacy sensitive personal data</text:p>
          </table:table-cell>
          <table:table-cell table:style-name="ce5" office:value-type="string" calcext:value-type="string">
            <text:p><text:span text:style-name="T1">protecting unintended disclosure, </text:span><text:span text:style-name="T3">alerting disclosure of privacy-sensitive data</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9" table:visibility="filter">
          <table:table-cell table:style-name="ce1" office:value-type="string" calcext:value-type="string">
            <text:p>P166</text:p>
          </table:table-cell>
          <table:table-cell table:style-name="ce5" office:value-type="string" calcext:value-type="string">
            <text:p>PrivacyCheck: Automatic summarization of privacy policies using data mining</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novel technique that automatically extracts summaries of online privacy policies. The developed tool, PrivacyCheck, evaluates privacy policies based on 10 key factors, assigning each a risk level from red to green based on how personal information like email addresses is handled, using a machine-learning model informed by expert input and prior research.</text:span></text:p>
          </table:table-cell>
          <table:table-cell table:style-name="ce5" office:value-type="string" calcext:value-type="string">
            <text:p>protect her privacy without having to read privacy policies in detail</text:p>
          </table:table-cell>
          <table:table-cell table:style-name="ce19" office:value-type="string" calcext:value-type="string">
            <text:p><text:span text:style-name="T4">parsing privacy policies, supporting the reading of privacy policies, </text:span><text:span text:style-name="T5">evaluating privacy policies</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6" table:visibility="filter">
          <table:table-cell table:style-name="ce1" office:value-type="string" calcext:value-type="string">
            <text:p>P167</text:p>
          </table:table-cell>
          <table:table-cell table:style-name="ce5" office:value-type="string" calcext:value-type="string">
            <text:p>PrivacyGuide: Towards an Implementation of the EU GDPR on Internet Privacy Policy Evaluation</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 PrivacyGuide, a privacy policy summarization tool inspired by the European Union (EU) General Data Protection Regulation (GDPR) and based on machine learning and natural language processing techniques</text:span></text:p>
          </table:table-cell>
          <table:table-cell table:style-name="ce5" office:value-type="string" calcext:value-type="string">
            <text:p>read and understand privacy policies</text:p>
          </table:table-cell>
          <table:table-cell table:style-name="ce5" office:value-type="string" calcext:value-type="string">
            <text:p><text:span text:style-name="T1">improving comprehensibility of privacy policies, </text:span><text:span text:style-name="T3">parsing privacy policies, supporting the reading of privacy policie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5" table:visibility="filter">
          <table:table-cell table:style-name="ce1" office:value-type="string" calcext:value-type="string">
            <text:p>P168</text:p>
          </table:table-cell>
          <table:table-cell table:style-name="ce5" office:value-type="string" calcext:value-type="string">
            <text:p>PrivacyPalisade: Evaluating app permissions and building privacy into smartphone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model that groups apps together in terms of advertised functionality and assesses an app’s privacy intrusiveness based on the requested permissions relative to similar apps.</text:span></text:p>
          </table:table-cell>
          <table:table-cell table:style-name="ce5" office:value-type="string" calcext:value-type="string">
            <text:p>be protected from potentially privacy invasive apps and improve user comprehension</text:p>
          </table:table-cell>
          <table:table-cell table:style-name="ce5" office:value-type="string" calcext:value-type="string">
            <text:p><text:span text:style-name="T1">managing app permission requests, raising privacy awareness, making informed decision, </text:span><text:span text:style-name="T3">assessing app's privacy intrusiveness</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5" table:visibility="filter">
          <table:table-cell table:style-name="ce1" office:value-type="string" calcext:value-type="string">
            <text:p>P169</text:p>
          </table:table-cell>
          <table:table-cell table:style-name="ce5" office:value-type="string" calcext:value-type="string">
            <text:p>PrivacyPrimer: Towards Privacy-Preserving Episodic Memory Support for Older Adult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468" calcext:value-type="float">
            <text:p>468</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Propose a set of obfuscation strategies that naturally balances the trade-off between reminiscability and privacy (revealing social ties) while selectively obfuscating parts of the images</text:span></text:p>
          </table:table-cell>
          <table:table-cell table:style-name="ce5" office:value-type="string" calcext:value-type="string">
            <text:p><text:span text:style-name="T1">protect their private social lives while allowing them to reminisce about their own life experiences</text:span></text:p>
          </table:table-cell>
          <table:table-cell table:style-name="ce19" office:value-type="string" calcext:value-type="string">
            <text:p>controlling information disclosure, protecting social life, selectively obfuscating parts of images</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7" table:visibility="filter">
          <table:table-cell table:style-name="ce1" office:value-type="string" calcext:value-type="string">
            <text:p>P170</text:p>
          </table:table-cell>
          <table:table-cell table:style-name="ce5" office:value-type="string" calcext:value-type="string">
            <text:p>PrivacyZone: A Novel Approach to Protecting Location Privacy of Mobile User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PrivacyZone, a context-aware, personalisable, and fine-grained location permission system. Users can define privacy-sensitive areas and levels using map selections or semantic descriptions and specify boundaries based on spatial regions or travel time distances, considering road and traffic constraints.</text:span></text:p>
          </table:table-cell>
          <table:table-cell table:style-name="ce5" office:value-type="string" calcext:value-type="string">
            <text:p>preserve location privacy</text:p>
          </table:table-cell>
          <table:table-cell table:style-name="ce19" office:value-type="string" calcext:value-type="string">
            <text:p>managing location privacy settings</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5" table:visibility="filter">
          <table:table-cell table:style-name="ce1" office:value-type="string" calcext:value-type="string">
            <text:p>P171</text:p>
          </table:table-cell>
          <table:table-cell table:style-name="ce5" office:value-type="string" calcext:value-type="string">
            <text:p>PrivattNet: Predicting privacy risks in images using visual attention</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PrivAttNet – a visual attention based approach, that can be trained end-to-end to estimate the privacy sensitivity of images without explicitly detecting sensitive objects and attributes present in the image</text:span></text:p>
          </table:table-cell>
          <table:table-cell table:style-name="ce5" office:value-type="string" calcext:value-type="string">
            <text:p>visualise the sensitive regions of images</text:p>
          </table:table-cell>
          <table:table-cell table:style-name="ce5" office:value-type="string" calcext:value-type="string">
            <text:p><text:span text:style-name="T1">raising privacy awareness, </text:span><text:span text:style-name="T3">estimating privacy sensitivity</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4" table:visibility="filter">
          <table:table-cell table:style-name="ce1" office:value-type="string" calcext:value-type="string">
            <text:p>P172</text:p>
          </table:table-cell>
          <table:table-cell table:style-name="ce5" office:value-type="string" calcext:value-type="string">
            <text:p>Privee: An Architecture for Automatically Analyzing Web Privacy Policies</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Privee—a novel concept for analyzing natural language privacy policies based on crowdsourcing and automatic classification techniques</text:span></text:p>
          </table:table-cell>
          <table:table-cell table:style-name="ce5" office:value-type="string" calcext:value-type="string">
            <text:p>read and understand privacy policies</text:p>
          </table:table-cell>
          <table:table-cell table:style-name="ce5" office:value-type="string" calcext:value-type="string">
            <text:p><text:span text:style-name="T1">improving comprehensibility of privacy policies, </text:span><text:span text:style-name="T3">parsing privacy policies, supporting the reading of privacy policies</text:span></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6" table:visibility="filter">
          <table:table-cell table:style-name="ce1" office:value-type="string" calcext:value-type="string">
            <text:p>P173</text:p>
          </table:table-cell>
          <table:table-cell table:style-name="ce5" office:value-type="string" calcext:value-type="string">
            <text:p>PriView – Exploring Visualisations to Support Users’ Privacy Awarenes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Internet of Things</text:p>
          </table:table-cell>
          <table:table-cell table:style-name="ce11" office:value-type="float" office:value="24" calcext:value-type="float">
            <text:p>24</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PriView, a concept that allows privacy-invasive devices in the users’ vicinity to be visualised. PriView is motivated by an ever-increasing number of sensors in our environments tracking potentially sensitive data (e.g., audio and video).</text:p>
          </table:table-cell>
          <table:table-cell table:style-name="ce5" office:value-type="string" calcext:value-type="string">
            <text:p>visualise potential privacy intrusion in the users’ vicinity</text:p>
          </table:table-cell>
          <table:table-cell table:style-name="ce5" office:value-type="string" calcext:value-type="string">
            <text:p><text:span text:style-name="T1">raising privacy awareness, </text:span><text:span text:style-name="T3">visualising privacy-invasive devices</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5" table:visibility="filter">
          <table:table-cell table:style-name="ce1" office:value-type="string" calcext:value-type="string">
            <text:p>P174</text:p>
          </table:table-cell>
          <table:table-cell table:style-name="ce5" office:value-type="string" calcext:value-type="string">
            <text:p>PrivOnto: A semantic framework for the analysis of privacy policies</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 PrivOnto, a semantic framework to represent annotated privacy policies. It relies on an ontology developed to represent issues identified as critical to users and/or legal experts.</text:span></text:p>
          </table:table-cell>
          <table:table-cell table:style-name="ce5" office:value-type="string" calcext:value-type="string">
            <text:p>better appreciate the ramifications of a given policy</text:p>
          </table:table-cell>
          <table:table-cell table:style-name="ce5" office:value-type="string" calcext:value-type="string">
            <text:p><text:span text:style-name="T1">improving comprehensibility of privacy policies, </text:span><text:span text:style-name="T3">parsing privacy policies</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2" table:visibility="filter">
          <table:table-cell table:style-name="ce1" office:value-type="string" calcext:value-type="string">
            <text:p>P176</text:p>
          </table:table-cell>
          <table:table-cell table:style-name="ce5" office:value-type="string" calcext:value-type="string">
            <text:p>Quality of Private Information (QoPI) model for effective representation and prediction of privacy controls in mobile computing</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51" calcext:value-type="float">
            <text:p>51</text:p>
          </table:table-cell>
          <table:table-cell table:style-name="ce1" office:value-type="string" calcext:value-type="string">
            <text:p>NA</text:p>
          </table:table-cell>
          <table:table-cell table:style-name="ce5" office:value-type="string" calcext:value-type="string">
            <text:p>Survey</text:p>
          </table:table-cell>
          <table:table-cell table:style-name="ce5" office:value-type="string" calcext:value-type="string">
            <text:p><text:span text:style-name="T1">Define a quality of private information (QoPI) model to represent various types and quality levels of users’ private information required by mobile applications. The QoPI model introduces a fine-grained privacy control method that allows users to select the quality level of private information shared with mobile applications, effectively managing privacy based on user preferences and the context of application use.</text:span></text:p>
          </table:table-cell>
          <table:table-cell table:style-name="ce5" office:value-type="string" calcext:value-type="string">
            <text:p><text:span text:style-name="T1">make use of more personalized privacy controls in mobile computing by predicting the pattern of users’ privacy controls in a given situation</text:span></text:p>
          </table:table-cell>
          <table:table-cell table:style-name="ce5" office:value-type="string" calcext:value-type="string">
            <text:p><text:span text:style-name="T4">managing app permission requests</text:span><text:span text:style-name="T5">, recommending permission settings</text:span></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5" table:visibility="filter">
          <table:table-cell table:style-name="ce1" office:value-type="string" calcext:value-type="string">
            <text:p>P177</text:p>
          </table:table-cell>
          <table:table-cell table:style-name="ce5" office:value-type="string" calcext:value-type="string">
            <text:p>Real-Time Privacy Risk Quantification in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Model vulnerable user profiles via machine learning techniques to compute the vulnerability of the OSN users against the profile matching risk by only analyzing the user profiles in the anonymous OSN</text:span></text:p>
          </table:table-cell>
          <table:table-cell table:style-name="ce5" office:value-type="string" calcext:value-type="string">
            <text:p><text:span text:style-name="T1">understand their privacy risks due to their public sharings and be more conscious about their online privacy</text:span></text:p>
          </table:table-cell>
          <table:table-cell table:style-name="ce5" office:value-type="string" calcext:value-type="string">
            <text:p><text:span text:style-name="T1">raising privacy awareness, </text:span><text:span text:style-name="T3">computing privacy risk</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6" table:visibility="filter">
          <table:table-cell table:style-name="ce1" office:value-type="string" calcext:value-type="string">
            <text:p>P178</text:p>
          </table:table-cell>
          <table:table-cell table:style-name="ce5" office:value-type="string" calcext:value-type="string">
            <text:p>Reaper: Real-time app analysis for augmenting the android permission system</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Reaper, a novel dynamic analysis system that traces the permissions requested by apps in real time and distinguishes those requested by the app’s core functionality from those requested by third-party libraries linked with the app</text:span></text:p>
          </table:table-cell>
          <table:table-cell table:style-name="ce5" office:value-type="string" calcext:value-type="string">
            <text:p>selectively deny permissions that are not part of an app’s core functionality</text:p>
          </table:table-cell>
          <table:table-cell table:style-name="ce19" office:value-type="string" calcext:value-type="string">
            <text:p>managing app permission requests</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4" table:visibility="filter">
          <table:table-cell table:style-name="ce1" office:value-type="string" calcext:value-type="string">
            <text:p>P179</text:p>
          </table:table-cell>
          <table:table-cell table:style-name="ce5" office:value-type="string" calcext:value-type="string">
            <text:p>Recommendations for a smart toy parental control tool</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136" calcext:value-type="float">
            <text:p>136</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Propose a reference solution for smart toy parental control tools, with which parents can take control and adequately manage their children’s data according to their preferences.</text:span></text:p>
          </table:table-cell>
          <table:table-cell table:style-name="ce5" office:value-type="string" calcext:value-type="string">
            <text:p>take control and adequately manage their children’s data according to their preferences</text:p>
          </table:table-cell>
          <table:table-cell table:style-name="ce5" office:value-type="string" calcext:value-type="string">
            <text:p><text:span text:style-name="T1">controlling information disclosure, managing privacy settings in smart toys, </text:span><text:span text:style-name="T3">managing privacy settings in smart devices</text:span></text:p>
          </table:table-cell>
          <table:table-cell table:style-name="ce5" office:value-type="string" calcext:value-type="string">
            <text:p>Journal Article</text:p>
          </table:table-cell>
          <table:table-cell table:style-name="ce11" office:value-type="float" office:value="2022" calcext:value-type="float">
            <text:p>2022</text:p>
          </table:table-cell>
          <table:table-cell table:number-columns-repeated="1000"/>
        </table:table-row>
        <table:table-row table:style-name="ro6" table:visibility="filter">
          <table:table-cell table:style-name="ce1" office:value-type="string" calcext:value-type="string">
            <text:p>P180</text:p>
          </table:table-cell>
          <table:table-cell table:style-name="ce5" office:value-type="string" calcext:value-type="string">
            <text:p>REMIND: Risk Estimation Mechanism for Images in Network Distribution</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183" calcext:value-type="float">
            <text:p>183</text:p>
          </table:table-cell>
          <table:table-cell table:style-name="ce1" office:value-type="string" calcext:value-type="string">
            <text:p>Within-subjects design</text:p>
          </table:table-cell>
          <table:table-cell table:style-name="ce5" office:value-type="string" calcext:value-type="string">
            <text:p>A/B testing</text:p>
          </table:table-cell>
          <table:table-cell table:style-name="ce5" office:value-type="string" calcext:value-type="string">
            <text:p><text:span text:style-name="T1">Present a novel risk reminder system that offers the social network users a quantitative view of their image sharing risks due to friend-to-friend re-sharing. It also has a policy harmonization that helps resolve privacy differences in multi-owner photographs.</text:span></text:p>
          </table:table-cell>
          <table:table-cell table:style-name="ce5" office:value-type="string" calcext:value-type="string">
            <text:p>make informed decisions when setting their privacy preferences</text:p>
          </table:table-cell>
          <table:table-cell table:style-name="ce5" office:value-type="string" calcext:value-type="string">
            <text:p><text:span text:style-name="T1">managing OSN privacy settings, making informed decision, </text:span><text:span text:style-name="T3">managing multiparty privacy</text:span></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3" table:visibility="filter">
          <table:table-cell table:style-name="ce1" office:value-type="string" calcext:value-type="string">
            <text:p>P181</text:p>
          </table:table-cell>
          <table:table-cell table:style-name="ce5" office:value-type="string" calcext:value-type="string">
            <text:p>Resolving Multi-Party Privacy Conflicts in Social Media</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50" calcext:value-type="float">
            <text:p>50</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Present a mechanism for detecting and resolving privacy conflicts in Social Media that is based on current empirical evidence about privacy negotiations and disclosure driving factors in Social Media and is able to adapt the conflict resolution strategy based on the particular situation</text:span></text:p>
          </table:table-cell>
          <table:table-cell table:style-name="ce5" office:value-type="string" calcext:value-type="string">
            <text:p>achieve a satisfactory solution for all parties involved in multi-party privacy conflicts</text:p>
          </table:table-cell>
          <table:table-cell table:style-name="ce5" office:value-type="string" calcext:value-type="string">
            <text:p><text:span text:style-name="T4">managing multiparty privacy</text:span><text:span text:style-name="T5">, resolving privacy conflicts</text:span></text:p>
          </table:table-cell>
          <table:table-cell table:style-name="ce5" office:value-type="string" calcext:value-type="string">
            <text:p>Journal Article</text:p>
          </table:table-cell>
          <table:table-cell table:style-name="ce11" office:value-type="float" office:value="2016" calcext:value-type="float">
            <text:p>2016</text:p>
          </table:table-cell>
          <table:table-cell table:number-columns-repeated="1000"/>
        </table:table-row>
        <table:table-row table:style-name="ro3" table:visibility="filter">
          <table:table-cell table:style-name="ce1" office:value-type="string" calcext:value-type="string">
            <text:p>P182</text:p>
          </table:table-cell>
          <table:table-cell table:style-name="ce5" office:value-type="string" calcext:value-type="string">
            <text:p>RIPA: Real-time image privacy alert system</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Real Time Image Privacy Alert (RIPA) System which helps classify and detect privacy sensitive objects within the images being uploaded, considering that privacy and security threats arising from an image uploaded on-line are not only limited to the data owners</text:span></text:p>
          </table:table-cell>
          <table:table-cell table:style-name="ce5" office:value-type="string" calcext:value-type="string">
            <text:p>prevent the privacy violation</text:p>
          </table:table-cell>
          <table:table-cell table:style-name="ce5" office:value-type="string" calcext:value-type="string">
            <text:p><text:span text:style-name="T4">managing multiparty privacy</text:span><text:span text:style-name="T5">, configuring privacy settings for image sharing, detecting privacy violation</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6" table:visibility="filter">
          <table:table-cell table:style-name="ce1" office:value-type="string" calcext:value-type="string">
            <text:p>P183</text:p>
          </table:table-cell>
          <table:table-cell table:style-name="ce5" office:value-type="string" calcext:value-type="string">
            <text:p>Scoring Users' Privacy Disclosure Across Multiple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15" calcext:value-type="float">
            <text:p>15</text:p>
          </table:table-cell>
          <table:table-cell table:style-name="ce1" office:value-type="string" calcext:value-type="string">
            <text:p>NA</text:p>
          </table:table-cell>
          <table:table-cell table:style-name="ce5" office:value-type="string" calcext:value-type="string">
            <text:p>Online Experiment</text:p>
          </table:table-cell>
          <table:table-cell table:style-name="ce5" office:value-type="string" calcext:value-type="string">
            <text:p>Propose a system to compute information visibility as a factor that has a direct impact on a user’s privacy disclosure score. The privacy disclosure score (PDS) is based on the information shared across multiple social networking sites</text:p>
          </table:table-cell>
          <table:table-cell table:style-name="ce5" office:value-type="string" calcext:value-type="string">
            <text:p>have a more detailed examination of the information they want to share in the future</text:p>
          </table:table-cell>
          <table:table-cell table:style-name="ce5" office:value-type="string" calcext:value-type="string">
            <text:p><text:span text:style-name="T1">raising privacy awareness,</text:span><text:span text:style-name="T3"> computing privacy score</text:span></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4" table:visibility="filter">
          <table:table-cell table:style-name="ce1" office:value-type="string" calcext:value-type="string">
            <text:p>P184</text:p>
          </table:table-cell>
          <table:table-cell table:style-name="ce5" office:value-type="string" calcext:value-type="string">
            <text:p>Seeing is believing: Towards interactive visual exploration of data privacy in federated learning</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Online Services</text:p>
          </table:table-cell>
          <table:table-cell table:style-name="ce11" office:value-type="float" office:value="38" calcext:value-type="float">
            <text:p>38</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Design the first interactive visualization system for Federated Learning (FL) privacy that supports intelligible privacy inspection and adjustment for data owners</text:p>
          </table:table-cell>
          <table:table-cell table:style-name="ce5" office:value-type="string" calcext:value-type="string">
            <text:p>realize private data minimization and to interactively inspect and control private information leakage</text:p>
          </table:table-cell>
          <table:table-cell table:style-name="ce19" office:value-type="string" calcext:value-type="string">
            <text:p>controlling information disclosure, controlling information leakage</text:p>
          </table:table-cell>
          <table:table-cell table:style-name="ce5" office:value-type="string" calcext:value-type="string">
            <text:p>Journal Article</text:p>
          </table:table-cell>
          <table:table-cell table:style-name="ce11" office:value-type="float" office:value="2023" calcext:value-type="float">
            <text:p>2023</text:p>
          </table:table-cell>
          <table:table-cell table:number-columns-repeated="1000"/>
        </table:table-row>
        <table:table-row table:style-name="ro9" table:visibility="filter">
          <table:table-cell table:style-name="ce1" office:value-type="string" calcext:value-type="string">
            <text:p>P185</text:p>
          </table:table-cell>
          <table:table-cell table:style-name="ce5" office:value-type="string" calcext:value-type="string">
            <text:p>Self-service Privacy: User-Centric Privacy for Network-Centric Identity</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Privacy Controller is a solution to help users actively control the privacy of their personal information while using services in the digital world. It explores how best to set up a single control point for users to manage privacy policies for their personal information, which may be distributed (scattered) across a set of network-centric identity management systems.</text:span></text:p>
          </table:table-cell>
          <table:table-cell table:style-name="ce5" office:value-type="string" calcext:value-type="string">
            <text:p>understand how much personal information about them is being stored, who has accessed it and how it will be safeguarded in the future.</text:p>
          </table:table-cell>
          <table:table-cell table:style-name="ce5" office:value-type="string" calcext:value-type="string">
            <text:p><text:span text:style-name="T1">raising privacy awareness, </text:span><text:span text:style-name="T3">managing privacy preferences</text:span><text:span text:style-name="T5">, controlling information disclosure</text:span></text:p>
          </table:table-cell>
          <table:table-cell table:style-name="ce5" office:value-type="string" calcext:value-type="string">
            <text:p>Conference Paper</text:p>
          </table:table-cell>
          <table:table-cell table:style-name="ce11" office:value-type="float" office:value="2010" calcext:value-type="float">
            <text:p>2010</text:p>
          </table:table-cell>
          <table:table-cell table:number-columns-repeated="1000"/>
        </table:table-row>
        <table:table-row table:style-name="ro9" table:visibility="filter">
          <table:table-cell table:style-name="ce1" office:value-type="string" calcext:value-type="string">
            <text:p>P186</text:p>
          </table:table-cell>
          <table:table-cell table:style-name="ce5" office:value-type="string" calcext:value-type="string">
            <text:p>Semantic-based privacy settings negotiation and management</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295" calcext:value-type="float">
            <text:p>295</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Propose an approach that exploits Semantic Web Technology (SWT) to manage the interactive setting of users’ privacy preferences in the IoT. In the approach, SWT enables lightweight and interoperable communication between a Personal Data Manager (PDM) and the Third Parties (TPs) that request access to the user’s personal data.</text:span></text:p>
          </table:table-cell>
          <table:table-cell table:style-name="ce5" office:value-type="string" calcext:value-type="string">
            <text:p>relieve users from the burden of specifying their privacy requirement for each TP.</text:p>
          </table:table-cell>
          <table:table-cell table:style-name="ce5" office:value-type="string" calcext:value-type="string">
            <text:p><text:span text:style-name="T4">managing privacy settings in smart devices</text:span><text:span text:style-name="T5">, recommending privacy settings</text:span></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5" table:visibility="filter">
          <table:table-cell table:style-name="ce1" office:value-type="string" calcext:value-type="string">
            <text:p>P187</text:p>
          </table:table-cell>
          <table:table-cell table:style-name="ce5" office:value-type="string" calcext:value-type="string">
            <text:p>SmarPer: Context-Aware and Automatic Runtime-Permissions for Mobile Device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41" calcext:value-type="float">
            <text:p>41</text:p>
          </table:table-cell>
          <table:table-cell table:style-name="ce1" office:value-type="string" calcext:value-type="string">
            <text:p>NA</text:p>
          </table:table-cell>
          <table:table-cell table:style-name="ce5" office:value-type="string" calcext:value-type="string">
            <text:p>Field Study</text:p>
          </table:table-cell>
          <table:table-cell table:style-name="ce5" office:value-type="string" calcext:value-type="string">
            <text:p>Propose “Smart Permissions” (“SmarPer”), an advanced permission mechanism for Android with three main goals: context-aware permissions, automatic decision-making at runtime, and data obfuscation.</text:p>
          </table:table-cell>
          <table:table-cell table:style-name="ce5" office:value-type="string" calcext:value-type="string">
            <text:p>better manage permissions</text:p>
          </table:table-cell>
          <table:table-cell table:style-name="ce5" office:value-type="string" calcext:value-type="string">
            <text:p><text:span text:style-name="T4">managing app permission requests</text:span><text:span text:style-name="T5">, configuring permissions automatically</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9" table:visibility="filter">
          <table:table-cell table:style-name="ce1" office:value-type="string" calcext:value-type="string">
            <text:p>P188</text:p>
          </table:table-cell>
          <table:table-cell table:style-name="ce5" office:value-type="string" calcext:value-type="string">
            <text:p>Smart Data Agent for Preserving Location Privacy</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25" calcext:value-type="float">
            <text:p>25</text:p>
          </table:table-cell>
          <table:table-cell table:style-name="ce1" office:value-type="string" calcext:value-type="string">
            <text:p>NA</text:p>
          </table:table-cell>
          <table:table-cell table:style-name="ce5" office:value-type="string" calcext:value-type="string">
            <text:p>Survey</text:p>
          </table:table-cell>
          <table:table-cell table:style-name="ce5" office:value-type="string" calcext:value-type="string">
            <text:p><text:span text:style-name="T1">Proposed an Agent model that behaves as an advanced data location manager and interacts with the apps instead of letting them directly access the location data.  This neural network-based intelligent agent learns user privacy preferences, predicts future privacy settings, and disrupts spatial and temporal correlations through perturbations to hinder third-party data predictions.</text:span></text:p>
          </table:table-cell>
          <table:table-cell table:style-name="ce5" office:value-type="string" calcext:value-type="string">
            <text:p>have more options for controlling what to share, how much to share, and with whom to share data</text:p>
          </table:table-cell>
          <table:table-cell table:style-name="ce5" office:value-type="string" calcext:value-type="string">
            <text:p><text:span text:style-name="T1">controlling information disclosure, managing location privacy settings,</text:span><text:span text:style-name="T3"> managing app permission requests</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4" table:visibility="filter">
          <table:table-cell table:style-name="ce1" office:value-type="string" calcext:value-type="string">
            <text:p>P189</text:p>
          </table:table-cell>
          <table:table-cell table:style-name="ce5" office:value-type="string" calcext:value-type="string">
            <text:p>Smart toys and children’s privacy: Usable privacy policy insights from a card sorting experiment</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30" calcext:value-type="float">
            <text:p>30</text:p>
          </table:table-cell>
          <table:table-cell table:style-name="ce1" office:value-type="string" calcext:value-type="string">
            <text:p>NA</text:p>
          </table:table-cell>
          <table:table-cell table:style-name="ce5" office:value-type="string" calcext:value-type="string">
            <text:p>Card Sorting</text:p>
          </table:table-cell>
          <table:table-cell table:style-name="ce5" office:value-type="string" calcext:value-type="string">
            <text:p><text:span text:style-name="T1">Present a new model for nutrition label style mobile parental privacy controls for smart toys, one that provides a linear interface (non-tabular) for the nutrition label model.</text:span></text:p>
          </table:table-cell>
          <table:table-cell table:style-name="ce5" office:value-type="string" calcext:value-type="string">
            <text:p>protect the privacy of their kids</text:p>
          </table:table-cell>
          <table:table-cell table:style-name="ce5" office:value-type="string" calcext:value-type="string">
            <text:p><text:span text:style-name="T1">managing privacy settings in smart toys, </text:span><text:span text:style-name="T3">managing privacy settings in smart devices</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7" table:visibility="filter">
          <table:table-cell table:style-name="ce1" office:value-type="string" calcext:value-type="string">
            <text:p>P190</text:p>
          </table:table-cell>
          <table:table-cell table:style-name="ce5" office:value-type="string" calcext:value-type="string">
            <text:p>SoSharP: Recommending Sharing Policies in Multiuser Privacy Scenario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SoSharP, a recommender for sharing policies. </text:span></text:p>
            <text:p><text:span text:style-name="T1">SoSharP enhances multiuser privacy by learning to recommend sharing policies based on context and preferences, offering suggestions amidst incomplete information, and refining these recommendations through incremental user feedback.</text:span></text:p>
          </table:table-cell>
          <table:table-cell table:style-name="ce5" office:value-type="string" calcext:value-type="string">
            <text:p>reduce the cognitive burden and social stress in making decisions that promote privacy</text:p>
          </table:table-cell>
          <table:table-cell table:style-name="ce5" office:value-type="string" calcext:value-type="string">
            <text:p><text:span text:style-name="T1">recommending privacy setting, </text:span><text:span text:style-name="T3">managing multiparty privacy</text:span><text:span text:style-name="T5">, making informed decision</text:span></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7" table:visibility="filter">
          <table:table-cell table:style-name="ce1" office:value-type="string" calcext:value-type="string">
            <text:p>P191</text:p>
          </table:table-cell>
          <table:table-cell table:style-name="ce5" office:value-type="string" calcext:value-type="string">
            <text:p>Styx: Privacy risk communication for the Android smartphone platform based on apps' data-access behavior pattern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50" calcext:value-type="float">
            <text:p>5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Introduce Styx, a real-time privacy risk communication system for Android that provides users with privacy risk information based on the second-order privacy risk perspective ( long-term privacy risks from smartphone app usage, highlighting the impact of user profiling and data mining on privacy)</text:p>
          </table:table-cell>
          <table:table-cell table:style-name="ce5" office:value-type="string" calcext:value-type="string">
            <text:p>compare different apps regarding their privacy properties</text:p>
          </table:table-cell>
          <table:table-cell table:style-name="ce5" office:value-type="string" calcext:value-type="string">
            <text:p><text:span text:style-name="T1">raising privacy awareness, </text:span><text:span text:style-name="T3">computing privacy risk</text:span><text:span text:style-name="T5">, assisting users in app selection</text:span></text:p>
          </table:table-cell>
          <table:table-cell table:style-name="ce5" office:value-type="string" calcext:value-type="string">
            <text:p>Journal Article</text:p>
          </table:table-cell>
          <table:table-cell table:style-name="ce11" office:value-type="float" office:value="2015" calcext:value-type="float">
            <text:p>2015</text:p>
          </table:table-cell>
          <table:table-cell table:number-columns-repeated="1000"/>
        </table:table-row>
        <table:table-row table:style-name="ro6" table:visibility="filter">
          <table:table-cell table:style-name="ce1" office:value-type="string" calcext:value-type="string">
            <text:p>P192</text:p>
          </table:table-cell>
          <table:table-cell table:style-name="ce5" office:value-type="string" calcext:value-type="string">
            <text:p>Taking Situation-Based Privacy Decisions: Privacy Assistants Working with Human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novel agent-based privacy assistant PAS to handle interactions with IoT devices that can make privacy decisions on behalf of the users per situation, even when the user has not explicitly been in a similar situation before</text:span></text:p>
          </table:table-cell>
          <table:table-cell table:style-name="ce5" office:value-type="string" calcext:value-type="string">
            <text:p>have an agent making privacy decisions in different situations on behalf of the users</text:p>
          </table:table-cell>
          <table:table-cell table:style-name="ce19" office:value-type="string" calcext:value-type="string">
            <text:p>recommending sharing decisions</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5" table:visibility="filter">
          <table:table-cell table:style-name="ce1" office:value-type="string" calcext:value-type="string">
            <text:p>P193</text:p>
          </table:table-cell>
          <table:table-cell table:style-name="ce5" office:value-type="string" calcext:value-type="string">
            <text:p>Textured agreements: Re-envisioning electronic consent</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112" calcext:value-type="float">
            <text:p>112</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Develop textured agreements, visually redesigned agreements that employ factoids, vignettes, and iconic symbols to accentuate information and highlight its personal relevance</text:p>
          </table:table-cell>
          <table:table-cell table:style-name="ce5" office:value-type="string" calcext:value-type="string">
            <text:p>understand lengthy agreements</text:p>
          </table:table-cell>
          <table:table-cell table:style-name="ce5" office:value-type="string" calcext:value-type="string">
            <text:p><text:span text:style-name="T1">improving comprehensibility of privacy policies,</text:span><text:span text:style-name="T3"> improving visual presentation of privacy policies</text:span></text:p>
          </table:table-cell>
          <table:table-cell table:style-name="ce5" office:value-type="string" calcext:value-type="string">
            <text:p>Conference Paper</text:p>
          </table:table-cell>
          <table:table-cell table:style-name="ce11" office:value-type="float" office:value="2010" calcext:value-type="float">
            <text:p>2010</text:p>
          </table:table-cell>
          <table:table-cell table:number-columns-repeated="1000"/>
        </table:table-row>
        <table:table-row table:style-name="ro2" table:visibility="filter">
          <table:table-cell table:style-name="ce1" office:value-type="string" calcext:value-type="string">
            <text:p>P194</text:p>
          </table:table-cell>
          <table:table-cell table:style-name="ce5" office:value-type="string" calcext:value-type="string">
            <text:p>The Feasibility of Dynamically Granted Permissions: Aligning Mobile Privacy with User Preference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131" calcext:value-type="float">
            <text:p>131</text:p>
          </table:table-cell>
          <table:table-cell table:style-name="ce1" office:value-type="string" calcext:value-type="string">
            <text:p>NA</text:p>
          </table:table-cell>
          <table:table-cell table:style-name="ce5" office:value-type="string" calcext:value-type="string">
            <text:p>Experience Sampling Method (ESM)</text:p>
          </table:table-cell>
          <table:table-cell table:style-name="ce5" office:value-type="string" calcext:value-type="string">
            <text:p>A classifier that makes privacy decisions on the user’s behalf by detecting when the context has changed and, when necessary, inferring privacy preferences based on the user’s past decisions and behaviour. The system aims to autonomously grant appropriate permission requests, deny unsuitable ones, and only prompt the user for input when it is uncertain about their preferences.</text:p>
          </table:table-cell>
          <table:table-cell table:style-name="ce5" office:value-type="string" calcext:value-type="string">
            <text:p>automatically manage permissions</text:p>
          </table:table-cell>
          <table:table-cell table:style-name="ce5" office:value-type="string" calcext:value-type="string">
            <text:p><text:span text:style-name="T4">managing app permission requests</text:span><text:span text:style-name="T5">, recommending permission settings, configuring permissions automatically</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3" table:visibility="filter">
          <table:table-cell table:style-name="ce1" office:value-type="string" calcext:value-type="string">
            <text:p>P195</text:p>
          </table:table-cell>
          <table:table-cell table:style-name="ce5" office:value-type="string" calcext:value-type="string">
            <text:p>The Long-Standing Privacy Debate: Mobile Websites Vs Mobile App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n anti-tracking mechanism that enables users to access an online service through a mobile app without risking their privacy. The antiTrackDroid system is an antitracking mechanism for Android apps, similar to the state-of-the-art ad-blockers of mobile browsers.</text:span></text:p>
          </table:table-cell>
          <table:table-cell table:style-name="ce5" office:value-type="string" calcext:value-type="string">
            <text:p>improve their privacy even when using a mobile app</text:p>
          </table:table-cell>
          <table:table-cell table:style-name="ce5" office:value-type="string" calcext:value-type="string">
            <text:p><text:span text:style-name="T4">preventing tracking on mobile apps</text:span><text:span text:style-name="T5">, controlling information leak</text:span></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7" table:visibility="filter">
          <table:table-cell table:style-name="ce1" office:value-type="string" calcext:value-type="string">
            <text:p>P196</text:p>
          </table:table-cell>
          <table:table-cell table:style-name="ce5" office:value-type="string" calcext:value-type="string">
            <text:p>The privacy badge: A privacy-awareness user interface for small device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10" calcext:value-type="float">
            <text:p>10</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Present the Privacy Badge, a privacy-awareness user interface designed for small devices. The Privacy Badge shows users the abstract process of privacy loss as they interact with pervasive services, highlighting the increasing disclosure of private data over time, allowing them to set their privacy settings.</text:p>
          </table:table-cell>
          <table:table-cell table:style-name="ce5" office:value-type="string" calcext:value-type="string">
            <text:p>do privacy settings in in an easy and understandable way</text:p>
          </table:table-cell>
          <table:table-cell table:style-name="ce5" office:value-type="string" calcext:value-type="string">
            <text:p><text:span text:style-name="T4">highlighting increasing disclosure of private data, showing privacy loss</text:span><text:span text:style-name="T5">, privacy awareness</text:span></text:p>
          </table:table-cell>
          <table:table-cell table:style-name="ce5" office:value-type="string" calcext:value-type="string">
            <text:p>Conference Paper</text:p>
          </table:table-cell>
          <table:table-cell table:style-name="ce11" office:value-type="float" office:value="2007" calcext:value-type="float">
            <text:p>2007</text:p>
          </table:table-cell>
          <table:table-cell table:number-columns-repeated="1000"/>
        </table:table-row>
        <table:table-row table:style-name="ro6" table:visibility="filter">
          <table:table-cell table:style-name="ce1" office:value-type="string" calcext:value-type="string">
            <text:p>P197</text:p>
          </table:table-cell>
          <table:table-cell table:style-name="ce5" office:value-type="string" calcext:value-type="string">
            <text:p>TLDR: Deep Learning-Based Automated Privacy Policy Annotation with Key Policy Highlights</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style-name="ce11" office:value-type="float" office:value="20" calcext:value-type="float">
            <text:p>2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Introduce TLDR, a machine learning-based automated ensemble of privacy policy classifiers, for (i) categorizing the content into nine privacy policy categories with high performance and (ii) detecting missing information in the privacy policies</text:span></text:p>
          </table:table-cell>
          <table:table-cell table:style-name="ce5" office:value-type="string" calcext:value-type="string">
            <text:p>reduce the privacy policy average reading time</text:p>
          </table:table-cell>
          <table:table-cell table:style-name="ce5" office:value-type="string" calcext:value-type="string">
            <text:p><text:span text:style-name="T1">improving comprehensibility of privacy policies, </text:span><text:span text:style-name="T3">parsing privacy policies, detecting missing information, reducing the reading time of privacy policies</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6" table:visibility="filter">
          <table:table-cell table:style-name="ce1" office:value-type="string" calcext:value-type="string">
            <text:p>P198</text:p>
          </table:table-cell>
          <table:table-cell table:style-name="ce5" office:value-type="string" calcext:value-type="string">
            <text:p>Toward an approach to privacy notices in IoT</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Internet of Things</text:p>
          </table:table-cell>
          <table:table-cell table:style-name="ce11" office:value-type="float" office:value="25" calcext:value-type="float">
            <text:p>25</text:p>
          </table:table-cell>
          <table:table-cell table:style-name="ce1" office:value-type="string" calcext:value-type="string">
            <text:p>NA</text:p>
          </table:table-cell>
          <table:table-cell table:style-name="ce5" office:value-type="string" calcext:value-type="string">
            <text:p>Survey</text:p>
          </table:table-cell>
          <table:table-cell table:style-name="ce5" office:value-type="string" calcext:value-type="string">
            <text:p><text:span text:style-name="T1">Propose a method to extract notice and choice statements from privacy policies for IoT users to decide about their privacy, aiming to propose a method for software designers and developers to create more effective privacy policies.</text:span></text:p>
          </table:table-cell>
          <table:table-cell table:style-name="ce5" office:value-type="string" calcext:value-type="string">
            <text:p>make decision and understand privacy notices</text:p>
          </table:table-cell>
          <table:table-cell table:style-name="ce5" office:value-type="string" calcext:value-type="string">
            <text:p><text:span text:style-name="T1">improving comprehensibility of privacy policies, making informed decision,</text:span><text:span text:style-name="T3"> parsing privacy policies</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4" table:visibility="filter">
          <table:table-cell table:style-name="ce1" office:value-type="string" calcext:value-type="string">
            <text:p>P199</text:p>
          </table:table-cell>
          <table:table-cell table:style-name="ce5" office:value-type="string" calcext:value-type="string">
            <text:p>Toward domain-guided controllable summarization of privacy policies</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domain-aware extractive model for summarising the privacy contracts, with a hybrid approach to identify sections of privacy policies with a high privacy risk factor.</text:span></text:p>
          </table:table-cell>
          <table:table-cell table:style-name="ce5" office:value-type="string" calcext:value-type="string">
            <text:p>view a summary that captures different privacy factors or a summary that covers the riskiest content.</text:p>
          </table:table-cell>
          <table:table-cell table:style-name="ce5" office:value-type="string" calcext:value-type="string">
            <text:p><text:span text:style-name="T1">improving comprehensibility of privacy policies,</text:span><text:span text:style-name="T3"> parsing privacy policies, summarising privacy policies</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3" table:visibility="filter">
          <table:table-cell table:style-name="ce1" office:value-type="string" calcext:value-type="string">
            <text:p>P200</text:p>
          </table:table-cell>
          <table:table-cell table:style-name="ce5" office:value-type="string" calcext:value-type="string">
            <text:p>Towards a comprehensive analytical framework for smart toy privacy practices</text:p>
          </table:table-cell>
          <table:table-cell table:style-name="ce5" office:value-type="string" calcext:value-type="string">
            <text:p>Improving Privacy Policy</text:p>
          </table:table-cell>
          <table:table-cell table:style-name="ce5" office:value-type="string" calcext:value-type="string">
            <text:p>Advancing Privacy Policy Assessment</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comprehensive analytical framework based on 17 privacy-sensitive criteria to systematically evaluate selected privacy aspects of smart toys. Such privacy aspects are from publicly accessible privacy policies, terms of use, and static analysis of associated Android apps.</text:span></text:p>
          </table:table-cell>
          <table:table-cell table:style-name="ce5" office:value-type="string" calcext:value-type="string">
            <text:p>better understand their policies and to be able to compare them</text:p>
          </table:table-cell>
          <table:table-cell table:style-name="ce19" office:value-type="string" calcext:value-type="string">
            <text:p><text:span text:style-name="T4">comparing privacy policies in smart toys, </text:span><text:span text:style-name="T5">evaluating privacy aspect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6" table:visibility="filter">
          <table:table-cell table:style-name="ce1" office:value-type="string" calcext:value-type="string">
            <text:p>P201</text:p>
          </table:table-cell>
          <table:table-cell table:style-name="ce5" office:value-type="string" calcext:value-type="string">
            <text:p>Towards a Model of User-centered Privacy Preservation</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a model of user-centered privacy that can be used to analyse a service’s behaviour against user preferences, such that a user can be informed of the privacy implications of that service and what fine-grained actions they can take to maintain their privacy.</text:span></text:p>
          </table:table-cell>
          <table:table-cell table:style-name="ce5" office:value-type="string" calcext:value-type="string">
            <text:p>better understand how systems use their private data</text:p>
          </table:table-cell>
          <table:table-cell table:style-name="ce19" office:value-type="string" calcext:value-type="string">
            <text:p><text:span text:style-name="T4">managing privacy settings, </text:span><text:span text:style-name="T5">making informed decision, understanding the use of their private data </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5" table:visibility="filter">
          <table:table-cell table:style-name="ce1" office:value-type="string" calcext:value-type="string">
            <text:p>P202</text:p>
          </table:table-cell>
          <table:table-cell table:style-name="ce5" office:value-type="string" calcext:value-type="string">
            <text:p>Towards a Privacy Rule Conceptual Model for Smart Toy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s a privacy rule conceptual model with the concepts of smart toy, mobile service, device, location, and guidance with related privacy entities: purpose, recipient, obligation, and retention for smart toys</text:span></text:p>
          </table:table-cell>
          <table:table-cell table:style-name="ce5" office:value-type="string" calcext:value-type="string">
            <text:p><text:span text:style-name="T1">create privacy rules and receive acknowledgements regarding their child’s privacy sensitive location data</text:span></text:p>
          </table:table-cell>
          <table:table-cell table:style-name="ce5" office:value-type="string" calcext:value-type="string">
            <text:p><text:span text:style-name="T1">creating privacy rules, managing location privacy settings, managing privacy settings in smart toys,</text:span><text:span text:style-name="T3"> managing privacy settings in smart devices</text:span></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12" table:visibility="filter">
          <table:table-cell table:style-name="ce1" office:value-type="string" calcext:value-type="string">
            <text:p>P203</text:p>
          </table:table-cell>
          <table:table-cell table:style-name="ce22" office:value-type="string" calcext:value-type="string">
            <text:p>Towards a Visual Privacy Advisor: Understanding and Predicting Privacy Risks in Imag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50" calcext:value-type="float">
            <text:p>50</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opose a Visual Privacy Advisor that helps users enforce their privacy preferences and prevents leakage of private information.</text:span></text:p>
          </table:table-cell>
          <table:table-cell table:style-name="ce5" office:value-type="string" calcext:value-type="string">
            <text:p>enforce their privacy preferences and prevents leakage of private information</text:p>
          </table:table-cell>
          <table:table-cell table:style-name="ce5" office:value-type="string" calcext:value-type="string">
            <text:p><text:span text:style-name="T4">managing privacy settings</text:span><text:span text:style-name="T5">, preventing information leakage</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3" table:visibility="filter">
          <table:table-cell table:style-name="ce1" office:value-type="string" calcext:value-type="string">
            <text:p>P204</text:p>
          </table:table-cell>
          <table:table-cell table:style-name="ce5" office:value-type="string" calcext:value-type="string">
            <text:p>Towards Automated Content-based Photo Privacy Control in User-Centered Social Networks</text:p>
          </table:table-cell>
          <table:table-cell table:style-name="ce5" office:value-type="string" calcext:value-type="string">
            <text:p>Raising Privacy Awareness</text:p>
          </table:table-cell>
          <table:table-cell table:style-name="ce1"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303" calcext:value-type="float">
            <text:p>303</text:p>
          </table:table-cell>
          <table:table-cell table:style-name="ce1" office:value-type="string" calcext:value-type="string">
            <text:p>NA</text:p>
          </table:table-cell>
          <table:table-cell table:style-name="ce5" office:value-type="string" calcext:value-type="string">
            <text:p>Online Experiment</text:p>
          </table:table-cell>
          <table:table-cell table:style-name="ce5" office:value-type="string" calcext:value-type="string">
            <text:p><text:span text:style-name="T1">Propose a novel system, AutoPri, which can automatically detect private photos in a user-specific manner using a detection model based on a multimodal variational autoencoder and pinpoint sensitive regions in private photos with an explainable deep learning-based approach.</text:span></text:p>
          </table:table-cell>
          <table:table-cell table:style-name="ce5" office:value-type="string" calcext:value-type="string">
            <text:p>determine users' sensitive content items</text:p>
          </table:table-cell>
          <table:table-cell table:style-name="ce5" office:value-type="string" calcext:value-type="string">
            <text:p><text:span text:style-name="T4">managing OSN privacy settings</text:span><text:span text:style-name="T5">, configuring privacy settings for image sharing</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3" table:visibility="filter">
          <table:table-cell table:style-name="ce1" office:value-type="string" calcext:value-type="string">
            <text:p>P205</text:p>
          </table:table-cell>
          <table:table-cell table:style-name="ce5" office:value-type="string" calcext:value-type="string">
            <text:p>Towards Change Detection in Privacy Policies with Natural Language Processing</text:p>
          </table:table-cell>
          <table:table-cell table:style-name="ce5" office:value-type="string" calcext:value-type="string">
            <text:p>Improving Privacy Policy</text:p>
          </table:table-cell>
          <table:table-cell table:style-name="ce5" office:value-type="string" calcext:value-type="string">
            <text:p>Advancing Privacy Policy Assessment</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Explore and realise a workflow for comparing two versions of a privacy policy by using machine learning and natural language processing, with the objective of enabling users to compare privacy policies at a sentence level and observe the relevant changes.</text:span></text:p>
          </table:table-cell>
          <table:table-cell table:style-name="ce5" office:value-type="string" calcext:value-type="string">
            <text:p><text:span text:style-name="T1">get informed about the changes in a privacy policy through simple highlighting</text:span></text:p>
          </table:table-cell>
          <table:table-cell table:style-name="ce5" office:value-type="string" calcext:value-type="string">
            <text:p><text:span text:style-name="T1">improving comprehensibility of privacy policies, </text:span><text:span text:style-name="T3">comparing privacy policies</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5" table:visibility="filter">
          <table:table-cell table:style-name="ce1" office:value-type="string" calcext:value-type="string">
            <text:p>P206</text:p>
          </table:table-cell>
          <table:table-cell table:style-name="ce5" office:value-type="string" calcext:value-type="string">
            <text:p>Towards Consensus-Based Group Decision Making for Co-Owned Data Sharing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316" calcext:value-type="float">
            <text:p>316</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Provide a framework in which a consensus-based group decision making process is used in order to take the best decision in co-owned data sharing processes in online social networking</text:span></text:p>
          </table:table-cell>
          <table:table-cell table:style-name="ce5" office:value-type="string" calcext:value-type="string">
            <text:p>reach consensus in OSNGDM (online social network group decision-making) co-owned data sharing processes</text:p>
          </table:table-cell>
          <table:table-cell table:style-name="ce5" office:value-type="string" calcext:value-type="string">
            <text:p><text:span text:style-name="T4">managing multiparty privacy</text:span><text:span text:style-name="T5">, resolving privacy conflicts</text:span></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2" table:visibility="filter">
          <table:table-cell table:style-name="ce1" office:value-type="string" calcext:value-type="string">
            <text:p>P207</text:p>
          </table:table-cell>
          <table:table-cell table:style-name="ce5" office:value-type="string" calcext:value-type="string">
            <text:p>Towards Displaying Privacy Information with Icons</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90" calcext:value-type="float">
            <text:p>90</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Design and evaluation of privacy icons as an important means of conveying relevant information about the processing of personal data. </text:p>
            <text:p>Such privacy icons, akin to symbols for fire exits or subway stations, aim to visually communicate key privacy policy aspects, enhancing immediate comprehensibility and highlighting crucial data processing issues at a glance.</text:p>
          </table:table-cell>
          <table:table-cell table:style-name="ce5" office:value-type="string" calcext:value-type="string">
            <text:p>quick comprehend core aspects of a privacy policy </text:p>
          </table:table-cell>
          <table:table-cell table:style-name="ce5" office:value-type="string" calcext:value-type="string">
            <text:p><text:span text:style-name="T1">improving comprehensibility of privacy policies, </text:span><text:span text:style-name="T3">supporting privacy policies with icons</text:span></text:p>
          </table:table-cell>
          <table:table-cell table:style-name="ce5" office:value-type="string" calcext:value-type="string">
            <text:p>Journal Article</text:p>
          </table:table-cell>
          <table:table-cell table:style-name="ce11" office:value-type="float" office:value="2011" calcext:value-type="float">
            <text:p>2011</text:p>
          </table:table-cell>
          <table:table-cell table:number-columns-repeated="1000"/>
        </table:table-row>
        <table:table-row table:style-name="ro5" table:visibility="filter">
          <table:table-cell table:style-name="ce1" office:value-type="string" calcext:value-type="string">
            <text:p>P208</text:p>
          </table:table-cell>
          <table:table-cell table:style-name="ce5" office:value-type="string" calcext:value-type="string">
            <text:p>Towards PII-based multiparty access control for photo sharing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30" calcext:value-type="float">
            <text:p>30</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opose an approach to enable collaborative management of shared visual data such as photos in OSNs, by enabling fine-grained, Personally Identifiable Information (PII)-level control.</text:span></text:p>
          </table:table-cell>
          <table:table-cell table:style-name="ce5" office:value-type="string" calcext:value-type="string">
            <text:p>control individual PIIs for effective conflict resolution</text:p>
          </table:table-cell>
          <table:table-cell table:style-name="ce5" office:value-type="string" calcext:value-type="string">
            <text:p><text:span text:style-name="T4">managing multiparty privacy</text:span><text:span text:style-name="T5">, resolving privacy conflict</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4" table:visibility="filter">
          <table:table-cell table:style-name="ce1" office:value-type="string" calcext:value-type="string">
            <text:p>P209</text:p>
          </table:table-cell>
          <table:table-cell table:style-name="ce5" office:value-type="string" calcext:value-type="string">
            <text:p>Towards privacy preserving social recommendation under personalized privacy setting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PrivSR, a novel privacy-preserving social recommendation framework, in which user can model user feedbacks and social relationships privately.</text:span></text:p>
          </table:table-cell>
          <table:table-cell table:style-name="ce5" office:value-type="string" calcext:value-type="string">
            <text:p><text:span text:style-name="T1">protect sensitive ratings while being able to retain the effectiveness of recommendations</text:span></text:p>
          </table:table-cell>
          <table:table-cell table:style-name="ce5" office:value-type="string" calcext:value-type="string">
            <text:p><text:span text:style-name="T4">managing OSN privacy settings</text:span><text:span text:style-name="T5">, controlling information disclosure</text:span></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9" table:visibility="filter">
          <table:table-cell table:style-name="ce1" office:value-type="string" calcext:value-type="string">
            <text:p>P210</text:p>
          </table:table-cell>
          <table:table-cell table:style-name="ce5" office:value-type="string" calcext:value-type="string">
            <text:p>Towards usable client-centric privacy advisory for mobile collaborative applications based on BDD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s a method for dynamically reconfigurable privacy advisory in mobile collaborative settings that prioritises both privacy and usability. It presents a client-centric privacy advisor prototype for collaborative applications based on binary decision diagrams (BDDs), aiming to operate directly on mobile devices without the heavy reliance on server-side processing.</text:span></text:p>
          </table:table-cell>
          <table:table-cell table:style-name="ce5" office:value-type="string" calcext:value-type="string">
            <text:p>granularly control their privacy preferences</text:p>
          </table:table-cell>
          <table:table-cell table:style-name="ce19" office:value-type="string" calcext:value-type="string">
            <text:p><text:span text:style-name="T1">controlling information disclosure</text:span><text:span text:style-name="T3">, managing privacy settings</text:span></text:p>
          </table:table-cell>
          <table:table-cell table:style-name="ce5" office:value-type="string" calcext:value-type="string">
            <text:p>Conference Paper</text:p>
          </table:table-cell>
          <table:table-cell table:style-name="ce11" office:value-type="float" office:value="2011" calcext:value-type="float">
            <text:p>2011</text:p>
          </table:table-cell>
          <table:table-cell table:number-columns-repeated="1000"/>
        </table:table-row>
        <table:table-row table:style-name="ro7" table:visibility="filter">
          <table:table-cell table:style-name="ce1" office:value-type="string" calcext:value-type="string">
            <text:p>P211</text:p>
          </table:table-cell>
          <table:table-cell table:style-name="ce5" office:value-type="string" calcext:value-type="string">
            <text:p>Towards usable privacy policy display &amp; management</text:p>
          </table:table-cell>
          <table:table-cell table:style-name="ce5" office:value-type="string" calcext:value-type="string">
            <text:p>Improving Privacy Policy</text:p>
          </table:table-cell>
          <table:table-cell table:style-name="ce1"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10" calcext:value-type="float">
            <text:p>1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14" office:value-type="string" calcext:value-type="string">
            <text:p>Presented the "Send Data?" prototype, a browser extension designed to simplify privacy policy management using the PrimeLife Policy Language (PPL). the prototype uses visual elements like tables, icons, and colour-coded indicators to clearly present privacy settings and privacy policy mismatches.</text:p>
          </table:table-cell>
          <table:table-cell table:style-name="ce5" office:value-type="string" calcext:value-type="string">
            <text:p>state their preferred level of privacy depending on the scenario of the transaction</text:p>
          </table:table-cell>
          <table:table-cell table:style-name="ce19" office:value-type="string" calcext:value-type="string">
            <text:p><text:span text:style-name="T1">managing privacy settings dinamically</text:span><text:span text:style-name="T3">, presenting visually privacy policy mismatches</text:span></text:p>
          </table:table-cell>
          <table:table-cell table:style-name="ce5" office:value-type="string" calcext:value-type="string">
            <text:p>Conference Paper</text:p>
          </table:table-cell>
          <table:table-cell table:style-name="ce11" office:value-type="float" office:value="2011" calcext:value-type="float">
            <text:p>2011</text:p>
          </table:table-cell>
          <table:table-cell table:number-columns-repeated="1000"/>
        </table:table-row>
        <table:table-row table:style-name="ro6" table:visibility="filter">
          <table:table-cell table:style-name="ce1" office:value-type="string" calcext:value-type="string">
            <text:p>P212</text:p>
          </table:table-cell>
          <table:table-cell table:style-name="ce22" office:value-type="string" calcext:value-type="string">
            <text:p>Trend analysis and recommendation of users' privacy settings on social networking servic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15" calcext:value-type="float">
            <text:p>15</text:p>
          </table:table-cell>
          <table:table-cell table:style-name="ce1" office:value-type="string" calcext:value-type="string">
            <text:p>NA</text:p>
          </table:table-cell>
          <table:table-cell table:style-name="ce5" office:value-type="string" calcext:value-type="string">
            <text:p>Survey</text:p>
          </table:table-cell>
          <table:table-cell table:style-name="ce5" office:value-type="string" calcext:value-type="string">
            <text:p><text:span text:style-name="T1">Propose a new framework for assisting SNS users in finding their appropriate privacy settings. It provides privacy score-based assistance and also shows recommendations based on co-occurrences within privacy settings and user categories.</text:span></text:p>
          </table:table-cell>
          <table:table-cell table:style-name="ce5" office:value-type="string" calcext:value-type="string">
            <text:p>set up their privacy settings, through trend analysis and recommendation based on collected privacy settings of other users</text:p>
          </table:table-cell>
          <table:table-cell table:style-name="ce5" office:value-type="string" calcext:value-type="string">
            <text:p><text:span text:style-name="T4">managing OSN privacy settings, recommending privacy settings</text:span><text:span text:style-name="T5">, calculating privacy score</text:span></text:p>
          </table:table-cell>
          <table:table-cell table:style-name="ce5" office:value-type="string" calcext:value-type="string">
            <text:p>Journal Article</text:p>
          </table:table-cell>
          <table:table-cell table:style-name="ce11" office:value-type="float" office:value="2011" calcext:value-type="float">
            <text:p>2011</text:p>
          </table:table-cell>
          <table:table-cell table:number-columns-repeated="1000"/>
        </table:table-row>
        <table:table-row table:style-name="ro4" table:visibility="filter">
          <table:table-cell table:style-name="ce1" office:value-type="string" calcext:value-type="string">
            <text:p>P213</text:p>
          </table:table-cell>
          <table:table-cell table:style-name="ce5" office:value-type="string" calcext:value-type="string">
            <text:p>Trust-Based Collaborative Privacy Management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trust-based collaborative privacy management mechanism with a threshold based on which the user makes the final decision on data posting</text:span></text:p>
          </table:table-cell>
          <table:table-cell table:style-name="ce5" office:value-type="string" calcext:value-type="string">
            <text:p>be more considerate of other users’ privacy</text:p>
          </table:table-cell>
          <table:table-cell table:style-name="ce5" office:value-type="string" calcext:value-type="string">
            <text:p><text:span text:style-name="T4">managing multiparty privacy</text:span><text:span text:style-name="T5">, considerating others' privacy</text:span></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7" table:visibility="filter">
          <table:table-cell table:style-name="ce1" office:value-type="string" calcext:value-type="string">
            <text:p>P214</text:p>
          </table:table-cell>
          <table:table-cell table:style-name="ce5" office:value-type="string" calcext:value-type="string">
            <text:p>Trust-based privacy-preserving photo sharing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privacy-preserving photo sharing mechanism which utilizes trust values to decide how a photo should be anonymized. The basic idea is to anonymize the original photo so that users who may suffer a high privacy loss from the sharing of the photo cannot be identified from the anonymized photo.</text:span></text:p>
          </table:table-cell>
          <table:table-cell table:style-name="ce5" office:value-type="string" calcext:value-type="string">
            <text:p>protect the stakeholders’ privacy</text:p>
          </table:table-cell>
          <table:table-cell table:style-name="ce5" office:value-type="string" calcext:value-type="string">
            <text:p><text:span text:style-name="T4">managing multiparty privacy,</text:span><text:span text:style-name="T5"> sharing co-owned photos, anonymising photos when sharing, balancing photo sharing and privacy-preserving.</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7" table:visibility="filter">
          <table:table-cell table:style-name="ce1" office:value-type="string" calcext:value-type="string">
            <text:p>P215</text:p>
          </table:table-cell>
          <table:table-cell table:style-name="ce5" office:value-type="string" calcext:value-type="string">
            <text:p>UIPDroid: Unrooted Dynamic Monitor of Android App UIs for Fine-Grained Permission Control</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tool named UIPDroid, a new permission manager that informs users when apps use permissions and offers detailed control at the UI widget level to dynamically allow, deny, or fake data per permission. It operates without needing root access, running on a virtualisation framework for straightforward installation as a regular app.</text:span></text:p>
          </table:table-cell>
          <table:table-cell table:style-name="ce5" office:value-type="string" calcext:value-type="string">
            <text:p>improve their privacy awareness and protection</text:p>
          </table:table-cell>
          <table:table-cell table:style-name="ce5" office:value-type="string" calcext:value-type="string">
            <text:p><text:span text:style-name="T4">managing app permission requests</text:span><text:span text:style-name="T5">, raising privacy awareness</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9" table:visibility="filter">
          <table:table-cell table:style-name="ce1" office:value-type="string" calcext:value-type="string">
            <text:p>P216</text:p>
          </table:table-cell>
          <table:table-cell table:style-name="ce5" office:value-type="string" calcext:value-type="string">
            <text:p>ULPT: A User-Centric Location Privacy Trading Framework for Mobile Crowd Sensing</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Construct a user-centric location privacy trading framework (ULPT) for mobile crowd sensing (MCS) with an auction approach, where the platform provides incentives to motivate workers to complete sensing tasks and each worker can decide how much location privacy to disclose to the platform in an MCS task based on its own location privacy leakage budget.</text:span></text:p>
          </table:table-cell>
          <table:table-cell table:style-name="ce5" office:value-type="string" calcext:value-type="string">
            <text:p>choose how much privacy to disclose to the platform, in trade of different monetary reward</text:p>
          </table:table-cell>
          <table:table-cell table:style-name="ce5" office:value-type="string" calcext:value-type="string">
            <text:p><text:span text:style-name="T1">controlling information disclosure, </text:span><text:span text:style-name="T3">managing location privacy settings</text:span><text:span text:style-name="T5">, trading privacy</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6" table:visibility="filter">
          <table:table-cell table:style-name="ce1" office:value-type="string" calcext:value-type="string">
            <text:p>P217</text:p>
          </table:table-cell>
          <table:table-cell table:style-name="ce5" office:value-type="string" calcext:value-type="string">
            <text:p>Unwinding Ariadne's identity thread: Privacy risks with fitness trackers and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Internet of Things</text:p>
          </table:table-cell>
          <table:table-cell table:style-name="ce11" office:value-type="float" office:value="8" calcext:value-type="float">
            <text:p>8</text:p>
          </table:table-cell>
          <table:table-cell table:style-name="ce1" office:value-type="string" calcext:value-type="string">
            <text:p>NA</text:p>
          </table:table-cell>
          <table:table-cell table:style-name="ce5" office:value-type="string" calcext:value-type="string">
            <text:p>Semi-structured interview</text:p>
          </table:table-cell>
          <table:table-cell table:style-name="ce5" office:value-type="string" calcext:value-type="string">
            <text:p>Present a identity-exposure tool that seeks to determine the leakage of information related to users’ identity resulting from their engagement with wearable IoT devices, in particular fitness-trackers and OSNs, in parallel</text:p>
          </table:table-cell>
          <table:table-cell table:style-name="ce5" office:value-type="string" calcext:value-type="string">
            <text:p>better assess their online digital footprints - thus, they will be more capable of making informed privacy decisions</text:p>
          </table:table-cell>
          <table:table-cell table:style-name="ce5" office:value-type="string" calcext:value-type="string">
            <text:p><text:span text:style-name="T1">raising privacy awareness, making informed decision, </text:span><text:span text:style-name="T3">deriving privacy risk</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7" table:visibility="filter">
          <table:table-cell table:style-name="ce1" office:value-type="string" calcext:value-type="string">
            <text:p>P218</text:p>
          </table:table-cell>
          <table:table-cell table:style-name="ce22" office:value-type="string" calcext:value-type="string">
            <text:p>User-Centric Privacy for Identity Federations Based on a Recommendation System</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151" calcext:value-type="float">
            <text:p>151</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opose a new model based on a recommendation system, the Privacy Advisor, which is a decision support system to assist end-users when selecting service providers or choosing their privacy settings within identity federations. It can provide personalised privacy recommendations based on real-time data collection about the assessed providers</text:span></text:p>
          </table:table-cell>
          <table:table-cell table:style-name="ce5" office:value-type="string" calcext:value-type="string">
            <text:p><text:span text:style-name="T1">know their privacy is affected when using a service provider (an RP) within an identity federation.</text:span></text:p>
          </table:table-cell>
          <table:table-cell table:style-name="ce5" office:value-type="string" calcext:value-type="string">
            <text:p><text:span text:style-name="T4">recommending sharing decisions</text:span><text:span text:style-name="T5">, raising privacy awareness, supporting users in selecting services</text:span></text:p>
          </table:table-cell>
          <table:table-cell table:style-name="ce5" office:value-type="string" calcext:value-type="string">
            <text:p>Journal Article</text:p>
          </table:table-cell>
          <table:table-cell table:style-name="ce11" office:value-type="float" office:value="2022" calcext:value-type="float">
            <text:p>2022</text:p>
          </table:table-cell>
          <table:table-cell table:number-columns-repeated="1000"/>
        </table:table-row>
        <table:table-row table:style-name="ro3" table:visibility="filter">
          <table:table-cell table:style-name="ce1" office:value-type="string" calcext:value-type="string">
            <text:p>P219</text:p>
          </table:table-cell>
          <table:table-cell table:style-name="ce5" office:value-type="string" calcext:value-type="string">
            <text:p>User-Controllable Learning of Security and Privacy Polici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100" calcext:value-type="float">
            <text:p>100</text:p>
          </table:table-cell>
          <table:table-cell table:style-name="ce1" office:value-type="string" calcext:value-type="string">
            <text:p>NA</text:p>
          </table:table-cell>
          <table:table-cell table:style-name="ce5" office:value-type="string" calcext:value-type="string">
            <text:p>Field Study</text:p>
          </table:table-cell>
          <table:table-cell table:style-name="ce15" office:value-type="string" calcext:value-type="string">
            <text:p><text:span text:style-name="T2">Introduced is a user controllable policy learning approach where users and the system refine policies together through incremental adjustments and feedback on a shared model, enabling the system to learn and suggest policy improvements based on user feedback.</text:span></text:p>
          </table:table-cell>
          <table:table-cell table:style-name="ce5" office:value-type="string" calcext:value-type="string">
            <text:p>retain control and make policy modifications by hand</text:p>
          </table:table-cell>
          <table:table-cell table:style-name="ce5" office:value-type="string" calcext:value-type="string">
            <text:p><text:span text:style-name="T1">controlling information disclosure, managing privacy settings, </text:span><text:span text:style-name="T3">recommending privacy settings</text:span></text:p>
          </table:table-cell>
          <table:table-cell table:style-name="ce5" office:value-type="string" calcext:value-type="string">
            <text:p>Conference Paper</text:p>
          </table:table-cell>
          <table:table-cell table:style-name="ce11" office:value-type="float" office:value="2008" calcext:value-type="float">
            <text:p>2008</text:p>
          </table:table-cell>
          <table:table-cell table:number-columns-repeated="1000"/>
        </table:table-row>
        <table:table-row table:style-name="ro7" table:visibility="filter">
          <table:table-cell table:style-name="ce1" office:value-type="string" calcext:value-type="string">
            <text:p>P220</text:p>
          </table:table-cell>
          <table:table-cell table:style-name="ce5" office:value-type="string" calcext:value-type="string">
            <text:p>User-friendly privacy-preserving photo sharing on online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330" calcext:value-type="float">
            <text:p>33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opose VPMP (Visual Privacy Management Policy), a solution for protecting the privacy of shared photos on OSNs.</text:span></text:p>
            <text:p><text:span text:style-name="T1">This solution enhances photo-sharing privacy on OSNs by utilising a social graph and circles for visual representation, offering users a clear and efficient method to manage their privacy settings.</text:span></text:p>
          </table:table-cell>
          <table:table-cell table:style-name="ce5" office:value-type="string" calcext:value-type="string">
            <text:p><text:span text:style-name="T1">determine their privacy preferences easily and increase the awareness of the implications of their privacy preferences when users share their uploaded photos with others</text:span></text:p>
          </table:table-cell>
          <table:table-cell table:style-name="ce5" office:value-type="string" calcext:value-type="string">
            <text:p><text:span text:style-name="T4">managing OSN privacy settings</text:span><text:span text:style-name="T5">, configuring privacy settings for image sharing, raising privacy awareness</text:span></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5" table:visibility="filter">
          <table:table-cell table:style-name="ce1" office:value-type="string" calcext:value-type="string">
            <text:p>P221</text:p>
          </table:table-cell>
          <table:table-cell table:style-name="ce5" office:value-type="string" calcext:value-type="string">
            <text:p>VeilMe: An interactive visualization tool for privacy configuration of using personality trait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124" calcext:value-type="float">
            <text:p>124</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Present the design, development, and evaluation of an interactive visualization tool, VeilMe, which helps users configure the privacy settings for the use of their personality portraits derived from social media</text:span></text:p>
          </table:table-cell>
          <table:table-cell table:style-name="ce5" office:value-type="string" calcext:value-type="string">
            <text:p><text:span text:style-name="T1">jump start their privacy settings by suggesting initial sharing strategies based on a set of factors, including the users’ personality and target audience</text:span></text:p>
          </table:table-cell>
          <table:table-cell table:style-name="ce5" office:value-type="string" calcext:value-type="string">
            <text:p><text:span text:style-name="T4">managing OSN privacy settings</text:span><text:span text:style-name="T5">,  suggesting initial sharing strategies</text:span></text:p>
          </table:table-cell>
          <table:table-cell table:style-name="ce5" office:value-type="string" calcext:value-type="string">
            <text:p>Conference Paper</text:p>
          </table:table-cell>
          <table:table-cell table:style-name="ce11" office:value-type="float" office:value="2015" calcext:value-type="float">
            <text:p>2015</text:p>
          </table:table-cell>
          <table:table-cell table:number-columns-repeated="1000"/>
        </table:table-row>
        <table:table-row table:style-name="ro6" table:visibility="filter">
          <table:table-cell table:style-name="ce1" office:value-type="string" calcext:value-type="string">
            <text:p>P222</text:p>
          </table:table-cell>
          <table:table-cell table:style-name="ce5" office:value-type="string" calcext:value-type="string">
            <text:p>Visual configuration of mobile privacy policie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10" calcext:value-type="float">
            <text:p>1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Refine privacy enforcement by letting the user configure privacy preferences through a visual interface that captures the application’s screens enriched with privacy-relevant information. The approach is implemented for Android as the VisiDroid system.</text:p>
          </table:table-cell>
          <table:table-cell table:style-name="ce5" office:value-type="string" calcext:value-type="string">
            <text:p>understand and manage usage of private information for advertising/analytics via a accessible interface</text:p>
          </table:table-cell>
          <table:table-cell table:style-name="ce19" office:value-type="string" calcext:value-type="string">
            <text:p>managing app permission requests</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7" table:visibility="filter">
          <table:table-cell table:style-name="ce1" office:value-type="string" calcext:value-type="string">
            <text:p>P223</text:p>
          </table:table-cell>
          <table:table-cell table:style-name="ce5" office:value-type="string" calcext:value-type="string">
            <text:p>Visual interactive privacy policy: The better choice?</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90" calcext:value-type="float">
            <text:p>90</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Develop design guidelines and a Visual Interactive Privacy Policy based on the Privacy Policy Nutrition Label enriched with control options and further interactive elements, such as mouse-over help icons , expandable rows, clickable cells for optional explanations and further information as well as examples.</text:span></text:p>
          </table:table-cell>
          <table:table-cell table:style-name="ce5" office:value-type="string" calcext:value-type="string">
            <text:p><text:span text:style-name="T1">protect their privacy interests and making informed decisions</text:span></text:p>
          </table:table-cell>
          <table:table-cell table:style-name="ce5" office:value-type="string" calcext:value-type="string">
            <text:p><text:span text:style-name="T1">improving comprehensibility of privacy policies, making informed decision, </text:span><text:span text:style-name="T3">improving visual presentation of privacy policies</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6" table:visibility="filter">
          <table:table-cell table:style-name="ce1" office:value-type="string" calcext:value-type="string">
            <text:p>P224</text:p>
          </table:table-cell>
          <table:table-cell table:style-name="ce5" office:value-type="string" calcext:value-type="string">
            <text:p>Visualizing Exports of Personal Data by Exercising the Right of Data Portability in the Data Track - Are People Ready for This?</text:p>
          </table:table-cell>
          <table:table-cell table:style-name="ce1" office:value-type="string" calcext:value-type="string">
            <text:p>Raising Privacy Awareness</text:p>
          </table:table-cell>
          <table:table-cell table:style-name="ce1" office:value-type="string" calcext:value-type="string">
            <text:p>Visualising Disclosed Information</text:p>
          </table:table-cell>
          <table:table-cell table:style-name="ce5" office:value-type="string" calcext:value-type="string">
            <text:p>Online Services</text:p>
          </table:table-cell>
          <table:table-cell table:style-name="ce11" office:value-type="float" office:value="10" calcext:value-type="float">
            <text:p>10</text:p>
          </table:table-cell>
          <table:table-cell table:style-name="ce1" office:value-type="string" calcext:value-type="string">
            <text:p>NA</text:p>
          </table:table-cell>
          <table:table-cell table:style-name="ce5" office:value-type="string" calcext:value-type="string">
            <text:p>Semi-structured interview</text:p>
          </table:table-cell>
          <table:table-cell table:style-name="ce5" office:value-type="string" calcext:value-type="string">
            <text:p><text:span text:style-name="T1">Presentation and user evaluation of a transparency-enhancing tool called Data Track, which shows users what data they have disclosed to which service providers under what agreed-upon policies and how their data have been processed.</text:span></text:p>
          </table:table-cell>
          <table:table-cell table:style-name="ce5" office:value-type="string" calcext:value-type="string">
            <text:p>see what data she have disclosed</text:p>
          </table:table-cell>
          <table:table-cell table:style-name="ce5" office:value-type="string" calcext:value-type="string">
            <text:p><text:span text:style-name="T1">raising privacy awareness, </text:span><text:span text:style-name="T3">visualising past personal data disclosures</text:span></text:p>
          </table:table-cell>
          <table:table-cell table:style-name="ce5" office:value-type="string" calcext:value-type="string">
            <text:p>Journal Article</text:p>
          </table:table-cell>
          <table:table-cell table:style-name="ce11" office:value-type="float" office:value="2016" calcext:value-type="float">
            <text:p>2016</text:p>
          </table:table-cell>
          <table:table-cell table:number-columns-repeated="1000"/>
        </table:table-row>
        <table:table-row table:style-name="ro2">
          <table:table-cell table:style-name="ce1" office:value-type="string" calcext:value-type="string">
            <text:p>P225</text:p>
          </table:table-cell>
          <table:table-cell table:style-name="ce5" office:value-type="string" calcext:value-type="string">
            <text:p>Visualizing Past Personal Data Disclosures</text:p>
          </table:table-cell>
          <table:table-cell table:style-name="ce1" office:value-type="string" calcext:value-type="string">
            <text:p>Raising Privacy Awareness</text:p>
          </table:table-cell>
          <table:table-cell table:style-name="ce1" office:value-type="string" calcext:value-type="string">
            <text:p>Visualising Disclosed Information</text:p>
          </table:table-cell>
          <table:table-cell table:style-name="ce5" office:value-type="string" calcext:value-type="string">
            <text:p>Online Services</text:p>
          </table:table-cell>
          <table:table-cell table:style-name="ce11" office:value-type="float" office:value="26" calcext:value-type="float">
            <text:p>26</text:p>
          </table:table-cell>
          <table:table-cell table:style-name="ce1" office:value-type="string" calcext:value-type="string">
            <text:p>NA</text:p>
          </table:table-cell>
          <table:table-cell table:style-name="ce5" office:value-type="string" calcext:value-type="string">
            <text:p>Task Analysis</text:p>
          </table:table-cell>
          <table:table-cell table:style-name="ce5" office:value-type="string" calcext:value-type="string">
            <text:p><text:span text:style-name="T1">Introduction of a usable Data Disclosure Log component that records and visualises past personal data disclosures within a user-centric privacy architecture. A browser-based logging extension provides a visualisation tool that dynamically displays past personal data disclosures and their relationships, empowering users with the knowledge to revise or revoke personal data transactions ex post.</text:span></text:p>
          </table:table-cell>
          <table:table-cell table:style-name="ce5" office:value-type="string" calcext:value-type="string">
            <text:p>know the conditions of past personal data transactions at any time</text:p>
          </table:table-cell>
          <table:table-cell table:style-name="ce19" office:value-type="string" calcext:value-type="string">
            <text:p>visualising past personal data disclosures</text:p>
          </table:table-cell>
          <table:table-cell table:style-name="ce5" office:value-type="string" calcext:value-type="string">
            <text:p>Conference Paper</text:p>
          </table:table-cell>
          <table:table-cell table:style-name="ce11" office:value-type="float" office:value="2010" calcext:value-type="float">
            <text:p>2010</text:p>
          </table:table-cell>
          <table:table-cell table:number-columns-repeated="1000"/>
        </table:table-row>
        <table:table-row table:style-name="ro4" table:visibility="filter">
          <table:table-cell table:style-name="ce1" office:value-type="string" calcext:value-type="string">
            <text:p>P226</text:p>
          </table:table-cell>
          <table:table-cell table:style-name="ce5" office:value-type="string" calcext:value-type="string">
            <text:p>Visualizing privacy risks of mobile applications through a privacy meter</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36" calcext:value-type="float">
            <text:p>36</text:p>
          </table:table-cell>
          <table:table-cell table:style-name="ce12"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opose a new warning display mechanism called the ‘privacy meter’ to warn users about potentially dangerous permissions (requested by an app).</text:span></text:p>
          </table:table-cell>
          <table:table-cell table:style-name="ce5" office:value-type="string" calcext:value-type="string">
            <text:p>interpret and understand privacy easily</text:p>
          </table:table-cell>
          <table:table-cell table:style-name="ce5" office:value-type="string" calcext:value-type="string">
            <text:p><text:span text:style-name="T1">raising privacy awareness, managing app permission requests, </text:span><text:span text:style-name="T3">warning privacy risk</text:span></text:p>
          </table:table-cell>
          <table:table-cell table:style-name="ce5" office:value-type="string" calcext:value-type="string">
            <text:p>Journal Article</text:p>
          </table:table-cell>
          <table:table-cell table:style-name="ce11" office:value-type="float" office:value="2015" calcext:value-type="float">
            <text:p>2015</text:p>
          </table:table-cell>
          <table:table-cell table:number-columns-repeated="1000"/>
        </table:table-row>
        <table:table-row table:style-name="ro3" table:visibility="filter">
          <table:table-cell table:style-name="ce1" office:value-type="string" calcext:value-type="string">
            <text:p>P227</text:p>
          </table:table-cell>
          <table:table-cell table:style-name="ce5" office:value-type="string" calcext:value-type="string">
            <text:p>Visualizing social roles - Design and evaluation of a bird's-eye view of social network privacy settings</text:p>
          </table:table-cell>
          <table:table-cell table:style-name="ce1" office:value-type="string" calcext:value-type="string">
            <text:p>Raising Privacy Awareness</text:p>
          </table:table-cell>
          <table:table-cell table:style-name="ce1" office:value-type="string" calcext:value-type="string">
            <text:p>Visualising Disclosed Information</text:p>
          </table:table-cell>
          <table:table-cell table:style-name="ce5" office:value-type="string" calcext:value-type="string">
            <text:p>Social Networks</text:p>
          </table:table-cell>
          <table:table-cell table:style-name="ce11" office:value-type="float" office:value="32" calcext:value-type="float">
            <text:p>32</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Introduce the Access Policy Grid (APG), a visualisation of SNS visibility permissions to improve privacy awareness. It offers a bird's-eye view of defined privacy settings that allows identifying social roles and enabling users to understand how they are seen by different groups of contacts.</text:span></text:p>
          </table:table-cell>
          <table:table-cell table:style-name="ce5" office:value-type="string" calcext:value-type="string">
            <text:p>increase privacy awareness</text:p>
          </table:table-cell>
          <table:table-cell table:style-name="ce5" office:value-type="string" calcext:value-type="string">
            <text:p><text:span text:style-name="T1">raising privacy awareness,  </text:span><text:span text:style-name="T3">visualising defined OSN privacy settings, visualising how one is seen by contacts</text:span></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5" table:visibility="filter">
          <table:table-cell table:style-name="ce1" office:value-type="string" calcext:value-type="string">
            <text:p>P228</text:p>
          </table:table-cell>
          <table:table-cell table:style-name="ce5" office:value-type="string" calcext:value-type="string">
            <text:p>What About My Privacy? Helping Users Understand Online Privacy Policies</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style-name="ce11" office:value-type="float" office:value="65" calcext:value-type="float">
            <text:p>65</text:p>
          </table:table-cell>
          <table:table-cell table:style-name="ce12" office:value-type="string" calcext:value-type="string">
            <text:p>Between-subjects design</text:p>
          </table:table-cell>
          <table:table-cell table:style-name="ce5" office:value-type="string" calcext:value-type="string">
            <text:p>Remote moderated experiment</text:p>
          </table:table-cell>
          <table:table-cell table:style-name="ce5" office:value-type="string" calcext:value-type="string">
            <text:p><text:span text:style-name="T1">Present a concept implemented as a web extension to support the end-user in dealing with privacy policies by providing easier access and visual explanations to privacy-related information</text:span></text:p>
          </table:table-cell>
          <table:table-cell table:style-name="ce5" office:value-type="string" calcext:value-type="string">
            <text:p>find a privacy policy faster and also support users to better comprehend the relevant information. </text:p>
          </table:table-cell>
          <table:table-cell table:style-name="ce5" office:value-type="string" calcext:value-type="string">
            <text:p><text:span text:style-name="T1">improving comprehensibility of privacy policies, </text:span><text:span text:style-name="T3">parsing privacy policies, improving information-seeking experience</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4" table:visibility="filter">
          <table:table-cell table:style-name="ce1" office:value-type="string" calcext:value-type="string">
            <text:p>P229</text:p>
          </table:table-cell>
          <table:table-cell table:style-name="ce5" office:value-type="string" calcext:value-type="string">
            <text:p>What Websites know about you</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scribe a solution, based on Information Extraction (IE) techniques, to extract the list of data collected by a website, according to what it is stated in its privacy policy</text:span></text:p>
          </table:table-cell>
          <table:table-cell table:style-name="ce5" office:value-type="string" calcext:value-type="string">
            <text:p>see what data is collected without reading the privacy policy</text:p>
          </table:table-cell>
          <table:table-cell table:style-name="ce5" office:value-type="string" calcext:value-type="string">
            <text:p><text:span text:style-name="T1">improving comprehensibility of privacy policies, </text:span><text:span text:style-name="T3">parsing privacy policies, supporting the reading of privacy policies</text:span></text:p>
          </table:table-cell>
          <table:table-cell table:style-name="ce5" office:value-type="string" calcext:value-type="string">
            <text:p>Conference Paper</text:p>
          </table:table-cell>
          <table:table-cell table:style-name="ce11" office:value-type="float" office:value="2012" calcext:value-type="float">
            <text:p>2012</text:p>
          </table:table-cell>
          <table:table-cell table:number-columns-repeated="1000"/>
        </table:table-row>
        <table:table-row table:style-name="ro9" table:visibility="filter">
          <table:table-cell table:style-name="ce1" office:value-type="string" calcext:value-type="string">
            <text:p>P230</text:p>
          </table:table-cell>
          <table:table-cell table:style-name="ce5" office:value-type="string" calcext:value-type="string">
            <text:p>“When and where do you want to hide?” – Recommendation of location privacy preferences with local differential privacy</text:p>
          </table:table-cell>
          <table:table-cell table:style-name="ce1"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location privacy preference recommendation system that uses matrix factorisation and achieves privacy protection by local differential privacy.  The system offers suggestions for unknown place-time combinations based on user-specified settings while ensuring protection against potential data extraction by attackers on untrusted servers.</text:span></text:p>
          </table:table-cell>
          <table:table-cell table:style-name="ce5" office:value-type="string" calcext:value-type="string">
            <text:p>prevent privacy risks by obfuscating location information</text:p>
          </table:table-cell>
          <table:table-cell table:style-name="ce19" office:value-type="string" calcext:value-type="string">
            <text:p>recommending privacy settings, managing location privacy settings</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9" table:visibility="filter">
          <table:table-cell table:style-name="ce1" office:value-type="string" calcext:value-type="string">
            <text:p>P231</text:p>
          </table:table-cell>
          <table:table-cell table:style-name="ce5" office:value-type="string" calcext:value-type="string">
            <text:p>When Privacy Meets Usability: Unobtrusive Privacy Permission Recommendation System for Mobile Apps Based on Crowdsourcing</text:p>
          </table:table-cell>
          <table:table-cell table:style-name="ce1"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382" calcext:value-type="float">
            <text:p>382</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Present a crowdsource-based recommendation system for smartphone users to set their privacy permissions. The system learns user privacy preferences and expectations from their app settings, recommends permission settings based on user similarities, and offers users the option to agree, reject, or agree once when apps request data access.</text:p>
          </table:table-cell>
          <table:table-cell table:style-name="ce5" office:value-type="string" calcext:value-type="string">
            <text:p>preserve their sensitive data and maintain the apps’ usability</text:p>
          </table:table-cell>
          <table:table-cell table:style-name="ce5" office:value-type="string" calcext:value-type="string">
            <text:p><text:span text:style-name="T1">recommending privacy settings, </text:span><text:span text:style-name="T3">managing app permission request</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6" table:visibility="filter">
          <table:table-cell table:style-name="ce1" office:value-type="string" calcext:value-type="string">
            <text:p>P232</text:p>
          </table:table-cell>
          <table:table-cell table:style-name="ce5" office:value-type="string" calcext:value-type="string">
            <text:p>Who is Visible: Resolving Access Policy Conflicts in Online Social Networks</text:p>
          </table:table-cell>
          <table:table-cell table:style-name="ce1"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25" calcext:value-type="float">
            <text:p>25</text:p>
          </table:table-cell>
          <table:table-cell table:style-name="ce1" office:value-type="string" calcext:value-type="string">
            <text:p>NA</text:p>
          </table:table-cell>
          <table:table-cell table:style-name="ce13" office:value-type="string" calcext:value-type="string">
            <text:p>Laboratory Experiment</text:p>
          </table:table-cell>
          <table:table-cell table:style-name="ce5" office:value-type="string" calcext:value-type="string">
            <text:p><text:span text:style-name="T1">Propose a communication-intensity-based scheme to measure the social intimacies between the visitor and co-owners of the accessed item. Based on the social intimacies, it can provide decision support when conflicts occur.</text:span></text:p>
          </table:table-cell>
          <table:table-cell table:style-name="ce5" office:value-type="string" calcext:value-type="string">
            <text:p><text:span text:style-name="T1">minimise the privacy risks while maintaining the maximum utility.</text:span></text:p>
          </table:table-cell>
          <table:table-cell table:style-name="ce5" office:value-type="string" calcext:value-type="string">
            <text:p><text:span text:style-name="T4">managing multiparty privacy</text:span><text:span text:style-name="T5">, resolving privacy conflicts, minimising privacy risks</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14" table:number-rows-repeated="432">
          <table:table-cell table:style-name="ce2"/>
          <table:table-cell table:style-name="ce10"/>
          <table:table-cell table:style-name="ce6"/>
          <table:table-cell table:style-name="ce9"/>
          <table:table-cell table:style-name="ce10"/>
          <table:table-cell table:style-name="ce3" table:number-columns-repeated="2"/>
          <table:table-cell table:style-name="ce10"/>
          <table:table-cell table:style-name="ce1" table:number-columns-repeated="3"/>
          <table:table-cell table:style-name="ce5"/>
          <table:table-cell table:style-name="ce1"/>
          <table:table-cell table:number-columns-repeated="1000"/>
        </table:table-row>
        <table:table-row table:style-name="ro15" table:number-rows-repeated="1047577">
          <table:table-cell table:number-columns-repeated="1013"/>
        </table:table-row>
        <table:table-row table:style-name="ro16" table:number-rows-repeated="334">
          <table:table-cell table:number-columns-repeated="1013"/>
        </table:table-row>
        <table:table-row table:style-name="ro16">
          <table:table-cell table:number-columns-repeated="1013"/>
        </table:table-row>
        <table:named-expressions>
          <table:named-range table:name="Z_695956AB_EDEC_47A0_A498_75AE84B1CD63_.wvu.FilterData" table:base-cell-address="$'DEF-final-revision'.$A$1" table:cell-range-address="$'DEF-final-revision'.$A$1:.$H$664"/>
          <table:named-range table:name="_xlnm._FilterDatabase" table:base-cell-address="$'DEF-final-revision'.$A$1" table:cell-range-address="$'DEF-final-revision'.$A$1:.$K$232"/>
        </table:named-expressions>
      </table:table>
      <table:table table:name="removed" table:style-name="ta2">
        <office:forms form:automatic-focus="false" form:apply-design-mode="false"/>
        <table:table-column table:style-name="co12" table:default-cell-style-name="Default"/>
        <table:table-column table:style-name="co13" table:default-cell-style-name="ce23"/>
        <table:table-column table:style-name="co14" table:default-cell-style-name="ce38"/>
        <table:table-column table:style-name="co15" table:default-cell-style-name="Default"/>
        <table:table-column table:style-name="co16" table:default-cell-style-name="Default"/>
        <table:table-column table:style-name="co12" table:number-columns-repeated="5" table:default-cell-style-name="ce39"/>
        <table:table-column table:style-name="co17" table:default-cell-style-name="Default"/>
        <table:table-column table:style-name="co12" table:number-columns-repeated="1013" table:default-cell-style-name="Default"/>
        <table:table-row table:style-name="ro17">
          <table:table-cell table:style-name="ce36" office:value-type="string" calcext:value-type="string">
            <text:p>paper_id</text:p>
          </table:table-cell>
          <table:table-cell table:style-name="ce36" office:value-type="string" calcext:value-type="string">
            <text:p>paper_title</text:p>
          </table:table-cell>
          <table:table-cell table:style-name="ce36" office:value-type="string" calcext:value-type="string">
            <text:p>main_contribution</text:p>
          </table:table-cell>
          <table:table-cell table:style-name="ce36" office:value-type="string" calcext:value-type="string">
            <text:p>tries_to_help_users_to</text:p>
          </table:table-cell>
          <table:table-cell table:style-name="ce36" office:value-type="string" calcext:value-type="string">
            <text:p>keywords</text:p>
          </table:table-cell>
          <table:table-cell table:style-name="ce36" office:value-type="string" calcext:value-type="string">
            <text:p>sample_size</text:p>
          </table:table-cell>
          <table:table-cell table:style-name="ce36" office:value-type="string" calcext:value-type="string">
            <text:p>domain</text:p>
          </table:table-cell>
          <table:table-cell table:style-name="ce36" office:value-type="string" calcext:value-type="string">
            <text:p>publication_type</text:p>
          </table:table-cell>
          <table:table-cell table:style-name="ce36" office:value-type="string" calcext:value-type="string">
            <text:p>authors</text:p>
          </table:table-cell>
          <table:table-cell table:style-name="ce36" office:value-type="string" calcext:value-type="string">
            <text:p>year</text:p>
          </table:table-cell>
          <table:table-cell table:style-name="ce36" office:value-type="string" calcext:value-type="string">
            <text:p>venue</text:p>
          </table:table-cell>
          <table:table-cell table:style-name="ce40" table:number-columns-repeated="1013"/>
        </table:table-row>
        <table:table-row table:style-name="ro18">
          <table:table-cell table:style-name="ce36" office:value-type="string" calcext:value-type="string">
            <text:p>P175</text:p>
          </table:table-cell>
          <table:table-cell table:style-name="ce36" office:value-type="string" calcext:value-type="string">
            <text:p>ProtectMyPrivacy: Detecting and mitigating privacy leaks on iOS devices using crowdsourcing</text:p>
          </table:table-cell>
          <table:table-cell table:style-name="ce37" office:value-type="string" calcext:value-type="string">
            <text:p>Present the design and implementation of ProtectMyPrivacy (PMP), a system for iOS devices to detect access to private data and protect users by substituting anonymized data in its place if users decide</text:p>
          </table:table-cell>
          <table:table-cell table:style-name="ce36" office:value-type="string" calcext:value-type="string">
            <text:p>make informed privacy choices</text:p>
          </table:table-cell>
          <table:table-cell table:style-name="ce36" office:value-type="string" calcext:value-type="string">
            <text:p>Privacy; Mobile Apps; Crowdsourcing; Recommendations; Apple iOS</text:p>
          </table:table-cell>
          <table:table-cell table:style-name="ce36" office:value-type="float" office:value="90621" calcext:value-type="float">
            <text:p>90621</text:p>
          </table:table-cell>
          <table:table-cell table:style-name="ce36" office:value-type="string" calcext:value-type="string">
            <text:p>Software applications</text:p>
          </table:table-cell>
          <table:table-cell table:style-name="ce36" office:value-type="string" calcext:value-type="string">
            <text:p>Conference Paper</text:p>
          </table:table-cell>
          <table:table-cell table:style-name="ce36" office:value-type="string" calcext:value-type="string">
            <text:p>Agarwal Y., Hall M.</text:p>
          </table:table-cell>
          <table:table-cell table:style-name="ce36" office:value-type="float" office:value="2013" calcext:value-type="float">
            <text:p>2013</text:p>
          </table:table-cell>
          <table:table-cell table:style-name="ce36" office:value-type="string" calcext:value-type="string">
            <text:p>MobiSys 2013 - Proceedings of the 11th Annual International Conference on Mobile Systems, Applications, and Services</text:p>
          </table:table-cell>
          <table:table-cell table:number-columns-repeated="1013"/>
        </table:table-row>
        <table:table-row table:style-name="ro19" table:number-rows-repeated="6">
          <table:table-cell table:number-columns-repeated="1024"/>
        </table:table-row>
        <table:table-row table:style-name="ro20">
          <table:table-cell/>
          <table:table-cell office:value-type="string" calcext:value-type="string">
            <text:p>This paper was removed in a revision because It is a previous work of "Does this App Really Need My Location?: Context-Aware Privacy Management for Smartphones".</text:p>
          </table:table-cell>
          <table:table-cell table:number-columns-repeated="1022"/>
        </table:table-row>
        <table:table-row table:style-name="ro19" table:number-rows-repeated="1048566">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DEF-final-revision'.A1:'DEF-final-revision'.K232" table:display-filter-buttons="true">
          <table:filter>
            <table:filter-and>
              <table:filter-condition table:value="10" table:operator="=" table:field-number="5">
                <table:filter-set-item table:value="10"/>
                <table:filter-set-item table:value="100"/>
                <table:filter-set-item table:value="10000"/>
                <table:filter-set-item table:value="112"/>
                <table:filter-set-item table:value="119"/>
                <table:filter-set-item table:value="124"/>
                <table:filter-set-item table:value="125"/>
                <table:filter-set-item table:value="131"/>
                <table:filter-set-item table:value="132"/>
                <table:filter-set-item table:value="1321"/>
                <table:filter-set-item table:value="136"/>
                <table:filter-set-item table:value="141"/>
                <table:filter-set-item table:value="148"/>
                <table:filter-set-item table:value="15"/>
                <table:filter-set-item table:value="151"/>
                <table:filter-set-item table:value="153"/>
                <table:filter-set-item table:value="16"/>
                <table:filter-set-item table:value="160"/>
                <table:filter-set-item table:value="172"/>
                <table:filter-set-item table:value="18"/>
                <table:filter-set-item table:value="183"/>
                <table:filter-set-item table:value="185"/>
                <table:filter-set-item table:value="19"/>
                <table:filter-set-item table:value="196"/>
                <table:filter-set-item table:value="2"/>
                <table:filter-set-item table:value="20"/>
                <table:filter-set-item table:value="200"/>
                <table:filter-set-item table:value="23"/>
                <table:filter-set-item table:value="233"/>
                <table:filter-set-item table:value="24"/>
                <table:filter-set-item table:value="241"/>
                <table:filter-set-item table:value="25"/>
                <table:filter-set-item table:value="26"/>
                <table:filter-set-item table:value="28"/>
                <table:filter-set-item table:value="281"/>
                <table:filter-set-item table:value="295"/>
                <table:filter-set-item table:value="3"/>
                <table:filter-set-item table:value="30"/>
                <table:filter-set-item table:value="303"/>
                <table:filter-set-item table:value="304"/>
                <table:filter-set-item table:value="31"/>
                <table:filter-set-item table:value="316"/>
                <table:filter-set-item table:value="32"/>
                <table:filter-set-item table:value="330"/>
                <table:filter-set-item table:value="35"/>
                <table:filter-set-item table:value="36"/>
                <table:filter-set-item table:value="360"/>
                <table:filter-set-item table:value="37"/>
                <table:filter-set-item table:value="38"/>
                <table:filter-set-item table:value="382"/>
                <table:filter-set-item table:value="386"/>
                <table:filter-set-item table:value="40"/>
                <table:filter-set-item table:value="409"/>
                <table:filter-set-item table:value="41"/>
                <table:filter-set-item table:value="42"/>
                <table:filter-set-item table:value="468"/>
                <table:filter-set-item table:value="50"/>
                <table:filter-set-item table:value="51"/>
                <table:filter-set-item table:value="540"/>
                <table:filter-set-item table:value="6"/>
                <table:filter-set-item table:value="60"/>
                <table:filter-set-item table:value="620"/>
                <table:filter-set-item table:value="65"/>
                <table:filter-set-item table:value="67"/>
                <table:filter-set-item table:value="70"/>
                <table:filter-set-item table:value="700"/>
                <table:filter-set-item table:value="71"/>
                <table:filter-set-item table:value="72"/>
                <table:filter-set-item table:value="78"/>
                <table:filter-set-item table:value="8"/>
                <table:filter-set-item table:value="80"/>
                <table:filter-set-item table:value="82"/>
                <table:filter-set-item table:value="860"/>
                <table:filter-set-item table:value="90"/>
                <table:filter-set-item table:value="94"/>
                <table:filter-set-item table:value="96"/>
              </table:filter-condition>
              <table:filter-condition table:value="Task analysis" table:operator="=" table:field-number="7"/>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quot;Google Sans&quot;" svg:font-family="'&quot;Google Sans&quot;'"/>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style:font-face style:name="Söhne" svg:font-family="Söhn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3">00/00/0000</text:date>, <text:time style:data-style-name="N2" text:time-value="15:04:21.91374832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DEF-final-revision" style:display-name="PageStyle_DEF-final-revisio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5.2$MacOSX_X86_64 LibreOffice_project/499f9727c189e6ef3471021d6132d4c694f357e5</meta:generator>
    <dc:date>2025-01-23T15:05:45.729085497</dc:date>
    <meta:editing-duration>PT5H52S</meta:editing-duration>
    <meta:editing-cycles>10</meta:editing-cycles>
    <meta:document-statistic meta:table-count="2" meta:cell-count="3039" meta:object-count="0"/>
    <meta:user-defined meta:name=""/>
  </office:meta>
</office:document-meta>
</file>